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59"/>Statespace Model Results <text:s text:c="58"/></text:p>
      <text:p text:style-name="Preformatted_20_Text">==============================================================================================================================================</text:p>
      <text:p text:style-name="Preformatted_20_Text">Dep. Variable: <text:s text:c="4"/>['HDZ', 'SDP', 'KH', 'MOST', 'HNS-LD', 'DPMS', 'Centar', 'Fokus', 'Mozemo!', 'RF'] <text:s text:c="2"/>No. Observations: <text:s text:c="17"/>101</text:p>
      <text:p text:style-name="Preformatted_20_Text">Model: <text:s text:c="88"/>VAR(8) <text:s text:c="2"/>Log Likelihood <text:s text:c="15"/>1926.749</text:p>
      <text:p text:style-name="Preformatted_20_Text"><text:s text:c="90"/>+ intercept <text:s text:c="2"/>AIC <text:s text:c="25"/>-2123.498</text:p>
      <text:p text:style-name="Preformatted_20_Text">Date: <text:s text:c="79"/>Wed, 03 Apr 2024 <text:s text:c="2"/>BIC <text:s text:c="27"/>138.582</text:p>
      <text:p text:style-name="Preformatted_20_Text">Time: <text:s text:c="87"/>15:04:33 <text:s text:c="2"/>HQIC <text:s text:c="24"/>-1207.743</text:p>
      <text:p text:style-name="Preformatted_20_Text">Sample: <text:s text:c="92"/>0 <text:s text:c="40"/></text:p>
      <text:p text:style-name="Preformatted_20_Text"><text:s text:c="96"/>- 101 <text:s text:c="40"/></text:p>
      <text:p text:style-name="Preformatted_20_Text">Covariance Type: <text:s text:c="81"/>opg <text:s text:c="40"/></text:p>
      <text:p text:style-name="Preformatted_20_Text">=============================================================================================================================================================================</text:p>
      <text:p text:style-name="Preformatted_20_Text">Ljung-Box (L1) (Q): <text:s text:c="4"/>0.20, 1.93, 0.66, 23.05, 20.92, 10.58, 16.09, 30.25, 30.64, 18.97 <text:s text:c="2"/>Jarque-Bera (JB): <text:s text:c="2"/>5.69, 1.46, 3.23, 7.21, 0.92, 1.42, 4.13, 0.55, 14.71, 484.61</text:p>
      <text:p text:style-name="Preformatted_20_Text">Prob(Q): <text:s text:c="22"/>0.66, 0.16, 0.42, 0.00, 0.00, 0.00, 0.00, 0.00, 0.00, 0.00 <text:s text:c="2"/>Prob(JB): <text:s text:c="13"/>0.06, 0.48, 0.20, 0.03, 0.63, 0.49, 0.13, 0.76, 0.00, 0.00</text:p>
      <text:p text:style-name="Preformatted_20_Text">Heteroskedasticity (H): <text:s text:c="7"/>1.47, 0.64, 1.51, 0.29, 1.35, 1.21, 0.33, 0.63, 0.55, 1.50 <text:s text:c="2"/>Skew: <text:s text:c="14"/>0.27, 0.22, 0.16, -0.06, 0.13, 0.07, -0.25, 0.17, -0.23, 1.81</text:p>
      <text:p text:style-name="Preformatted_20_Text">Prob(H) (two-sided): <text:s text:c="10"/>0.26, 0.20, 0.24, 0.00, 0.39, 0.59, 0.00, 0.18, 0.08, 0.24 <text:s text:c="2"/>Kurtosis: <text:s text:c="12"/>1.97, 2.61, 2.19, 4.30, 2.61, 2.44, 3.85, 3.15, 4.81, 13.10</text:p>
      <text:p text:style-name="Preformatted_20_Text"><text:s text:c="27"/>Results for equation HDZ <text:s text:c="26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3335 <text:s text:c="5"/>0.018 <text:s text:c="4"/>18.085 <text:s text:c="5"/>0.000 <text:s text:c="6"/>0.297 <text:s text:c="6"/>0.370</text:p>
      <text:p text:style-name="Preformatted_20_Text">L1.HDZ <text:s text:c="4"/>-5.268e-05 <text:s text:c="5"/>0.049 <text:s text:c="4"/>-0.001 <text:s text:c="5"/>0.999 <text:s text:c="5"/>-0.096 <text:s text:c="6"/>0.096</text:p>
      <text:p text:style-name="Preformatted_20_Text">L1.SDP <text:s text:c="8"/>0.0002 <text:s text:c="5"/>0.041 <text:s text:c="5"/>0.004 <text:s text:c="5"/>0.997 <text:s text:c="5"/>-0.081 <text:s text:c="6"/>0.081</text:p>
      <text:p text:style-name="Preformatted_20_Text">L1.KH <text:s text:c="6"/>1.461e-05 <text:s text:c="5"/>0.020 <text:s text:c="5"/>0.001 <text:s text:c="5"/>0.999 <text:s text:c="5"/>-0.040 <text:s text:c="6"/>0.040</text:p>
      <text:p text:style-name="Preformatted_20_Text">L1.MOST <text:s text:c="6"/>-0.0005 <text:s text:c="5"/>0.031 <text:s text:c="4"/>-0.017 <text:s text:c="5"/>0.986 <text:s text:c="5"/>-0.062 <text:s text:c="6"/>0.061</text:p>
      <text:p text:style-name="Preformatted_20_Text">L1.HNS-LD <text:s text:c="4"/>-0.0002 <text:s text:c="5"/>0.017 <text:s text:c="4"/>-0.012 <text:s text:c="5"/>0.991 <text:s text:c="5"/>-0.033 <text:s text:c="6"/>0.032</text:p>
      <text:p text:style-name="Preformatted_20_Text">L1.DPMS <text:s text:c="3"/>-1.144e-06 <text:s text:c="5"/>0.028 <text:s/>-4.12e-05 <text:s text:c="5"/>1.000 <text:s text:c="5"/>-0.054 <text:s text:c="6"/>0.054</text:p>
      <text:p text:style-name="Preformatted_20_Text">L1.Centar <text:s text:c="2"/>1.378e-05 <text:s text:c="5"/>0.029 <text:s text:c="5"/>0.000 <text:s text:c="5"/>1.000 <text:s text:c="5"/>-0.058 <text:s text:c="6"/>0.058</text:p>
      <text:p text:style-name="Preformatted_20_Text">L1.Fokus <text:s text:c="2"/>-3.286e-06 <text:s text:c="5"/>0.020 <text:s text:c="4"/>-0.000 <text:s text:c="5"/>1.000 <text:s text:c="5"/>-0.038 <text:s text:c="6"/>0.038</text:p>
      <text:p text:style-name="Preformatted_20_Text">L1.Mozemo! <text:s/>3.995e-05 <text:s text:c="5"/>0.037 <text:s text:c="5"/>0.001 <text:s text:c="5"/>0.999 <text:s text:c="5"/>-0.073 <text:s text:c="6"/>0.073</text:p>
      <text:p text:style-name="Preformatted_20_Text">L1.RF <text:s text:c="5"/>-4.776e-06 <text:s text:c="5"/>0.026 <text:s text:c="4"/>-0.000 <text:s text:c="5"/>1.000 <text:s text:c="5"/>-0.051 <text:s text:c="6"/>0.051</text:p>
      <text:p text:style-name="Preformatted_20_Text">L2.HDZ <text:s text:c="8"/>0.0001 <text:s text:c="5"/>0.048 <text:s text:c="5"/>0.003 <text:s text:c="5"/>0.998 <text:s text:c="5"/>-0.095 <text:s text:c="6"/>0.095</text:p>
      <text:p text:style-name="Preformatted_20_Text">L2.SDP <text:s text:c="8"/>0.0002 <text:s text:c="5"/>0.042 <text:s text:c="5"/>0.004 <text:s text:c="5"/>0.997 <text:s text:c="5"/>-0.082 <text:s text:c="6"/>0.082</text:p>
      <text:p text:style-name="Preformatted_20_Text">L2.KH <text:s text:c="6"/>4.039e-05 <text:s text:c="5"/>0.023 <text:s text:c="5"/>0.002 <text:s text:c="5"/>0.999 <text:s text:c="5"/>-0.044 <text:s text:c="6"/>0.044</text:p>
      <text:p text:style-name="Preformatted_20_Text">L2.MOST <text:s text:c="6"/>-0.0005 <text:s text:c="5"/>0.029 <text:s text:c="4"/>-0.018 <text:s text:c="5"/>0.986 <text:s text:c="5"/>-0.056 <text:s text:c="6"/>0.055</text:p>
      <text:p text:style-name="Preformatted_20_Text">L2.HNS-LD <text:s text:c="3"/>4.58e-05 <text:s text:c="5"/>0.014 <text:s text:c="5"/>0.003 <text:s text:c="5"/>0.997 <text:s text:c="5"/>-0.027 <text:s text:c="6"/>0.027</text:p>
      <text:p text:style-name="Preformatted_20_Text">L2.DPMS <text:s text:c="5"/>5.26e-06 <text:s text:c="5"/>0.036 <text:s text:c="5"/>0.000 <text:s text:c="5"/>1.000 <text:s text:c="5"/>-0.070 <text:s text:c="6"/>0.070</text:p>
      <text:p text:style-name="Preformatted_20_Text">L2.Centar <text:s text:c="2"/>1.689e-05 <text:s text:c="5"/>0.035 <text:s text:c="5"/>0.000 <text:s text:c="5"/>1.000 <text:s text:c="5"/>-0.068 <text:s text:c="6"/>0.068</text:p>
      <text:p text:style-name="Preformatted_20_Text">L2.Fokus <text:s text:c="3"/>1.084e-06 <text:s text:c="5"/>0.024 <text:s text:c="2"/>4.59e-05 <text:s text:c="5"/>1.000 <text:s text:c="5"/>-0.046 <text:s text:c="6"/>0.046</text:p>
      <text:p text:style-name="Preformatted_20_Text">L2.Mozemo! <text:s/>1.428e-05 <text:s text:c="5"/>0.048 <text:s text:c="5"/>0.000 <text:s text:c="5"/>1.000 <text:s text:c="5"/>-0.094 <text:s text:c="6"/>0.094</text:p>
      <text:p text:style-name="Preformatted_20_Text">L2.RF <text:s text:c="5"/>-5.756e-06 <text:s text:c="5"/>0.049 <text:s text:c="4"/>-0.000 <text:s text:c="5"/>1.000 <text:s text:c="5"/>-0.096 <text:s text:c="6"/>0.096</text:p>
      <text:p text:style-name="Preformatted_20_Text">L3.HDZ <text:s text:c="8"/>0.0002 <text:s text:c="5"/>0.040 <text:s text:c="5"/>0.005 <text:s text:c="5"/>0.996 <text:s text:c="5"/>-0.079 <text:s text:c="6"/>0.079</text:p>
      <text:p text:style-name="Preformatted_20_Text">L3.SDP <text:s text:c="8"/>0.0001 <text:s text:c="5"/>0.052 <text:s text:c="5"/>0.002 <text:s text:c="5"/>0.998 <text:s text:c="5"/>-0.101 <text:s text:c="6"/>0.101</text:p>
      <text:p text:style-name="Preformatted_20_Text">L3.KH <text:s text:c="6"/>3.381e-05 <text:s text:c="5"/>0.018 <text:s text:c="5"/>0.002 <text:s text:c="5"/>0.998 <text:s text:c="5"/>-0.035 <text:s text:c="6"/>0.035</text:p>
      <text:p text:style-name="Preformatted_20_Text">L3.MOST <text:s text:c="6"/>-0.0001 <text:s text:c="5"/>0.027 <text:s text:c="4"/>-0.004 <text:s text:c="5"/>0.997 <text:s text:c="5"/>-0.053 <text:s text:c="6"/>0.053</text:p>
      <text:p text:style-name="Preformatted_20_Text"><text:soft-page-break/>L3.HNS-LD <text:s text:c="5"/>0.0003 <text:s text:c="5"/>0.015 <text:s text:c="5"/>0.019 <text:s text:c="5"/>0.985 <text:s text:c="5"/>-0.029 <text:s text:c="6"/>0.030</text:p>
      <text:p text:style-name="Preformatted_20_Text">L3.DPMS <text:s text:c="4"/>3.182e-05 <text:s text:c="5"/>0.027 <text:s text:c="5"/>0.001 <text:s text:c="5"/>0.999 <text:s text:c="5"/>-0.053 <text:s text:c="6"/>0.053</text:p>
      <text:p text:style-name="Preformatted_20_Text">L3.Centar <text:s text:c="2"/>5.013e-06 <text:s text:c="5"/>0.025 <text:s text:c="5"/>0.000 <text:s text:c="5"/>1.000 <text:s text:c="5"/>-0.049 <text:s text:c="6"/>0.049</text:p>
      <text:p text:style-name="Preformatted_20_Text">L3.Fokus <text:s text:c="3"/>8.922e-06 <text:s text:c="5"/>0.021 <text:s text:c="5"/>0.000 <text:s text:c="5"/>1.000 <text:s text:c="5"/>-0.041 <text:s text:c="6"/>0.041</text:p>
      <text:p text:style-name="Preformatted_20_Text">L3.Mozemo! <text:s/>3.668e-05 <text:s text:c="5"/>0.045 <text:s text:c="5"/>0.001 <text:s text:c="5"/>0.999 <text:s text:c="5"/>-0.088 <text:s text:c="6"/>0.088</text:p>
      <text:p text:style-name="Preformatted_20_Text">L3.RF <text:s text:c="6"/>1.143e-05 <text:s text:c="5"/>0.019 <text:s text:c="5"/>0.001 <text:s text:c="5"/>1.000 <text:s text:c="5"/>-0.036 <text:s text:c="6"/>0.036</text:p>
      <text:p text:style-name="Preformatted_20_Text">L4.HDZ <text:s text:c="5"/>8.784e-05 <text:s text:c="5"/>0.064 <text:s text:c="5"/>0.001 <text:s text:c="5"/>0.999 <text:s text:c="5"/>-0.125 <text:s text:c="6"/>0.125</text:p>
      <text:p text:style-name="Preformatted_20_Text">L4.SDP <text:s text:c="8"/>0.0001 <text:s text:c="5"/>0.038 <text:s text:c="5"/>0.003 <text:s text:c="5"/>0.997 <text:s text:c="5"/>-0.074 <text:s text:c="6"/>0.074</text:p>
      <text:p text:style-name="Preformatted_20_Text">L4.KH <text:s text:c="6"/>1.119e-05 <text:s text:c="5"/>0.018 <text:s text:c="5"/>0.001 <text:s text:c="5"/>0.999 <text:s text:c="5"/>-0.035 <text:s text:c="6"/>0.035</text:p>
      <text:p text:style-name="Preformatted_20_Text">L4.MOST <text:s text:c="6"/>-0.0003 <text:s text:c="5"/>0.030 <text:s text:c="4"/>-0.011 <text:s text:c="5"/>0.991 <text:s text:c="5"/>-0.059 <text:s text:c="6"/>0.058</text:p>
      <text:p text:style-name="Preformatted_20_Text">L4.HNS-LD <text:s text:c="4"/>-0.0001 <text:s text:c="5"/>0.015 <text:s text:c="4"/>-0.007 <text:s text:c="5"/>0.994 <text:s text:c="5"/>-0.030 <text:s text:c="6"/>0.030</text:p>
      <text:p text:style-name="Preformatted_20_Text">L4.DPMS <text:s text:c="3"/>-1.063e-06 <text:s text:c="5"/>0.029 <text:s/>-3.67e-05 <text:s text:c="5"/>1.000 <text:s text:c="5"/>-0.057 <text:s text:c="6"/>0.057</text:p>
      <text:p text:style-name="Preformatted_20_Text">L4.Centar <text:s text:c="3"/>2.65e-05 <text:s text:c="5"/>0.019 <text:s text:c="5"/>0.001 <text:s text:c="5"/>0.999 <text:s text:c="5"/>-0.038 <text:s text:c="6"/>0.038</text:p>
      <text:p text:style-name="Preformatted_20_Text">L4.Fokus <text:s text:c="2"/>-2.942e-06 <text:s text:c="5"/>0.028 <text:s text:c="4"/>-0.000 <text:s text:c="5"/>1.000 <text:s text:c="5"/>-0.055 <text:s text:c="6"/>0.055</text:p>
      <text:p text:style-name="Preformatted_20_Text">L4.Mozemo! <text:s/>8.996e-06 <text:s text:c="5"/>0.050 <text:s text:c="5"/>0.000 <text:s text:c="5"/>1.000 <text:s text:c="5"/>-0.099 <text:s text:c="6"/>0.099</text:p>
      <text:p text:style-name="Preformatted_20_Text">L4.RF <text:s text:c="5"/>-6.367e-06 <text:s text:c="5"/>0.012 <text:s text:c="4"/>-0.001 <text:s text:c="5"/>1.000 <text:s text:c="5"/>-0.023 <text:s text:c="6"/>0.023</text:p>
      <text:p text:style-name="Preformatted_20_Text">L5.HDZ <text:s text:c="5"/>3.013e-05 <text:s text:c="5"/>0.043 <text:s text:c="5"/>0.001 <text:s text:c="5"/>0.999 <text:s text:c="5"/>-0.084 <text:s text:c="6"/>0.084</text:p>
      <text:p text:style-name="Preformatted_20_Text">L5.SDP <text:s text:c="8"/>0.0002 <text:s text:c="5"/>0.040 <text:s text:c="5"/>0.005 <text:s text:c="5"/>0.996 <text:s text:c="5"/>-0.078 <text:s text:c="6"/>0.079</text:p>
      <text:p text:style-name="Preformatted_20_Text">L5.KH <text:s text:c="6"/>4.255e-05 <text:s text:c="5"/>0.015 <text:s text:c="5"/>0.003 <text:s text:c="5"/>0.998 <text:s text:c="5"/>-0.029 <text:s text:c="6"/>0.030</text:p>
      <text:p text:style-name="Preformatted_20_Text">L5.MOST <text:s text:c="6"/>-0.0002 <text:s text:c="5"/>0.022 <text:s text:c="4"/>-0.008 <text:s text:c="5"/>0.994 <text:s text:c="5"/>-0.043 <text:s text:c="6"/>0.043</text:p>
      <text:p text:style-name="Preformatted_20_Text">L5.HNS-LD <text:s text:c="5"/>0.0004 <text:s text:c="5"/>0.016 <text:s text:c="5"/>0.026 <text:s text:c="5"/>0.979 <text:s text:c="5"/>-0.031 <text:s text:c="6"/>0.032</text:p>
      <text:p text:style-name="Preformatted_20_Text">L5.DPMS <text:s text:c="4"/>1.261e-05 <text:s text:c="5"/>0.038 <text:s text:c="5"/>0.000 <text:s text:c="5"/>1.000 <text:s text:c="5"/>-0.075 <text:s text:c="6"/>0.075</text:p>
      <text:p text:style-name="Preformatted_20_Text">L5.Centar <text:s/>-5.388e-06 <text:s text:c="5"/>0.025 <text:s text:c="4"/>-0.000 <text:s text:c="5"/>1.000 <text:s text:c="5"/>-0.049 <text:s text:c="6"/>0.049</text:p>
      <text:p text:style-name="Preformatted_20_Text">L5.Fokus <text:s text:c="3"/>4.026e-06 <text:s text:c="5"/>0.021 <text:s text:c="5"/>0.000 <text:s text:c="5"/>1.000 <text:s text:c="5"/>-0.042 <text:s text:c="6"/>0.042</text:p>
      <text:p text:style-name="Preformatted_20_Text">L5.Mozemo! <text:s/>1.397e-05 <text:s text:c="5"/>0.057 <text:s text:c="5"/>0.000 <text:s text:c="5"/>1.000 <text:s text:c="5"/>-0.112 <text:s text:c="6"/>0.112</text:p>
      <text:p text:style-name="Preformatted_20_Text">L5.RF <text:s text:c="6"/>1.239e-06 <text:s text:c="5"/>0.021 <text:s text:c="5"/>6e-05 <text:s text:c="5"/>1.000 <text:s text:c="5"/>-0.040 <text:s text:c="6"/>0.040</text:p>
      <text:p text:style-name="Preformatted_20_Text">L6.HDZ <text:s text:c="5"/>9.481e-05 <text:s text:c="5"/>0.053 <text:s text:c="5"/>0.002 <text:s text:c="5"/>0.999 <text:s text:c="5"/>-0.104 <text:s text:c="6"/>0.105</text:p>
      <text:p text:style-name="Preformatted_20_Text">L6.SDP <text:s text:c="5"/>8.306e-05 <text:s text:c="5"/>0.039 <text:s text:c="5"/>0.002 <text:s text:c="5"/>0.998 <text:s text:c="5"/>-0.077 <text:s text:c="6"/>0.077</text:p>
      <text:p text:style-name="Preformatted_20_Text">L6.KH <text:s text:c="6"/>2.016e-05 <text:s text:c="5"/>0.016 <text:s text:c="5"/>0.001 <text:s text:c="5"/>0.999 <text:s text:c="5"/>-0.032 <text:s text:c="6"/>0.032</text:p>
      <text:p text:style-name="Preformatted_20_Text">L6.MOST <text:s text:c="6"/>-0.0004 <text:s text:c="5"/>0.024 <text:s text:c="4"/>-0.016 <text:s text:c="5"/>0.987 <text:s text:c="5"/>-0.047 <text:s text:c="6"/>0.046</text:p>
      <text:p text:style-name="Preformatted_20_Text">L6.HNS-LD <text:s/>-5.632e-05 <text:s text:c="5"/>0.024 <text:s text:c="4"/>-0.002 <text:s text:c="5"/>0.998 <text:s text:c="5"/>-0.047 <text:s text:c="6"/>0.047</text:p>
      <text:p text:style-name="Preformatted_20_Text">L6.DPMS <text:s text:c="5"/>1.85e-05 <text:s text:c="5"/>0.033 <text:s text:c="5"/>0.001 <text:s text:c="5"/>1.000 <text:s text:c="5"/>-0.064 <text:s text:c="6"/>0.064</text:p>
      <text:p text:style-name="Preformatted_20_Text">L6.Centar <text:s text:c="2"/>1.972e-05 <text:s text:c="5"/>0.025 <text:s text:c="5"/>0.001 <text:s text:c="5"/>0.999 <text:s text:c="5"/>-0.049 <text:s text:c="6"/>0.049</text:p>
      <text:p text:style-name="Preformatted_20_Text">L6.Fokus <text:s text:c="3"/>1.029e-05 <text:s text:c="5"/>0.025 <text:s text:c="5"/>0.000 <text:s text:c="5"/>1.000 <text:s text:c="5"/>-0.048 <text:s text:c="6"/>0.048</text:p>
      <text:p text:style-name="Preformatted_20_Text">L6.Mozemo! <text:s/>5.248e-05 <text:s text:c="5"/>0.042 <text:s text:c="5"/>0.001 <text:s text:c="5"/>0.999 <text:s text:c="5"/>-0.083 <text:s text:c="6"/>0.083</text:p>
      <text:p text:style-name="Preformatted_20_Text">L6.RF <text:s text:c="5"/>-1.013e-05 <text:s text:c="5"/>0.023 <text:s text:c="4"/>-0.000 <text:s text:c="5"/>1.000 <text:s text:c="5"/>-0.045 <text:s text:c="6"/>0.045</text:p>
      <text:p text:style-name="Preformatted_20_Text">L7.HDZ <text:s text:c="7"/>-0.0001 <text:s text:c="5"/>0.043 <text:s text:c="4"/>-0.003 <text:s text:c="5"/>0.998 <text:s text:c="5"/>-0.085 <text:s text:c="6"/>0.084</text:p>
      <text:p text:style-name="Preformatted_20_Text">L7.SDP <text:s text:c="5"/>6.418e-05 <text:s text:c="5"/>0.038 <text:s text:c="5"/>0.002 <text:s text:c="5"/>0.999 <text:s text:c="5"/>-0.074 <text:s text:c="6"/>0.074</text:p>
      <text:p text:style-name="Preformatted_20_Text">L7.KH <text:s text:c="6"/>5.387e-06 <text:s text:c="5"/>0.019 <text:s text:c="5"/>0.000 <text:s text:c="5"/>1.000 <text:s text:c="5"/>-0.038 <text:s text:c="6"/>0.038</text:p>
      <text:p text:style-name="Preformatted_20_Text">L7.MOST <text:s text:c="6"/>-0.0003 <text:s text:c="5"/>0.024 <text:s text:c="4"/>-0.012 <text:s text:c="5"/>0.991 <text:s text:c="5"/>-0.048 <text:s text:c="6"/>0.048</text:p>
      <text:p text:style-name="Preformatted_20_Text">L7.HNS-LD <text:s/>-8.002e-05 <text:s text:c="5"/>0.023 <text:s text:c="4"/>-0.003 <text:s text:c="5"/>0.997 <text:s text:c="5"/>-0.045 <text:s text:c="6"/>0.045</text:p>
      <text:p text:style-name="Preformatted_20_Text">L7.DPMS <text:s text:c="4"/>2.985e-06 <text:s text:c="5"/>0.023 <text:s text:c="5"/>0.000 <text:s text:c="5"/>1.000 <text:s text:c="5"/>-0.046 <text:s text:c="6"/>0.046</text:p>
      <text:p text:style-name="Preformatted_20_Text">L7.Centar <text:s/>-3.444e-06 <text:s text:c="5"/>0.027 <text:s text:c="4"/>-0.000 <text:s text:c="5"/>1.000 <text:s text:c="5"/>-0.052 <text:s text:c="6"/>0.052</text:p>
      <text:p text:style-name="Preformatted_20_Text">L7.Fokus <text:s text:c="2"/>-7.741e-07 <text:s text:c="5"/>0.026 <text:s text:c="4"/>-3e-05 <text:s text:c="5"/>1.000 <text:s text:c="5"/>-0.051 <text:s text:c="6"/>0.051</text:p>
      <text:p text:style-name="Preformatted_20_Text">L7.Mozemo! -2.589e-06 <text:s text:c="5"/>0.048 <text:s/>-5.45e-05 <text:s text:c="5"/>1.000 <text:s text:c="5"/>-0.093 <text:s text:c="6"/>0.093</text:p>
      <text:p text:style-name="Preformatted_20_Text">L7.RF <text:s text:c="6"/>7.454e-06 <text:s text:c="5"/>0.012 <text:s text:c="5"/>0.001 <text:s text:c="5"/>0.999 <text:s text:c="5"/>-0.023 <text:s text:c="6"/>0.023</text:p>
      <text:p text:style-name="Preformatted_20_Text">L8.HDZ <text:s text:c="4"/>-7.836e-05 <text:s text:c="5"/>0.041 <text:s text:c="4"/>-0.002 <text:s text:c="5"/>0.998 <text:s text:c="5"/>-0.081 <text:s text:c="6"/>0.081</text:p>
      <text:p text:style-name="Preformatted_20_Text">L8.SDP <text:s text:c="4"/>-6.515e-05 <text:s text:c="5"/>0.046 <text:s text:c="4"/>-0.001 <text:s text:c="5"/>0.999 <text:s text:c="5"/>-0.090 <text:s text:c="6"/>0.090</text:p>
      <text:p text:style-name="Preformatted_20_Text">L8.KH <text:s text:c="6"/>3.103e-06 <text:s text:c="5"/>0.020 <text:s text:c="5"/>0.000 <text:s text:c="5"/>1.000 <text:s text:c="5"/>-0.039 <text:s text:c="6"/>0.039</text:p>
      <text:p text:style-name="Preformatted_20_Text">L8.MOST <text:s text:c="6"/>-0.0005 <text:s text:c="5"/>0.026 <text:s text:c="4"/>-0.020 <text:s text:c="5"/>0.984 <text:s text:c="5"/>-0.051 <text:s text:c="6"/>0.050</text:p>
      <text:p text:style-name="Preformatted_20_Text">L8.HNS-LD <text:s text:c="4"/>-0.0002 <text:s text:c="5"/>0.018 <text:s text:c="4"/>-0.014 <text:s text:c="5"/>0.989 <text:s text:c="5"/>-0.035 <text:s text:c="6"/>0.034</text:p>
      <text:p text:style-name="Preformatted_20_Text">L8.DPMS <text:s text:c="3"/>-2.421e-07 <text:s text:c="5"/>0.025 <text:s/>-9.73e-06 <text:s text:c="5"/>1.000 <text:s text:c="5"/>-0.049 <text:s text:c="6"/>0.049</text:p>
      <text:p text:style-name="Preformatted_20_Text">L8.Centar <text:s text:c="2"/>2.812e-05 <text:s text:c="5"/>0.031 <text:s text:c="5"/>0.001 <text:s text:c="5"/>0.999 <text:s text:c="5"/>-0.060 <text:s text:c="6"/>0.060</text:p>
      <text:p text:style-name="Preformatted_20_Text">L8.Fokus <text:s text:c="3"/>6.206e-06 <text:s text:c="5"/>0.029 <text:s text:c="5"/>0.000 <text:s text:c="5"/>1.000 <text:s text:c="5"/>-0.056 <text:s text:c="6"/>0.057</text:p>
      <text:p text:style-name="Preformatted_20_Text">L8.Mozemo! <text:s text:c="2"/>3.55e-05 <text:s text:c="5"/>0.054 <text:s text:c="5"/>0.001 <text:s text:c="5"/>0.999 <text:s text:c="5"/>-0.106 <text:s text:c="6"/>0.106</text:p>
      <text:p text:style-name="Preformatted_20_Text">L8.RF <text:s text:c="5"/>-1.049e-05 <text:s text:c="5"/>0.029 <text:s text:c="4"/>-0.000 <text:s text:c="5"/>1.000 <text:s text:c="5"/>-0.056 <text:s text:c="6"/>0.056</text:p>
      <text:p text:style-name="Preformatted_20_Text"><text:s text:c="27"/>Results for equation SDP <text:s text:c="26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1906 <text:s text:c="5"/>0.019 <text:s text:c="4"/>10.040 <text:s text:c="5"/>0.000 <text:s text:c="6"/>0.153 <text:s text:c="6"/>0.228</text:p>
      <text:p text:style-name="Preformatted_20_Text">L1.HDZ <text:s text:c="5"/>7.601e-05 <text:s text:c="5"/>0.051 <text:s text:c="5"/>0.001 <text:s text:c="5"/>0.999 <text:s text:c="5"/>-0.099 <text:s text:c="6"/>0.100</text:p>
      <text:p text:style-name="Preformatted_20_Text">L1.SDP <text:s text:c="5"/>5.515e-05 <text:s text:c="5"/>0.056 <text:s text:c="5"/>0.001 <text:s text:c="5"/>0.999 <text:s text:c="5"/>-0.109 <text:s text:c="6"/>0.109</text:p>
      <text:p text:style-name="Preformatted_20_Text">L1.KH <text:s text:c="5"/>-4.783e-06 <text:s text:c="5"/>0.019 <text:s text:c="4"/>-0.000 <text:s text:c="5"/>1.000 <text:s text:c="5"/>-0.037 <text:s text:c="6"/>0.037</text:p>
      <text:p text:style-name="Preformatted_20_Text"><text:soft-page-break/>L1.MOST <text:s text:c="6"/>-0.0004 <text:s text:c="5"/>0.027 <text:s text:c="4"/>-0.014 <text:s text:c="5"/>0.989 <text:s text:c="5"/>-0.054 <text:s text:c="6"/>0.053</text:p>
      <text:p text:style-name="Preformatted_20_Text">L1.HNS-LD <text:s text:c="4"/>-0.0004 <text:s text:c="5"/>0.014 <text:s text:c="4"/>-0.031 <text:s text:c="5"/>0.976 <text:s text:c="5"/>-0.029 <text:s text:c="6"/>0.028</text:p>
      <text:p text:style-name="Preformatted_20_Text">L1.DPMS <text:s text:c="3"/>-1.603e-05 <text:s text:c="5"/>0.023 <text:s text:c="4"/>-0.001 <text:s text:c="5"/>0.999 <text:s text:c="5"/>-0.045 <text:s text:c="6"/>0.045</text:p>
      <text:p text:style-name="Preformatted_20_Text">L1.Centar <text:s text:c="2"/>2.498e-05 <text:s text:c="5"/>0.024 <text:s text:c="5"/>0.001 <text:s text:c="5"/>0.999 <text:s text:c="5"/>-0.048 <text:s text:c="6"/>0.048</text:p>
      <text:p text:style-name="Preformatted_20_Text">L1.Fokus <text:s text:c="2"/>-2.757e-05 <text:s text:c="5"/>0.013 <text:s text:c="4"/>-0.002 <text:s text:c="5"/>0.998 <text:s text:c="5"/>-0.026 <text:s text:c="6"/>0.025</text:p>
      <text:p text:style-name="Preformatted_20_Text">L1.Mozemo! -4.915e-05 <text:s text:c="5"/>0.035 <text:s text:c="4"/>-0.001 <text:s text:c="5"/>0.999 <text:s text:c="5"/>-0.069 <text:s text:c="6"/>0.069</text:p>
      <text:p text:style-name="Preformatted_20_Text">L1.RF <text:s text:c="5"/>-1.103e-05 <text:s text:c="5"/>0.031 <text:s text:c="4"/>-0.000 <text:s text:c="5"/>1.000 <text:s text:c="5"/>-0.060 <text:s text:c="6"/>0.060</text:p>
      <text:p text:style-name="Preformatted_20_Text">L2.HDZ <text:s text:c="8"/>0.0001 <text:s text:c="5"/>0.045 <text:s text:c="5"/>0.003 <text:s text:c="5"/>0.997 <text:s text:c="5"/>-0.087 <text:s text:c="6"/>0.088</text:p>
      <text:p text:style-name="Preformatted_20_Text">L2.SDP <text:s text:c="8"/>0.0002 <text:s text:c="5"/>0.043 <text:s text:c="5"/>0.005 <text:s text:c="5"/>0.996 <text:s text:c="5"/>-0.084 <text:s text:c="6"/>0.085</text:p>
      <text:p text:style-name="Preformatted_20_Text">L2.KH <text:s text:c="5"/>-7.634e-06 <text:s text:c="5"/>0.017 <text:s text:c="4"/>-0.000 <text:s text:c="5"/>1.000 <text:s text:c="5"/>-0.033 <text:s text:c="6"/>0.033</text:p>
      <text:p text:style-name="Preformatted_20_Text">L2.MOST <text:s text:c="6"/>-0.0005 <text:s text:c="5"/>0.023 <text:s text:c="4"/>-0.023 <text:s text:c="5"/>0.981 <text:s text:c="5"/>-0.046 <text:s text:c="6"/>0.045</text:p>
      <text:p text:style-name="Preformatted_20_Text">L2.HNS-LD <text:s text:c="4"/>-0.0007 <text:s text:c="5"/>0.013 <text:s text:c="4"/>-0.054 <text:s text:c="5"/>0.957 <text:s text:c="5"/>-0.026 <text:s text:c="6"/>0.024</text:p>
      <text:p text:style-name="Preformatted_20_Text">L2.DPMS <text:s text:c="3"/>-4.486e-07 <text:s text:c="5"/>0.018 <text:s/>-2.43e-05 <text:s text:c="5"/>1.000 <text:s text:c="5"/>-0.036 <text:s text:c="6"/>0.036</text:p>
      <text:p text:style-name="Preformatted_20_Text">L2.Centar <text:s text:c="2"/>1.555e-06 <text:s text:c="5"/>0.027 <text:s text:c="2"/>5.85e-05 <text:s text:c="5"/>1.000 <text:s text:c="5"/>-0.052 <text:s text:c="6"/>0.052</text:p>
      <text:p text:style-name="Preformatted_20_Text">L2.Fokus <text:s text:c="2"/>-1.146e-05 <text:s text:c="5"/>0.021 <text:s text:c="4"/>-0.001 <text:s text:c="5"/>1.000 <text:s text:c="5"/>-0.042 <text:s text:c="6"/>0.042</text:p>
      <text:p text:style-name="Preformatted_20_Text">L2.Mozemo! -1.108e-05 <text:s text:c="5"/>0.042 <text:s text:c="4"/>-0.000 <text:s text:c="5"/>1.000 <text:s text:c="5"/>-0.083 <text:s text:c="6"/>0.083</text:p>
      <text:p text:style-name="Preformatted_20_Text">L2.RF <text:s text:c="5"/>-1.253e-05 <text:s text:c="5"/>0.014 <text:s text:c="4"/>-0.001 <text:s text:c="5"/>0.999 <text:s text:c="5"/>-0.028 <text:s text:c="6"/>0.028</text:p>
      <text:p text:style-name="Preformatted_20_Text">L3.HDZ <text:s text:c="5"/>2.214e-05 <text:s text:c="5"/>0.043 <text:s text:c="5"/>0.001 <text:s text:c="5"/>1.000 <text:s text:c="5"/>-0.085 <text:s text:c="6"/>0.085</text:p>
      <text:p text:style-name="Preformatted_20_Text">L3.SDP <text:s text:c="8"/>0.0003 <text:s text:c="5"/>0.053 <text:s text:c="5"/>0.006 <text:s text:c="5"/>0.995 <text:s text:c="5"/>-0.103 <text:s text:c="6"/>0.104</text:p>
      <text:p text:style-name="Preformatted_20_Text">L3.KH <text:s text:c="6"/>5.034e-06 <text:s text:c="5"/>0.022 <text:s text:c="5"/>0.000 <text:s text:c="5"/>1.000 <text:s text:c="5"/>-0.044 <text:s text:c="6"/>0.044</text:p>
      <text:p text:style-name="Preformatted_20_Text">L3.MOST <text:s text:c="6"/>-0.0002 <text:s text:c="5"/>0.022 <text:s text:c="4"/>-0.009 <text:s text:c="5"/>0.993 <text:s text:c="5"/>-0.044 <text:s text:c="6"/>0.044</text:p>
      <text:p text:style-name="Preformatted_20_Text">L3.HNS-LD <text:s text:c="4"/>-0.0001 <text:s text:c="5"/>0.014 <text:s text:c="4"/>-0.008 <text:s text:c="5"/>0.993 <text:s text:c="5"/>-0.027 <text:s text:c="6"/>0.027</text:p>
      <text:p text:style-name="Preformatted_20_Text">L3.DPMS <text:s text:c="4"/>-3.71e-06 <text:s text:c="5"/>0.021 <text:s text:c="4"/>-0.000 <text:s text:c="5"/>1.000 <text:s text:c="5"/>-0.040 <text:s text:c="6"/>0.040</text:p>
      <text:p text:style-name="Preformatted_20_Text">L3.Centar <text:s/>-2.318e-06 <text:s text:c="5"/>0.032 <text:s text:c="2"/>-7.3e-05 <text:s text:c="5"/>1.000 <text:s text:c="5"/>-0.062 <text:s text:c="6"/>0.062</text:p>
      <text:p text:style-name="Preformatted_20_Text">L3.Fokus <text:s text:c="6"/>-1e-05 <text:s text:c="5"/>0.028 <text:s text:c="4"/>-0.000 <text:s text:c="5"/>1.000 <text:s text:c="5"/>-0.055 <text:s text:c="6"/>0.055</text:p>
      <text:p text:style-name="Preformatted_20_Text">L3.Mozemo! -1.056e-05 <text:s text:c="5"/>0.052 <text:s text:c="4"/>-0.000 <text:s text:c="5"/>1.000 <text:s text:c="5"/>-0.102 <text:s text:c="6"/>0.102</text:p>
      <text:p text:style-name="Preformatted_20_Text">L3.RF <text:s text:c="5"/>-8.652e-06 <text:s text:c="5"/>0.019 <text:s text:c="4"/>-0.000 <text:s text:c="5"/>1.000 <text:s text:c="5"/>-0.037 <text:s text:c="6"/>0.037</text:p>
      <text:p text:style-name="Preformatted_20_Text">L4.HDZ <text:s text:c="8"/>0.0003 <text:s text:c="5"/>0.050 <text:s text:c="5"/>0.006 <text:s text:c="5"/>0.996 <text:s text:c="5"/>-0.098 <text:s text:c="6"/>0.099</text:p>
      <text:p text:style-name="Preformatted_20_Text">L4.SDP <text:s text:c="8"/>0.0003 <text:s text:c="5"/>0.048 <text:s text:c="5"/>0.006 <text:s text:c="5"/>0.996 <text:s text:c="5"/>-0.094 <text:s text:c="6"/>0.095</text:p>
      <text:p text:style-name="Preformatted_20_Text">L4.KH <text:s text:c="5"/>-6.246e-06 <text:s text:c="5"/>0.016 <text:s text:c="4"/>-0.000 <text:s text:c="5"/>1.000 <text:s text:c="5"/>-0.032 <text:s text:c="6"/>0.032</text:p>
      <text:p text:style-name="Preformatted_20_Text">L4.MOST <text:s text:c="6"/>-0.0004 <text:s text:c="5"/>0.030 <text:s text:c="4"/>-0.014 <text:s text:c="5"/>0.989 <text:s text:c="5"/>-0.059 <text:s text:c="6"/>0.059</text:p>
      <text:p text:style-name="Preformatted_20_Text">L4.HNS-LD <text:s text:c="4"/>-0.0006 <text:s text:c="5"/>0.013 <text:s text:c="4"/>-0.047 <text:s text:c="5"/>0.962 <text:s text:c="5"/>-0.026 <text:s text:c="6"/>0.025</text:p>
      <text:p text:style-name="Preformatted_20_Text">L4.DPMS <text:s text:c="3"/>-3.324e-06 <text:s text:c="5"/>0.034 <text:s/>-9.82e-05 <text:s text:c="5"/>1.000 <text:s text:c="5"/>-0.066 <text:s text:c="6"/>0.066</text:p>
      <text:p text:style-name="Preformatted_20_Text">L4.Centar <text:s text:c="2"/>2.452e-05 <text:s text:c="5"/>0.041 <text:s text:c="5"/>0.001 <text:s text:c="5"/>1.000 <text:s text:c="5"/>-0.079 <text:s text:c="6"/>0.079</text:p>
      <text:p text:style-name="Preformatted_20_Text">L4.Fokus <text:s text:c="4"/>-1.5e-05 <text:s text:c="5"/>0.021 <text:s text:c="4"/>-0.001 <text:s text:c="5"/>0.999 <text:s text:c="5"/>-0.041 <text:s text:c="6"/>0.041</text:p>
      <text:p text:style-name="Preformatted_20_Text">L4.Mozemo! -3.776e-05 <text:s text:c="5"/>0.035 <text:s text:c="4"/>-0.001 <text:s text:c="5"/>0.999 <text:s text:c="5"/>-0.068 <text:s text:c="6"/>0.068</text:p>
      <text:p text:style-name="Preformatted_20_Text">L4.RF <text:s text:c="5"/>-8.927e-06 <text:s text:c="5"/>0.011 <text:s text:c="4"/>-0.001 <text:s text:c="5"/>0.999 <text:s text:c="5"/>-0.021 <text:s text:c="6"/>0.021</text:p>
      <text:p text:style-name="Preformatted_20_Text">L5.HDZ <text:s text:c="5"/>7.073e-05 <text:s text:c="5"/>0.043 <text:s text:c="5"/>0.002 <text:s text:c="5"/>0.999 <text:s text:c="5"/>-0.084 <text:s text:c="6"/>0.084</text:p>
      <text:p text:style-name="Preformatted_20_Text">L5.SDP <text:s text:c="8"/>0.0002 <text:s text:c="5"/>0.036 <text:s text:c="5"/>0.005 <text:s text:c="5"/>0.996 <text:s text:c="5"/>-0.071 <text:s text:c="6"/>0.071</text:p>
      <text:p text:style-name="Preformatted_20_Text">L5.KH <text:s text:c="6"/>3.283e-06 <text:s text:c="5"/>0.016 <text:s text:c="5"/>0.000 <text:s text:c="5"/>1.000 <text:s text:c="5"/>-0.031 <text:s text:c="6"/>0.031</text:p>
      <text:p text:style-name="Preformatted_20_Text">L5.MOST <text:s text:c="6"/>-0.0003 <text:s text:c="5"/>0.032 <text:s text:c="4"/>-0.009 <text:s text:c="5"/>0.993 <text:s text:c="5"/>-0.063 <text:s text:c="6"/>0.062</text:p>
      <text:p text:style-name="Preformatted_20_Text">L5.HNS-LD <text:s text:c="4"/>-0.0003 <text:s text:c="5"/>0.013 <text:s text:c="4"/>-0.025 <text:s text:c="5"/>0.980 <text:s text:c="5"/>-0.025 <text:s text:c="6"/>0.025</text:p>
      <text:p text:style-name="Preformatted_20_Text">L5.DPMS <text:s text:c="4"/>2.284e-05 <text:s text:c="5"/>0.026 <text:s text:c="5"/>0.001 <text:s text:c="5"/>0.999 <text:s text:c="5"/>-0.051 <text:s text:c="6"/>0.051</text:p>
      <text:p text:style-name="Preformatted_20_Text">L5.Centar <text:s/>-3.326e-05 <text:s text:c="5"/>0.029 <text:s text:c="4"/>-0.001 <text:s text:c="5"/>0.999 <text:s text:c="5"/>-0.057 <text:s text:c="6"/>0.057</text:p>
      <text:p text:style-name="Preformatted_20_Text">L5.Fokus <text:s text:c="2"/>-4.037e-06 <text:s text:c="5"/>0.017 <text:s text:c="4"/>-0.000 <text:s text:c="5"/>1.000 <text:s text:c="5"/>-0.034 <text:s text:c="6"/>0.034</text:p>
      <text:p text:style-name="Preformatted_20_Text">L5.Mozemo! <text:s/>1.934e-05 <text:s text:c="5"/>0.051 <text:s text:c="5"/>0.000 <text:s text:c="5"/>1.000 <text:s text:c="5"/>-0.100 <text:s text:c="6"/>0.100</text:p>
      <text:p text:style-name="Preformatted_20_Text">L5.RF <text:s text:c="5"/>-2.841e-05 <text:s text:c="5"/>0.066 <text:s text:c="4"/>-0.000 <text:s text:c="5"/>1.000 <text:s text:c="5"/>-0.128 <text:s text:c="6"/>0.128</text:p>
      <text:p text:style-name="Preformatted_20_Text">L6.HDZ <text:s text:c="5"/>8.641e-05 <text:s text:c="5"/>0.039 <text:s text:c="5"/>0.002 <text:s text:c="5"/>0.998 <text:s text:c="5"/>-0.077 <text:s text:c="6"/>0.077</text:p>
      <text:p text:style-name="Preformatted_20_Text">L6.SDP <text:s text:c="8"/>0.0002 <text:s text:c="5"/>0.048 <text:s text:c="5"/>0.004 <text:s text:c="5"/>0.997 <text:s text:c="5"/>-0.094 <text:s text:c="6"/>0.095</text:p>
      <text:p text:style-name="Preformatted_20_Text">L6.KH <text:s text:c="5"/>-1.819e-06 <text:s text:c="5"/>0.019 <text:s/>-9.51e-05 <text:s text:c="5"/>1.000 <text:s text:c="5"/>-0.037 <text:s text:c="6"/>0.037</text:p>
      <text:p text:style-name="Preformatted_20_Text">L6.MOST <text:s text:c="6"/>-0.0005 <text:s text:c="5"/>0.024 <text:s text:c="4"/>-0.020 <text:s text:c="5"/>0.984 <text:s text:c="5"/>-0.047 <text:s text:c="6"/>0.046</text:p>
      <text:p text:style-name="Preformatted_20_Text">L6.HNS-LD <text:s text:c="4"/>-0.0005 <text:s text:c="5"/>0.016 <text:s text:c="4"/>-0.030 <text:s text:c="5"/>0.976 <text:s text:c="5"/>-0.031 <text:s text:c="6"/>0.030</text:p>
      <text:p text:style-name="Preformatted_20_Text">L6.DPMS <text:s text:c="3"/>-1.132e-05 <text:s text:c="5"/>0.023 <text:s text:c="4"/>-0.000 <text:s text:c="5"/>1.000 <text:s text:c="5"/>-0.045 <text:s text:c="6"/>0.045</text:p>
      <text:p text:style-name="Preformatted_20_Text">L6.Centar <text:s text:c="2"/>8.062e-06 <text:s text:c="5"/>0.026 <text:s text:c="5"/>0.000 <text:s text:c="5"/>1.000 <text:s text:c="5"/>-0.051 <text:s text:c="6"/>0.051</text:p>
      <text:p text:style-name="Preformatted_20_Text">L6.Fokus <text:s text:c="2"/>-1.343e-05 <text:s text:c="5"/>0.019 <text:s text:c="4"/>-0.001 <text:s text:c="5"/>0.999 <text:s text:c="5"/>-0.037 <text:s text:c="6"/>0.037</text:p>
      <text:p text:style-name="Preformatted_20_Text">L6.Mozemo! -2.764e-05 <text:s text:c="5"/>0.038 <text:s text:c="4"/>-0.001 <text:s text:c="5"/>0.999 <text:s text:c="5"/>-0.074 <text:s text:c="6"/>0.074</text:p>
      <text:p text:style-name="Preformatted_20_Text">L6.RF <text:s text:c="6"/>-9.06e-06 <text:s text:c="5"/>0.011 <text:s text:c="4"/>-0.001 <text:s text:c="5"/>0.999 <text:s text:c="5"/>-0.021 <text:s text:c="6"/>0.021</text:p>
      <text:p text:style-name="Preformatted_20_Text">L7.HDZ <text:s text:c="5"/>3.113e-05 <text:s text:c="5"/>0.043 <text:s text:c="5"/>0.001 <text:s text:c="5"/>0.999 <text:s text:c="5"/>-0.085 <text:s text:c="6"/>0.085</text:p>
      <text:p text:style-name="Preformatted_20_Text">L7.SDP <text:s text:c="8"/>0.0001 <text:s text:c="5"/>0.048 <text:s text:c="5"/>0.003 <text:s text:c="5"/>0.998 <text:s text:c="5"/>-0.094 <text:s text:c="6"/>0.095</text:p>
      <text:p text:style-name="Preformatted_20_Text">L7.KH <text:s text:c="6"/>8.956e-06 <text:s text:c="5"/>0.014 <text:s text:c="5"/>0.001 <text:s text:c="5"/>0.999 <text:s text:c="5"/>-0.027 <text:s text:c="6"/>0.027</text:p>
      <text:p text:style-name="Preformatted_20_Text">L7.MOST <text:s text:c="6"/>-0.0002 <text:s text:c="5"/>0.025 <text:s text:c="4"/>-0.007 <text:s text:c="5"/>0.995 <text:s text:c="5"/>-0.049 <text:s text:c="6"/>0.049</text:p>
      <text:p text:style-name="Preformatted_20_Text">L7.HNS-LD <text:s/>-9.817e-05 <text:s text:c="5"/>0.014 <text:s text:c="4"/>-0.007 <text:s text:c="5"/>0.994 <text:s text:c="5"/>-0.028 <text:s text:c="6"/>0.028</text:p>
      <text:p text:style-name="Preformatted_20_Text">L7.DPMS <text:s text:c="4"/>6.879e-06 <text:s text:c="5"/>0.025 <text:s text:c="5"/>0.000 <text:s text:c="5"/>1.000 <text:s text:c="5"/>-0.049 <text:s text:c="6"/>0.049</text:p>
      <text:p text:style-name="Preformatted_20_Text">L7.Centar <text:s/>-1.479e-05 <text:s text:c="5"/>0.028 <text:s text:c="4"/>-0.001 <text:s text:c="5"/>1.000 <text:s text:c="5"/>-0.055 <text:s text:c="6"/>0.055</text:p>
      <text:p text:style-name="Preformatted_20_Text"><text:soft-page-break/>L7.Fokus <text:s text:c="2"/>-7.869e-06 <text:s text:c="5"/>0.022 <text:s text:c="4"/>-0.000 <text:s text:c="5"/>1.000 <text:s text:c="5"/>-0.042 <text:s text:c="6"/>0.042</text:p>
      <text:p text:style-name="Preformatted_20_Text">L7.Mozemo! -1.189e-06 <text:s text:c="5"/>0.032 <text:s/>-3.68e-05 <text:s text:c="5"/>1.000 <text:s text:c="5"/>-0.063 <text:s text:c="6"/>0.063</text:p>
      <text:p text:style-name="Preformatted_20_Text">L7.RF <text:s text:c="5"/>-1.906e-05 <text:s text:c="5"/>0.012 <text:s text:c="4"/>-0.002 <text:s text:c="5"/>0.999 <text:s text:c="5"/>-0.024 <text:s text:c="6"/>0.024</text:p>
      <text:p text:style-name="Preformatted_20_Text">L8.HDZ <text:s text:c="8"/>0.0001 <text:s text:c="5"/>0.039 <text:s text:c="5"/>0.003 <text:s text:c="5"/>0.998 <text:s text:c="5"/>-0.077 <text:s text:c="6"/>0.077</text:p>
      <text:p text:style-name="Preformatted_20_Text">L8.SDP <text:s text:c="8"/>0.0001 <text:s text:c="5"/>0.032 <text:s text:c="5"/>0.003 <text:s text:c="5"/>0.997 <text:s text:c="5"/>-0.063 <text:s text:c="6"/>0.064</text:p>
      <text:p text:style-name="Preformatted_20_Text">L8.KH <text:s text:c="5"/>-2.744e-06 <text:s text:c="5"/>0.024 <text:s text:c="4"/>-0.000 <text:s text:c="5"/>1.000 <text:s text:c="5"/>-0.047 <text:s text:c="6"/>0.047</text:p>
      <text:p text:style-name="Preformatted_20_Text">L8.MOST <text:s text:c="6"/>-0.0001 <text:s text:c="5"/>0.020 <text:s text:c="4"/>-0.005 <text:s text:c="5"/>0.996 <text:s text:c="5"/>-0.039 <text:s text:c="6"/>0.039</text:p>
      <text:p text:style-name="Preformatted_20_Text">L8.HNS-LD <text:s text:c="4"/>-0.0003 <text:s text:c="5"/>0.017 <text:s text:c="4"/>-0.017 <text:s text:c="5"/>0.987 <text:s text:c="5"/>-0.033 <text:s text:c="6"/>0.033</text:p>
      <text:p text:style-name="Preformatted_20_Text">L8.DPMS <text:s text:c="5"/>1.04e-05 <text:s text:c="5"/>0.023 <text:s text:c="5"/>0.000 <text:s text:c="5"/>1.000 <text:s text:c="5"/>-0.044 <text:s text:c="6"/>0.044</text:p>
      <text:p text:style-name="Preformatted_20_Text">L8.Centar <text:s/>-2.819e-05 <text:s text:c="5"/>0.024 <text:s text:c="4"/>-0.001 <text:s text:c="5"/>0.999 <text:s text:c="5"/>-0.048 <text:s text:c="6"/>0.048</text:p>
      <text:p text:style-name="Preformatted_20_Text">L8.Fokus <text:s text:c="2"/>-1.162e-05 <text:s text:c="5"/>0.024 <text:s text:c="4"/>-0.000 <text:s text:c="5"/>1.000 <text:s text:c="5"/>-0.046 <text:s text:c="6"/>0.046</text:p>
      <text:p text:style-name="Preformatted_20_Text">L8.Mozemo! -3.041e-05 <text:s text:c="5"/>0.037 <text:s text:c="4"/>-0.001 <text:s text:c="5"/>0.999 <text:s text:c="5"/>-0.073 <text:s text:c="6"/>0.073</text:p>
      <text:p text:style-name="Preformatted_20_Text">L8.RF <text:s text:c="5"/>-2.608e-06 <text:s text:c="5"/>0.012 <text:s text:c="4"/>-0.000 <text:s text:c="5"/>1.000 <text:s text:c="5"/>-0.023 <text:s text:c="6"/>0.023</text:p>
      <text:p text:style-name="Preformatted_20_Text"><text:s text:c="27"/>Results for equation KH <text:s text:c="27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0201 <text:s text:c="5"/>0.014 <text:s text:c="5"/>1.405 <text:s text:c="5"/>0.160 <text:s text:c="5"/>-0.008 <text:s text:c="6"/>0.048</text:p>
      <text:p text:style-name="Preformatted_20_Text">L1.HDZ <text:s text:c="8"/>0.0001 <text:s text:c="5"/>0.009 <text:s text:c="5"/>0.014 <text:s text:c="5"/>0.989 <text:s text:c="5"/>-0.018 <text:s text:c="6"/>0.019</text:p>
      <text:p text:style-name="Preformatted_20_Text">L1.SDP <text:s text:c="5"/>1.632e-05 <text:s text:c="5"/>0.006 <text:s text:c="5"/>0.003 <text:s text:c="5"/>0.998 <text:s text:c="5"/>-0.012 <text:s text:c="6"/>0.012</text:p>
      <text:p text:style-name="Preformatted_20_Text">L1.KH <text:s text:c="7"/>4.41e-05 <text:s text:c="5"/>0.004 <text:s text:c="5"/>0.013 <text:s text:c="5"/>0.990 <text:s text:c="5"/>-0.007 <text:s text:c="6"/>0.007</text:p>
      <text:p text:style-name="Preformatted_20_Text">L1.MOST <text:s text:c="7"/>0.0007 <text:s text:c="5"/>0.004 <text:s text:c="5"/>0.186 <text:s text:c="5"/>0.852 <text:s text:c="5"/>-0.007 <text:s text:c="6"/>0.008</text:p>
      <text:p text:style-name="Preformatted_20_Text">L1.HNS-LD <text:s text:c="5"/>0.0007 <text:s text:c="5"/>0.002 <text:s text:c="5"/>0.294 <text:s text:c="5"/>0.769 <text:s text:c="5"/>-0.004 <text:s text:c="6"/>0.005</text:p>
      <text:p text:style-name="Preformatted_20_Text">L1.DPMS <text:s text:c="6"/>-0.0002 <text:s text:c="5"/>0.005 <text:s text:c="4"/>-0.035 <text:s text:c="5"/>0.972 <text:s text:c="5"/>-0.010 <text:s text:c="6"/>0.010</text:p>
      <text:p text:style-name="Preformatted_20_Text">L1.Centar <text:s text:c="4"/>-0.0001 <text:s text:c="5"/>0.004 <text:s text:c="4"/>-0.030 <text:s text:c="5"/>0.976 <text:s text:c="5"/>-0.008 <text:s text:c="6"/>0.008</text:p>
      <text:p text:style-name="Preformatted_20_Text">L1.Fokus <text:s text:c="6"/>0.0001 <text:s text:c="5"/>0.004 <text:s text:c="5"/>0.026 <text:s text:c="5"/>0.979 <text:s text:c="5"/>-0.008 <text:s text:c="6"/>0.008</text:p>
      <text:p text:style-name="Preformatted_20_Text">L1.Mozemo! <text:s text:c="3"/>-0.0001 <text:s text:c="5"/>0.004 <text:s text:c="4"/>-0.026 <text:s text:c="5"/>0.979 <text:s text:c="5"/>-0.009 <text:s text:c="6"/>0.008</text:p>
      <text:p text:style-name="Preformatted_20_Text">L1.RF <text:s text:c="6"/>1.967e-07 <text:s text:c="5"/>0.002 <text:s text:c="2"/>9.63e-05 <text:s text:c="5"/>1.000 <text:s text:c="5"/>-0.004 <text:s text:c="6"/>0.004</text:p>
      <text:p text:style-name="Preformatted_20_Text">L2.HDZ <text:s text:c="4"/>-5.707e-05 <text:s text:c="5"/>0.007 <text:s text:c="4"/>-0.008 <text:s text:c="5"/>0.993 <text:s text:c="5"/>-0.013 <text:s text:c="6"/>0.013</text:p>
      <text:p text:style-name="Preformatted_20_Text">L2.SDP <text:s text:c="7"/>-0.0001 <text:s text:c="5"/>0.006 <text:s text:c="4"/>-0.021 <text:s text:c="5"/>0.983 <text:s text:c="5"/>-0.011 <text:s text:c="6"/>0.011</text:p>
      <text:p text:style-name="Preformatted_20_Text">L2.KH <text:s text:c="5"/>-4.975e-05 <text:s text:c="5"/>0.003 <text:s text:c="4"/>-0.017 <text:s text:c="5"/>0.986 <text:s text:c="5"/>-0.006 <text:s text:c="6"/>0.006</text:p>
      <text:p text:style-name="Preformatted_20_Text">L2.MOST <text:s text:c="7"/>0.0003 <text:s text:c="5"/>0.004 <text:s text:c="5"/>0.083 <text:s text:c="5"/>0.934 <text:s text:c="5"/>-0.007 <text:s text:c="6"/>0.008</text:p>
      <text:p text:style-name="Preformatted_20_Text">L2.HNS-LD <text:s text:c="4"/>-0.0002 <text:s text:c="5"/>0.003 <text:s text:c="4"/>-0.070 <text:s text:c="5"/>0.944 <text:s text:c="5"/>-0.005 <text:s text:c="6"/>0.005</text:p>
      <text:p text:style-name="Preformatted_20_Text">L2.DPMS <text:s text:c="6"/>-0.0001 <text:s text:c="5"/>0.005 <text:s text:c="4"/>-0.027 <text:s text:c="5"/>0.978 <text:s text:c="5"/>-0.011 <text:s text:c="6"/>0.010</text:p>
      <text:p text:style-name="Preformatted_20_Text">L2.Centar <text:s text:c="2"/>9.582e-06 <text:s text:c="5"/>0.004 <text:s text:c="5"/>0.003 <text:s text:c="5"/>0.998 <text:s text:c="5"/>-0.007 <text:s text:c="6"/>0.007</text:p>
      <text:p text:style-name="Preformatted_20_Text">L2.Fokus <text:s text:c="3"/>6.016e-05 <text:s text:c="5"/>0.004 <text:s text:c="5"/>0.015 <text:s text:c="5"/>0.988 <text:s text:c="5"/>-0.008 <text:s text:c="6"/>0.008</text:p>
      <text:p text:style-name="Preformatted_20_Text">L2.Mozemo! <text:s/>-6.37e-05 <text:s text:c="5"/>0.006 <text:s text:c="4"/>-0.011 <text:s text:c="5"/>0.991 <text:s text:c="5"/>-0.011 <text:s text:c="6"/>0.011</text:p>
      <text:p text:style-name="Preformatted_20_Text">L2.RF <text:s text:c="6"/>6.802e-07 <text:s text:c="5"/>0.003 <text:s text:c="5"/>0.000 <text:s text:c="5"/>1.000 <text:s text:c="5"/>-0.006 <text:s text:c="6"/>0.006</text:p>
      <text:p text:style-name="Preformatted_20_Text">L3.HDZ <text:s text:c="4"/>-3.508e-05 <text:s text:c="5"/>0.007 <text:s text:c="4"/>-0.005 <text:s text:c="5"/>0.996 <text:s text:c="5"/>-0.014 <text:s text:c="6"/>0.014</text:p>
      <text:p text:style-name="Preformatted_20_Text">L3.SDP <text:s text:c="4"/>-2.718e-05 <text:s text:c="5"/>0.008 <text:s text:c="4"/>-0.004 <text:s text:c="5"/>0.997 <text:s text:c="5"/>-0.015 <text:s text:c="6"/>0.015</text:p>
      <text:p text:style-name="Preformatted_20_Text">L3.KH <text:s text:c="6"/>1.646e-05 <text:s text:c="5"/>0.003 <text:s text:c="5"/>0.005 <text:s text:c="5"/>0.996 <text:s text:c="5"/>-0.006 <text:s text:c="6"/>0.006</text:p>
      <text:p text:style-name="Preformatted_20_Text">L3.MOST <text:s text:c="7"/>0.0004 <text:s text:c="5"/>0.004 <text:s text:c="5"/>0.113 <text:s text:c="5"/>0.910 <text:s text:c="5"/>-0.007 <text:s text:c="6"/>0.007</text:p>
      <text:p text:style-name="Preformatted_20_Text">L3.HNS-LD <text:s text:c="3"/>8.45e-05 <text:s text:c="5"/>0.003 <text:s text:c="5"/>0.030 <text:s text:c="5"/>0.976 <text:s text:c="5"/>-0.005 <text:s text:c="6"/>0.006</text:p>
      <text:p text:style-name="Preformatted_20_Text">L3.DPMS <text:s text:c="6"/>-0.0002 <text:s text:c="5"/>0.005 <text:s text:c="4"/>-0.045 <text:s text:c="5"/>0.964 <text:s text:c="5"/>-0.010 <text:s text:c="6"/>0.009</text:p>
      <text:p text:style-name="Preformatted_20_Text">L3.Centar <text:s/>-8.485e-05 <text:s text:c="5"/>0.005 <text:s text:c="4"/>-0.019 <text:s text:c="5"/>0.985 <text:s text:c="5"/>-0.009 <text:s text:c="6"/>0.009</text:p>
      <text:p text:style-name="Preformatted_20_Text">L3.Fokus <text:s text:c="3"/>3.659e-05 <text:s text:c="5"/>0.003 <text:s text:c="5"/>0.011 <text:s text:c="5"/>0.992 <text:s text:c="5"/>-0.007 <text:s text:c="6"/>0.007</text:p>
      <text:p text:style-name="Preformatted_20_Text">L3.Mozemo! <text:s text:c="3"/>-0.0002 <text:s text:c="5"/>0.006 <text:s text:c="4"/>-0.036 <text:s text:c="5"/>0.971 <text:s text:c="5"/>-0.011 <text:s text:c="6"/>0.011</text:p>
      <text:p text:style-name="Preformatted_20_Text">L3.RF <text:s text:c="6"/>7.288e-05 <text:s text:c="5"/>0.004 <text:s text:c="5"/>0.019 <text:s text:c="5"/>0.985 <text:s text:c="5"/>-0.008 <text:s text:c="6"/>0.008</text:p>
      <text:p text:style-name="Preformatted_20_Text">L4.HDZ <text:s text:c="4"/>-9.047e-05 <text:s text:c="5"/>0.009 <text:s text:c="4"/>-0.010 <text:s text:c="5"/>0.992 <text:s text:c="5"/>-0.017 <text:s text:c="6"/>0.017</text:p>
      <text:p text:style-name="Preformatted_20_Text">L4.SDP <text:s text:c="4"/>-1.478e-05 <text:s text:c="5"/>0.006 <text:s text:c="4"/>-0.002 <text:s text:c="5"/>0.998 <text:s text:c="5"/>-0.012 <text:s text:c="6"/>0.012</text:p>
      <text:p text:style-name="Preformatted_20_Text">L4.KH <text:s text:c="7"/>6.66e-05 <text:s text:c="5"/>0.004 <text:s text:c="5"/>0.016 <text:s text:c="5"/>0.987 <text:s text:c="5"/>-0.008 <text:s text:c="6"/>0.008</text:p>
      <text:p text:style-name="Preformatted_20_Text">L4.MOST <text:s text:c="7"/>0.0009 <text:s text:c="5"/>0.004 <text:s text:c="5"/>0.234 <text:s text:c="5"/>0.815 <text:s text:c="5"/>-0.007 <text:s text:c="6"/>0.008</text:p>
      <text:p text:style-name="Preformatted_20_Text">L4.HNS-LD <text:s text:c="5"/>0.0009 <text:s text:c="5"/>0.002 <text:s text:c="5"/>0.417 <text:s text:c="5"/>0.677 <text:s text:c="5"/>-0.003 <text:s text:c="6"/>0.005</text:p>
      <text:p text:style-name="Preformatted_20_Text">L4.DPMS <text:s text:c="6"/>-0.0002 <text:s text:c="5"/>0.005 <text:s text:c="4"/>-0.028 <text:s text:c="5"/>0.978 <text:s text:c="5"/>-0.011 <text:s text:c="6"/>0.010</text:p>
      <text:p text:style-name="Preformatted_20_Text">L4.Centar <text:s text:c="4"/>-0.0002 <text:s text:c="5"/>0.004 <text:s text:c="4"/>-0.037 <text:s text:c="5"/>0.970 <text:s text:c="5"/>-0.008 <text:s text:c="6"/>0.008</text:p>
      <text:p text:style-name="Preformatted_20_Text">L4.Fokus <text:s text:c="3"/>2.803e-05 <text:s text:c="5"/>0.003 <text:s text:c="5"/>0.010 <text:s text:c="5"/>0.992 <text:s text:c="5"/>-0.005 <text:s text:c="6"/>0.005</text:p>
      <text:p text:style-name="Preformatted_20_Text">L4.Mozemo! <text:s text:c="3"/>-0.0002 <text:s text:c="5"/>0.005 <text:s text:c="4"/>-0.040 <text:s text:c="5"/>0.968 <text:s text:c="5"/>-0.009 <text:s text:c="6"/>0.009</text:p>
      <text:p text:style-name="Preformatted_20_Text">L4.RF <text:s text:c="9"/>0.0001 <text:s text:c="5"/>0.002 <text:s text:c="5"/>0.065 <text:s text:c="5"/>0.948 <text:s text:c="5"/>-0.004 <text:s text:c="6"/>0.004</text:p>
      <text:p text:style-name="Preformatted_20_Text">L5.HDZ <text:s text:c="5"/>8.669e-05 <text:s text:c="5"/>0.010 <text:s text:c="5"/>0.008 <text:s text:c="5"/>0.993 <text:s text:c="5"/>-0.020 <text:s text:c="6"/>0.021</text:p>
      <text:p text:style-name="Preformatted_20_Text">L5.SDP <text:s text:c="4"/>-3.557e-05 <text:s text:c="5"/>0.006 <text:s text:c="4"/>-0.006 <text:s text:c="5"/>0.995 <text:s text:c="5"/>-0.012 <text:s text:c="6"/>0.012</text:p>
      <text:p text:style-name="Preformatted_20_Text">L5.KH <text:s text:c="5"/>-1.226e-05 <text:s text:c="5"/>0.003 <text:s text:c="4"/>-0.004 <text:s text:c="5"/>0.997 <text:s text:c="5"/>-0.006 <text:s text:c="6"/>0.006</text:p>
      <text:p text:style-name="Preformatted_20_Text">L5.MOST <text:s text:c="7"/>0.0007 <text:s text:c="5"/>0.004 <text:s text:c="5"/>0.168 <text:s text:c="5"/>0.866 <text:s text:c="5"/>-0.007 <text:s text:c="6"/>0.009</text:p>
      <text:p text:style-name="Preformatted_20_Text">L5.HNS-LD <text:s text:c="5"/>0.0002 <text:s text:c="5"/>0.003 <text:s text:c="5"/>0.061 <text:s text:c="5"/>0.951 <text:s text:c="5"/>-0.005 <text:s text:c="6"/>0.005</text:p>
      <text:p text:style-name="Preformatted_20_Text">L5.DPMS <text:s text:c="3"/>-8.786e-05 <text:s text:c="5"/>0.008 <text:s text:c="4"/>-0.011 <text:s text:c="5"/>0.991 <text:s text:c="5"/>-0.016 <text:s text:c="6"/>0.016</text:p>
      <text:p text:style-name="Preformatted_20_Text"><text:soft-page-break/>L5.Centar <text:s/>-8.713e-05 <text:s text:c="5"/>0.004 <text:s text:c="4"/>-0.021 <text:s text:c="5"/>0.983 <text:s text:c="5"/>-0.008 <text:s text:c="6"/>0.008</text:p>
      <text:p text:style-name="Preformatted_20_Text">L5.Fokus <text:s text:c="4"/>4.25e-05 <text:s text:c="5"/>0.003 <text:s text:c="5"/>0.016 <text:s text:c="5"/>0.988 <text:s text:c="5"/>-0.005 <text:s text:c="6"/>0.005</text:p>
      <text:p text:style-name="Preformatted_20_Text">L5.Mozemo! -3.012e-05 <text:s text:c="5"/>0.006 <text:s text:c="4"/>-0.005 <text:s text:c="5"/>0.996 <text:s text:c="5"/>-0.012 <text:s text:c="6"/>0.012</text:p>
      <text:p text:style-name="Preformatted_20_Text">L5.RF <text:s text:c="6"/>5.581e-05 <text:s text:c="5"/>0.002 <text:s text:c="5"/>0.032 <text:s text:c="5"/>0.974 <text:s text:c="5"/>-0.003 <text:s text:c="6"/>0.003</text:p>
      <text:p text:style-name="Preformatted_20_Text">L6.HDZ <text:s text:c="5"/>1.175e-06 <text:s text:c="5"/>0.008 <text:s text:c="5"/>0.000 <text:s text:c="5"/>1.000 <text:s text:c="5"/>-0.015 <text:s text:c="6"/>0.015</text:p>
      <text:p text:style-name="Preformatted_20_Text">L6.SDP <text:s text:c="5"/>-8.61e-05 <text:s text:c="5"/>0.005 <text:s text:c="4"/>-0.018 <text:s text:c="5"/>0.986 <text:s text:c="5"/>-0.010 <text:s text:c="6"/>0.009</text:p>
      <text:p text:style-name="Preformatted_20_Text">L6.KH <text:s text:c="5"/>-2.541e-05 <text:s text:c="5"/>0.002 <text:s text:c="4"/>-0.010 <text:s text:c="5"/>0.992 <text:s text:c="5"/>-0.005 <text:s text:c="6"/>0.005</text:p>
      <text:p text:style-name="Preformatted_20_Text">L6.MOST <text:s text:c="7"/>0.0007 <text:s text:c="5"/>0.003 <text:s text:c="5"/>0.239 <text:s text:c="5"/>0.811 <text:s text:c="5"/>-0.005 <text:s text:c="6"/>0.007</text:p>
      <text:p text:style-name="Preformatted_20_Text">L6.HNS-LD <text:s text:c="5"/>0.0001 <text:s text:c="5"/>0.003 <text:s text:c="5"/>0.039 <text:s text:c="5"/>0.969 <text:s text:c="5"/>-0.005 <text:s text:c="6"/>0.005</text:p>
      <text:p text:style-name="Preformatted_20_Text">L6.DPMS <text:s text:c="6"/>-0.0001 <text:s text:c="5"/>0.006 <text:s text:c="4"/>-0.020 <text:s text:c="5"/>0.984 <text:s text:c="5"/>-0.012 <text:s text:c="6"/>0.012</text:p>
      <text:p text:style-name="Preformatted_20_Text">L6.Centar <text:s/>-7.832e-05 <text:s text:c="5"/>0.004 <text:s text:c="4"/>-0.021 <text:s text:c="5"/>0.983 <text:s text:c="5"/>-0.007 <text:s text:c="6"/>0.007</text:p>
      <text:p text:style-name="Preformatted_20_Text">L6.Fokus <text:s text:c="2"/>-7.295e-07 <text:s text:c="5"/>0.003 <text:s text:c="4"/>-0.000 <text:s text:c="5"/>1.000 <text:s text:c="5"/>-0.007 <text:s text:c="6"/>0.007</text:p>
      <text:p text:style-name="Preformatted_20_Text">L6.Mozemo! <text:s text:c="3"/>-0.0001 <text:s text:c="5"/>0.005 <text:s text:c="4"/>-0.022 <text:s text:c="5"/>0.982 <text:s text:c="5"/>-0.009 <text:s text:c="6"/>0.009</text:p>
      <text:p text:style-name="Preformatted_20_Text">L6.RF <text:s text:c="9"/>0.0001 <text:s text:c="5"/>0.003 <text:s text:c="5"/>0.051 <text:s text:c="5"/>0.960 <text:s text:c="5"/>-0.005 <text:s text:c="6"/>0.005</text:p>
      <text:p text:style-name="Preformatted_20_Text">L7.HDZ <text:s text:c="5"/>2.736e-06 <text:s text:c="5"/>0.007 <text:s text:c="5"/>0.000 <text:s text:c="5"/>1.000 <text:s text:c="5"/>-0.014 <text:s text:c="6"/>0.014</text:p>
      <text:p text:style-name="Preformatted_20_Text">L7.SDP <text:s text:c="4"/>-2.823e-05 <text:s text:c="5"/>0.006 <text:s text:c="4"/>-0.005 <text:s text:c="5"/>0.996 <text:s text:c="5"/>-0.011 <text:s text:c="6"/>0.011</text:p>
      <text:p text:style-name="Preformatted_20_Text">L7.KH <text:s text:c="6"/>2.431e-06 <text:s text:c="5"/>0.003 <text:s text:c="5"/>0.001 <text:s text:c="5"/>0.999 <text:s text:c="5"/>-0.005 <text:s text:c="6"/>0.005</text:p>
      <text:p text:style-name="Preformatted_20_Text">L7.MOST <text:s text:c="7"/>0.0003 <text:s text:c="5"/>0.004 <text:s text:c="5"/>0.066 <text:s text:c="5"/>0.947 <text:s text:c="5"/>-0.007 <text:s text:c="6"/>0.008</text:p>
      <text:p text:style-name="Preformatted_20_Text">L7.HNS-LD <text:s text:c="5"/>0.0002 <text:s text:c="5"/>0.005 <text:s text:c="5"/>0.031 <text:s text:c="5"/>0.975 <text:s text:c="5"/>-0.010 <text:s text:c="6"/>0.010</text:p>
      <text:p text:style-name="Preformatted_20_Text">L7.DPMS <text:s text:c="6"/>-0.0001 <text:s text:c="5"/>0.005 <text:s text:c="4"/>-0.025 <text:s text:c="5"/>0.980 <text:s text:c="5"/>-0.009 <text:s text:c="6"/>0.009</text:p>
      <text:p text:style-name="Preformatted_20_Text">L7.Centar <text:s/>-3.439e-05 <text:s text:c="5"/>0.004 <text:s text:c="4"/>-0.010 <text:s text:c="5"/>0.992 <text:s text:c="5"/>-0.007 <text:s text:c="6"/>0.007</text:p>
      <text:p text:style-name="Preformatted_20_Text">L7.Fokus <text:s text:c="2"/>-2.696e-06 <text:s text:c="5"/>0.003 <text:s text:c="4"/>-0.001 <text:s text:c="5"/>0.999 <text:s text:c="5"/>-0.005 <text:s text:c="6"/>0.005</text:p>
      <text:p text:style-name="Preformatted_20_Text">L7.Mozemo! -6.313e-05 <text:s text:c="5"/>0.005 <text:s text:c="4"/>-0.013 <text:s text:c="5"/>0.989 <text:s text:c="5"/>-0.009 <text:s text:c="6"/>0.009</text:p>
      <text:p text:style-name="Preformatted_20_Text">L7.RF <text:s text:c="6"/>8.826e-05 <text:s text:c="5"/>0.002 <text:s text:c="5"/>0.038 <text:s text:c="5"/>0.970 <text:s text:c="5"/>-0.005 <text:s text:c="6"/>0.005</text:p>
      <text:p text:style-name="Preformatted_20_Text">L8.HDZ <text:s text:c="4"/>-5.877e-05 <text:s text:c="5"/>0.008 <text:s text:c="4"/>-0.008 <text:s text:c="5"/>0.994 <text:s text:c="5"/>-0.015 <text:s text:c="6"/>0.015</text:p>
      <text:p text:style-name="Preformatted_20_Text">L8.SDP <text:s text:c="4"/>-1.514e-05 <text:s text:c="5"/>0.006 <text:s text:c="4"/>-0.003 <text:s text:c="5"/>0.998 <text:s text:c="5"/>-0.012 <text:s text:c="6"/>0.012</text:p>
      <text:p text:style-name="Preformatted_20_Text">L8.KH <text:s text:c="6"/>2.936e-05 <text:s text:c="5"/>0.003 <text:s text:c="5"/>0.010 <text:s text:c="5"/>0.992 <text:s text:c="5"/>-0.006 <text:s text:c="6"/>0.006</text:p>
      <text:p text:style-name="Preformatted_20_Text">L8.MOST <text:s text:c="7"/>0.0004 <text:s text:c="5"/>0.004 <text:s text:c="5"/>0.111 <text:s text:c="5"/>0.912 <text:s text:c="5"/>-0.007 <text:s text:c="6"/>0.008</text:p>
      <text:p text:style-name="Preformatted_20_Text">L8.HNS-LD <text:s text:c="5"/>0.0003 <text:s text:c="5"/>0.003 <text:s text:c="5"/>0.080 <text:s text:c="5"/>0.936 <text:s text:c="5"/>-0.006 <text:s text:c="6"/>0.007</text:p>
      <text:p text:style-name="Preformatted_20_Text">L8.DPMS <text:s text:c="6"/>-0.0001 <text:s text:c="5"/>0.004 <text:s text:c="4"/>-0.033 <text:s text:c="5"/>0.974 <text:s text:c="5"/>-0.009 <text:s text:c="6"/>0.008</text:p>
      <text:p text:style-name="Preformatted_20_Text">L8.Centar <text:s text:c="4"/>-0.0001 <text:s text:c="5"/>0.003 <text:s text:c="4"/>-0.037 <text:s text:c="5"/>0.971 <text:s text:c="5"/>-0.007 <text:s text:c="6"/>0.007</text:p>
      <text:p text:style-name="Preformatted_20_Text">L8.Fokus <text:s text:c="3"/>3.699e-06 <text:s text:c="5"/>0.004 <text:s text:c="5"/>0.001 <text:s text:c="5"/>0.999 <text:s text:c="5"/>-0.007 <text:s text:c="6"/>0.007</text:p>
      <text:p text:style-name="Preformatted_20_Text">L8.Mozemo! -5.118e-05 <text:s text:c="5"/>0.005 <text:s text:c="4"/>-0.010 <text:s text:c="5"/>0.992 <text:s text:c="5"/>-0.010 <text:s text:c="6"/>0.010</text:p>
      <text:p text:style-name="Preformatted_20_Text">L8.RF <text:s text:c="6"/>9.841e-05 <text:s text:c="5"/>0.003 <text:s text:c="5"/>0.034 <text:s text:c="5"/>0.973 <text:s text:c="5"/>-0.006 <text:s text:c="6"/>0.006</text:p>
      <text:p text:style-name="Preformatted_20_Text"><text:s text:c="26"/>Results for equation MOST <text:s text:c="26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1059 <text:s text:c="5"/>0.025 <text:s text:c="5"/>4.294 <text:s text:c="5"/>0.000 <text:s text:c="6"/>0.058 <text:s text:c="6"/>0.154</text:p>
      <text:p text:style-name="Preformatted_20_Text">L1.HDZ <text:s text:c="4"/>-2.496e-05 <text:s text:c="5"/>0.052 <text:s text:c="4"/>-0.000 <text:s text:c="5"/>1.000 <text:s text:c="5"/>-0.101 <text:s text:c="6"/>0.101</text:p>
      <text:p text:style-name="Preformatted_20_Text">L1.SDP <text:s text:c="7"/>-0.0001 <text:s text:c="5"/>0.049 <text:s text:c="4"/>-0.002 <text:s text:c="5"/>0.998 <text:s text:c="5"/>-0.097 <text:s text:c="6"/>0.097</text:p>
      <text:p text:style-name="Preformatted_20_Text">L1.KH <text:s text:c="5"/>-1.725e-05 <text:s text:c="5"/>0.035 <text:s text:c="4"/>-0.000 <text:s text:c="5"/>1.000 <text:s text:c="5"/>-0.068 <text:s text:c="6"/>0.068</text:p>
      <text:p text:style-name="Preformatted_20_Text">L1.MOST <text:s text:c="7"/>0.0006 <text:s text:c="5"/>0.039 <text:s text:c="5"/>0.016 <text:s text:c="5"/>0.987 <text:s text:c="5"/>-0.075 <text:s text:c="6"/>0.077</text:p>
      <text:p text:style-name="Preformatted_20_Text">L1.HNS-LD <text:s text:c="5"/>0.0002 <text:s text:c="5"/>0.029 <text:s text:c="5"/>0.007 <text:s text:c="5"/>0.994 <text:s text:c="5"/>-0.056 <text:s text:c="6"/>0.057</text:p>
      <text:p text:style-name="Preformatted_20_Text">L1.DPMS <text:s text:c="3"/>-2.068e-05 <text:s text:c="5"/>0.048 <text:s text:c="4"/>-0.000 <text:s text:c="5"/>1.000 <text:s text:c="5"/>-0.094 <text:s text:c="6"/>0.094</text:p>
      <text:p text:style-name="Preformatted_20_Text">L1.Centar <text:s/>-3.662e-05 <text:s text:c="5"/>0.047 <text:s text:c="4"/>-0.001 <text:s text:c="5"/>0.999 <text:s text:c="5"/>-0.091 <text:s text:c="6"/>0.091</text:p>
      <text:p text:style-name="Preformatted_20_Text">L1.Fokus <text:s text:c="4"/>8.11e-06 <text:s text:c="5"/>0.026 <text:s text:c="5"/>0.000 <text:s text:c="5"/>1.000 <text:s text:c="5"/>-0.051 <text:s text:c="6"/>0.051</text:p>
      <text:p text:style-name="Preformatted_20_Text">L1.Mozemo! -2.187e-05 <text:s text:c="5"/>0.044 <text:s text:c="4"/>-0.000 <text:s text:c="5"/>1.000 <text:s text:c="5"/>-0.086 <text:s text:c="6"/>0.086</text:p>
      <text:p text:style-name="Preformatted_20_Text">L1.RF <text:s text:c="5"/>-6.065e-06 <text:s text:c="5"/>0.033 <text:s text:c="4"/>-0.000 <text:s text:c="5"/>1.000 <text:s text:c="5"/>-0.064 <text:s text:c="6"/>0.064</text:p>
      <text:p text:style-name="Preformatted_20_Text">L2.HDZ <text:s text:c="4"/>-6.322e-05 <text:s text:c="5"/>0.050 <text:s text:c="4"/>-0.001 <text:s text:c="5"/>0.999 <text:s text:c="5"/>-0.098 <text:s text:c="6"/>0.098</text:p>
      <text:p text:style-name="Preformatted_20_Text">L2.SDP <text:s text:c="4"/>-7.744e-05 <text:s text:c="5"/>0.041 <text:s text:c="4"/>-0.002 <text:s text:c="5"/>0.998 <text:s text:c="5"/>-0.081 <text:s text:c="6"/>0.080</text:p>
      <text:p text:style-name="Preformatted_20_Text">L2.KH <text:s text:c="5"/>-2.402e-05 <text:s text:c="5"/>0.031 <text:s text:c="4"/>-0.001 <text:s text:c="5"/>0.999 <text:s text:c="5"/>-0.061 <text:s text:c="6"/>0.061</text:p>
      <text:p text:style-name="Preformatted_20_Text">L2.MOST <text:s text:c="7"/>0.0006 <text:s text:c="5"/>0.039 <text:s text:c="5"/>0.014 <text:s text:c="5"/>0.989 <text:s text:c="5"/>-0.076 <text:s text:c="6"/>0.077</text:p>
      <text:p text:style-name="Preformatted_20_Text">L2.HNS-LD <text:s text:c="5"/>0.0001 <text:s text:c="5"/>0.030 <text:s text:c="5"/>0.005 <text:s text:c="5"/>0.996 <text:s text:c="5"/>-0.059 <text:s text:c="6"/>0.059</text:p>
      <text:p text:style-name="Preformatted_20_Text">L2.DPMS <text:s text:c="3"/>-1.928e-05 <text:s text:c="5"/>0.045 <text:s text:c="4"/>-0.000 <text:s text:c="5"/>1.000 <text:s text:c="5"/>-0.089 <text:s text:c="6"/>0.089</text:p>
      <text:p text:style-name="Preformatted_20_Text">L2.Centar <text:s/>-2.483e-05 <text:s text:c="5"/>0.040 <text:s text:c="4"/>-0.001 <text:s text:c="5"/>0.999 <text:s text:c="5"/>-0.078 <text:s text:c="6"/>0.078</text:p>
      <text:p text:style-name="Preformatted_20_Text">L2.Fokus <text:s text:c="3"/>5.812e-06 <text:s text:c="5"/>0.040 <text:s text:c="5"/>0.000 <text:s text:c="5"/>1.000 <text:s text:c="5"/>-0.079 <text:s text:c="6"/>0.079</text:p>
      <text:p text:style-name="Preformatted_20_Text">L2.Mozemo! -4.441e-06 <text:s text:c="5"/>0.043 <text:s text:c="4"/>-0.000 <text:s text:c="5"/>1.000 <text:s text:c="5"/>-0.085 <text:s text:c="6"/>0.085</text:p>
      <text:p text:style-name="Preformatted_20_Text">L2.RF <text:s text:c="5"/>-4.806e-06 <text:s text:c="5"/>0.035 <text:s text:c="4"/>-0.000 <text:s text:c="5"/>1.000 <text:s text:c="5"/>-0.069 <text:s text:c="6"/>0.069</text:p>
      <text:p text:style-name="Preformatted_20_Text">L3.HDZ <text:s text:c="4"/>-3.613e-05 <text:s text:c="5"/>0.054 <text:s text:c="4"/>-0.001 <text:s text:c="5"/>0.999 <text:s text:c="5"/>-0.107 <text:s text:c="6"/>0.106</text:p>
      <text:p text:style-name="Preformatted_20_Text">L3.SDP <text:s text:c="7"/>-0.0001 <text:s text:c="5"/>0.066 <text:s text:c="4"/>-0.002 <text:s text:c="5"/>0.999 <text:s text:c="5"/>-0.130 <text:s text:c="6"/>0.130</text:p>
      <text:p text:style-name="Preformatted_20_Text">L3.KH <text:s text:c="5"/>-2.002e-05 <text:s text:c="5"/>0.033 <text:s text:c="4"/>-0.001 <text:s text:c="5"/>1.000 <text:s text:c="5"/>-0.066 <text:s text:c="6"/>0.065</text:p>
      <text:p text:style-name="Preformatted_20_Text">L3.MOST <text:s text:c="7"/>0.0005 <text:s text:c="5"/>0.059 <text:s text:c="5"/>0.009 <text:s text:c="5"/>0.993 <text:s text:c="5"/>-0.115 <text:s text:c="6"/>0.116</text:p>
      <text:p text:style-name="Preformatted_20_Text">L3.HNS-LD <text:s text:c="2"/>9.741e-05 <text:s text:c="5"/>0.025 <text:s text:c="5"/>0.004 <text:s text:c="5"/>0.997 <text:s text:c="5"/>-0.048 <text:s text:c="6"/>0.049</text:p>
      <text:p text:style-name="Preformatted_20_Text"><text:soft-page-break/>L3.DPMS <text:s text:c="3"/>-2.837e-05 <text:s text:c="5"/>0.038 <text:s text:c="4"/>-0.001 <text:s text:c="5"/>0.999 <text:s text:c="5"/>-0.075 <text:s text:c="6"/>0.075</text:p>
      <text:p text:style-name="Preformatted_20_Text">L3.Centar <text:s text:c="2"/>-2.57e-05 <text:s text:c="5"/>0.049 <text:s text:c="4"/>-0.001 <text:s text:c="5"/>1.000 <text:s text:c="5"/>-0.097 <text:s text:c="6"/>0.097</text:p>
      <text:p text:style-name="Preformatted_20_Text">L3.Fokus <text:s text:c="3"/>3.483e-06 <text:s text:c="5"/>0.030 <text:s text:c="5"/>0.000 <text:s text:c="5"/>1.000 <text:s text:c="5"/>-0.058 <text:s text:c="6"/>0.058</text:p>
      <text:p text:style-name="Preformatted_20_Text">L3.Mozemo! -1.076e-05 <text:s text:c="5"/>0.053 <text:s text:c="4"/>-0.000 <text:s text:c="5"/>1.000 <text:s text:c="5"/>-0.104 <text:s text:c="6"/>0.104</text:p>
      <text:p text:style-name="Preformatted_20_Text">L3.RF <text:s text:c="5"/>-4.924e-06 <text:s text:c="5"/>0.028 <text:s text:c="4"/>-0.000 <text:s text:c="5"/>1.000 <text:s text:c="5"/>-0.056 <text:s text:c="6"/>0.056</text:p>
      <text:p text:style-name="Preformatted_20_Text">L4.HDZ <text:s text:c="4"/>-2.846e-05 <text:s text:c="5"/>0.049 <text:s text:c="4"/>-0.001 <text:s text:c="5"/>1.000 <text:s text:c="5"/>-0.097 <text:s text:c="6"/>0.097</text:p>
      <text:p text:style-name="Preformatted_20_Text">L4.SDP <text:s text:c="4"/>-9.649e-05 <text:s text:c="5"/>0.058 <text:s text:c="4"/>-0.002 <text:s text:c="5"/>0.999 <text:s text:c="5"/>-0.113 <text:s text:c="6"/>0.113</text:p>
      <text:p text:style-name="Preformatted_20_Text">L4.KH <text:s text:c="5"/>-8.069e-06 <text:s text:c="5"/>0.030 <text:s text:c="4"/>-0.000 <text:s text:c="5"/>1.000 <text:s text:c="5"/>-0.060 <text:s text:c="6"/>0.060</text:p>
      <text:p text:style-name="Preformatted_20_Text">L4.MOST <text:s text:c="7"/>0.0006 <text:s text:c="5"/>0.046 <text:s text:c="5"/>0.012 <text:s text:c="5"/>0.990 <text:s text:c="5"/>-0.090 <text:s text:c="6"/>0.091</text:p>
      <text:p text:style-name="Preformatted_20_Text">L4.HNS-LD <text:s text:c="5"/>0.0003 <text:s text:c="5"/>0.025 <text:s text:c="5"/>0.010 <text:s text:c="5"/>0.992 <text:s text:c="5"/>-0.049 <text:s text:c="6"/>0.049</text:p>
      <text:p text:style-name="Preformatted_20_Text">L4.DPMS <text:s text:c="3"/>-1.925e-05 <text:s text:c="5"/>0.045 <text:s text:c="4"/>-0.000 <text:s text:c="5"/>1.000 <text:s text:c="5"/>-0.088 <text:s text:c="6"/>0.088</text:p>
      <text:p text:style-name="Preformatted_20_Text">L4.Centar <text:s/>-3.978e-05 <text:s text:c="5"/>0.046 <text:s text:c="4"/>-0.001 <text:s text:c="5"/>0.999 <text:s text:c="5"/>-0.091 <text:s text:c="6"/>0.091</text:p>
      <text:p text:style-name="Preformatted_20_Text">L4.Fokus <text:s text:c="3"/>8.594e-06 <text:s text:c="5"/>0.028 <text:s text:c="5"/>0.000 <text:s text:c="5"/>1.000 <text:s text:c="5"/>-0.055 <text:s text:c="6"/>0.055</text:p>
      <text:p text:style-name="Preformatted_20_Text">L4.Mozemo! <text:s/>6.763e-06 <text:s text:c="5"/>0.041 <text:s text:c="5"/>0.000 <text:s text:c="5"/>1.000 <text:s text:c="5"/>-0.080 <text:s text:c="6"/>0.080</text:p>
      <text:p text:style-name="Preformatted_20_Text">L4.RF <text:s text:c="6"/>6.123e-06 <text:s text:c="5"/>0.023 <text:s text:c="5"/>0.000 <text:s text:c="5"/>1.000 <text:s text:c="5"/>-0.045 <text:s text:c="6"/>0.045</text:p>
      <text:p text:style-name="Preformatted_20_Text">L5.HDZ <text:s text:c="4"/>-3.342e-05 <text:s text:c="5"/>0.057 <text:s text:c="4"/>-0.001 <text:s text:c="5"/>1.000 <text:s text:c="5"/>-0.112 <text:s text:c="6"/>0.111</text:p>
      <text:p text:style-name="Preformatted_20_Text">L5.SDP <text:s text:c="7"/>-0.0001 <text:s text:c="5"/>0.048 <text:s text:c="4"/>-0.002 <text:s text:c="5"/>0.998 <text:s text:c="5"/>-0.095 <text:s text:c="6"/>0.094</text:p>
      <text:p text:style-name="Preformatted_20_Text">L5.KH <text:s text:c="5"/>-1.371e-05 <text:s text:c="5"/>0.026 <text:s text:c="4"/>-0.001 <text:s text:c="5"/>1.000 <text:s text:c="5"/>-0.051 <text:s text:c="6"/>0.051</text:p>
      <text:p text:style-name="Preformatted_20_Text">L5.MOST <text:s text:c="7"/>0.0005 <text:s text:c="5"/>0.047 <text:s text:c="5"/>0.010 <text:s text:c="5"/>0.992 <text:s text:c="5"/>-0.092 <text:s text:c="6"/>0.093</text:p>
      <text:p text:style-name="Preformatted_20_Text">L5.HNS-LD <text:s text:c="5"/>0.0002 <text:s text:c="5"/>0.021 <text:s text:c="5"/>0.008 <text:s text:c="5"/>0.993 <text:s text:c="5"/>-0.040 <text:s text:c="6"/>0.040</text:p>
      <text:p text:style-name="Preformatted_20_Text">L5.DPMS <text:s text:c="3"/>-1.725e-05 <text:s text:c="5"/>0.041 <text:s text:c="4"/>-0.000 <text:s text:c="5"/>1.000 <text:s text:c="5"/>-0.081 <text:s text:c="6"/>0.081</text:p>
      <text:p text:style-name="Preformatted_20_Text">L5.Centar <text:s/>-2.756e-05 <text:s text:c="5"/>0.041 <text:s text:c="4"/>-0.001 <text:s text:c="5"/>0.999 <text:s text:c="5"/>-0.081 <text:s text:c="6"/>0.081</text:p>
      <text:p text:style-name="Preformatted_20_Text">L5.Fokus <text:s text:c="3"/>8.218e-06 <text:s text:c="5"/>0.030 <text:s text:c="5"/>0.000 <text:s text:c="5"/>1.000 <text:s text:c="5"/>-0.059 <text:s text:c="6"/>0.059</text:p>
      <text:p text:style-name="Preformatted_20_Text">L5.Mozemo! <text:s/>1.448e-05 <text:s text:c="5"/>0.051 <text:s text:c="5"/>0.000 <text:s text:c="5"/>1.000 <text:s text:c="5"/>-0.101 <text:s text:c="6"/>0.101</text:p>
      <text:p text:style-name="Preformatted_20_Text">L5.RF <text:s text:c="6"/>5.568e-07 <text:s text:c="5"/>0.027 <text:s text:c="2"/>2.04e-05 <text:s text:c="5"/>1.000 <text:s text:c="5"/>-0.053 <text:s text:c="6"/>0.053</text:p>
      <text:p text:style-name="Preformatted_20_Text">L6.HDZ <text:s text:c="4"/>-3.257e-06 <text:s text:c="5"/>0.045 <text:s/>-7.28e-05 <text:s text:c="5"/>1.000 <text:s text:c="5"/>-0.088 <text:s text:c="6"/>0.088</text:p>
      <text:p text:style-name="Preformatted_20_Text">L6.SDP <text:s text:c="4"/>-8.463e-05 <text:s text:c="5"/>0.052 <text:s text:c="4"/>-0.002 <text:s text:c="5"/>0.999 <text:s text:c="5"/>-0.102 <text:s text:c="6"/>0.102</text:p>
      <text:p text:style-name="Preformatted_20_Text">L6.KH <text:s text:c="5"/>-7.577e-06 <text:s text:c="5"/>0.031 <text:s text:c="4"/>-0.000 <text:s text:c="5"/>1.000 <text:s text:c="5"/>-0.060 <text:s text:c="6"/>0.060</text:p>
      <text:p text:style-name="Preformatted_20_Text">L6.MOST <text:s text:c="7"/>0.0005 <text:s text:c="5"/>0.038 <text:s text:c="5"/>0.013 <text:s text:c="5"/>0.990 <text:s text:c="5"/>-0.074 <text:s text:c="6"/>0.075</text:p>
      <text:p text:style-name="Preformatted_20_Text">L6.HNS-LD <text:s text:c="5"/>0.0002 <text:s text:c="5"/>0.028 <text:s text:c="5"/>0.009 <text:s text:c="5"/>0.993 <text:s text:c="5"/>-0.055 <text:s text:c="6"/>0.056</text:p>
      <text:p text:style-name="Preformatted_20_Text">L6.DPMS <text:s text:c="3"/>-2.004e-05 <text:s text:c="5"/>0.037 <text:s text:c="4"/>-0.001 <text:s text:c="5"/>1.000 <text:s text:c="5"/>-0.072 <text:s text:c="6"/>0.072</text:p>
      <text:p text:style-name="Preformatted_20_Text">L6.Centar <text:s/>-2.717e-05 <text:s text:c="5"/>0.044 <text:s text:c="4"/>-0.001 <text:s text:c="5"/>1.000 <text:s text:c="5"/>-0.087 <text:s text:c="6"/>0.087</text:p>
      <text:p text:style-name="Preformatted_20_Text">L6.Fokus <text:s text:c="3"/>6.296e-06 <text:s text:c="5"/>0.032 <text:s text:c="5"/>0.000 <text:s text:c="5"/>1.000 <text:s text:c="5"/>-0.063 <text:s text:c="6"/>0.063</text:p>
      <text:p text:style-name="Preformatted_20_Text">L6.Mozemo! <text:s/>9.242e-06 <text:s text:c="5"/>0.052 <text:s text:c="5"/>0.000 <text:s text:c="5"/>1.000 <text:s text:c="5"/>-0.101 <text:s text:c="6"/>0.101</text:p>
      <text:p text:style-name="Preformatted_20_Text">L6.RF <text:s text:c="6"/>6.716e-06 <text:s text:c="5"/>0.027 <text:s text:c="5"/>0.000 <text:s text:c="5"/>1.000 <text:s text:c="5"/>-0.054 <text:s text:c="6"/>0.054</text:p>
      <text:p text:style-name="Preformatted_20_Text">L7.HDZ <text:s text:c="5"/>1.191e-05 <text:s text:c="5"/>0.053 <text:s text:c="5"/>0.000 <text:s text:c="5"/>1.000 <text:s text:c="5"/>-0.104 <text:s text:c="6"/>0.104</text:p>
      <text:p text:style-name="Preformatted_20_Text">L7.SDP <text:s text:c="4"/>-9.955e-05 <text:s text:c="5"/>0.052 <text:s text:c="4"/>-0.002 <text:s text:c="5"/>0.998 <text:s text:c="5"/>-0.101 <text:s text:c="6"/>0.101</text:p>
      <text:p text:style-name="Preformatted_20_Text">L7.KH <text:s text:c="5"/>-7.918e-06 <text:s text:c="5"/>0.025 <text:s text:c="4"/>-0.000 <text:s text:c="5"/>1.000 <text:s text:c="5"/>-0.048 <text:s text:c="6"/>0.048</text:p>
      <text:p text:style-name="Preformatted_20_Text">L7.MOST <text:s text:c="7"/>0.0004 <text:s text:c="5"/>0.054 <text:s text:c="5"/>0.007 <text:s text:c="5"/>0.994 <text:s text:c="5"/>-0.105 <text:s text:c="6"/>0.106</text:p>
      <text:p text:style-name="Preformatted_20_Text">L7.HNS-LD <text:s text:c="5"/>0.0002 <text:s text:c="5"/>0.026 <text:s text:c="5"/>0.007 <text:s text:c="5"/>0.995 <text:s text:c="5"/>-0.051 <text:s text:c="6"/>0.051</text:p>
      <text:p text:style-name="Preformatted_20_Text">L7.DPMS <text:s text:c="4"/>-2.11e-05 <text:s text:c="5"/>0.045 <text:s text:c="4"/>-0.000 <text:s text:c="5"/>1.000 <text:s text:c="5"/>-0.089 <text:s text:c="6"/>0.089</text:p>
      <text:p text:style-name="Preformatted_20_Text">L7.Centar <text:s/>-1.486e-05 <text:s text:c="5"/>0.054 <text:s text:c="4"/>-0.000 <text:s text:c="5"/>1.000 <text:s text:c="5"/>-0.105 <text:s text:c="6"/>0.105</text:p>
      <text:p text:style-name="Preformatted_20_Text">L7.Fokus <text:s text:c="3"/>9.072e-06 <text:s text:c="5"/>0.033 <text:s text:c="5"/>0.000 <text:s text:c="5"/>1.000 <text:s text:c="5"/>-0.064 <text:s text:c="6"/>0.064</text:p>
      <text:p text:style-name="Preformatted_20_Text">L7.Mozemo! <text:s text:c="2"/>3.26e-05 <text:s text:c="5"/>0.059 <text:s text:c="5"/>0.001 <text:s text:c="5"/>1.000 <text:s text:c="5"/>-0.116 <text:s text:c="6"/>0.116</text:p>
      <text:p text:style-name="Preformatted_20_Text">L7.RF <text:s text:c="6"/>4.896e-06 <text:s text:c="5"/>0.030 <text:s text:c="5"/>0.000 <text:s text:c="5"/>1.000 <text:s text:c="5"/>-0.060 <text:s text:c="6"/>0.060</text:p>
      <text:p text:style-name="Preformatted_20_Text">L8.HDZ <text:s text:c="4"/>-1.063e-05 <text:s text:c="5"/>0.052 <text:s text:c="4"/>-0.000 <text:s text:c="5"/>1.000 <text:s text:c="5"/>-0.102 <text:s text:c="6"/>0.102</text:p>
      <text:p text:style-name="Preformatted_20_Text">L8.SDP <text:s text:c="6"/>-5.2e-05 <text:s text:c="5"/>0.049 <text:s text:c="4"/>-0.001 <text:s text:c="5"/>0.999 <text:s text:c="5"/>-0.096 <text:s text:c="6"/>0.096</text:p>
      <text:p text:style-name="Preformatted_20_Text">L8.KH <text:s text:c="5"/>-1.363e-06 <text:s text:c="5"/>0.028 <text:s text:c="2"/>-4.8e-05 <text:s text:c="5"/>1.000 <text:s text:c="5"/>-0.056 <text:s text:c="6"/>0.056</text:p>
      <text:p text:style-name="Preformatted_20_Text">L8.MOST <text:s text:c="7"/>0.0004 <text:s text:c="5"/>0.045 <text:s text:c="5"/>0.009 <text:s text:c="5"/>0.993 <text:s text:c="5"/>-0.087 <text:s text:c="6"/>0.088</text:p>
      <text:p text:style-name="Preformatted_20_Text">L8.HNS-LD <text:s text:c="5"/>0.0003 <text:s text:c="5"/>0.025 <text:s text:c="5"/>0.011 <text:s text:c="5"/>0.991 <text:s text:c="5"/>-0.049 <text:s text:c="6"/>0.049</text:p>
      <text:p text:style-name="Preformatted_20_Text">L8.DPMS <text:s text:c="3"/>-2.768e-05 <text:s text:c="5"/>0.052 <text:s text:c="4"/>-0.001 <text:s text:c="5"/>1.000 <text:s text:c="5"/>-0.103 <text:s text:c="6"/>0.103</text:p>
      <text:p text:style-name="Preformatted_20_Text">L8.Centar <text:s/>-2.348e-05 <text:s text:c="5"/>0.047 <text:s text:c="4"/>-0.001 <text:s text:c="5"/>1.000 <text:s text:c="5"/>-0.092 <text:s text:c="6"/>0.092</text:p>
      <text:p text:style-name="Preformatted_20_Text">L8.Fokus <text:s text:c="3"/>8.937e-06 <text:s text:c="5"/>0.034 <text:s text:c="5"/>0.000 <text:s text:c="5"/>1.000 <text:s text:c="5"/>-0.066 <text:s text:c="6"/>0.066</text:p>
      <text:p text:style-name="Preformatted_20_Text">L8.Mozemo! <text:s/>3.089e-05 <text:s text:c="5"/>0.057 <text:s text:c="5"/>0.001 <text:s text:c="5"/>1.000 <text:s text:c="5"/>-0.112 <text:s text:c="6"/>0.112</text:p>
      <text:p text:style-name="Preformatted_20_Text">L8.RF <text:s text:c="6"/>5.724e-06 <text:s text:c="5"/>0.028 <text:s text:c="5"/>0.000 <text:s text:c="5"/>1.000 <text:s text:c="5"/>-0.055 <text:s text:c="6"/>0.055</text:p>
      <text:p text:style-name="Preformatted_20_Text"><text:s text:c="25"/>Results for equation HNS-LD <text:s text:c="25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0112 <text:s text:c="5"/>0.037 <text:s text:c="5"/>0.300 <text:s text:c="5"/>0.764 <text:s text:c="5"/>-0.062 <text:s text:c="6"/>0.084</text:p>
      <text:p text:style-name="Preformatted_20_Text">L1.HDZ <text:s text:c="4"/>-2.501e-05 <text:s text:c="5"/>0.059 <text:s text:c="4"/>-0.000 <text:s text:c="5"/>1.000 <text:s text:c="5"/>-0.115 <text:s text:c="6"/>0.115</text:p>
      <text:p text:style-name="Preformatted_20_Text">L1.SDP <text:s text:c="5"/>4.419e-05 <text:s text:c="5"/>0.058 <text:s text:c="5"/>0.001 <text:s text:c="5"/>0.999 <text:s text:c="5"/>-0.114 <text:s text:c="6"/>0.114</text:p>
      <text:p text:style-name="Preformatted_20_Text">L1.KH <text:s text:c="6"/>2.624e-05 <text:s text:c="5"/>0.046 <text:s text:c="5"/>0.001 <text:s text:c="5"/>1.000 <text:s text:c="5"/>-0.089 <text:s text:c="6"/>0.089</text:p>
      <text:p text:style-name="Preformatted_20_Text">L1.MOST <text:s text:c="3"/>-4.684e-05 <text:s text:c="5"/>0.053 <text:s text:c="4"/>-0.001 <text:s text:c="5"/>0.999 <text:s text:c="5"/>-0.103 <text:s text:c="6"/>0.103</text:p>
      <text:p text:style-name="Preformatted_20_Text"><text:soft-page-break/>L1.HNS-LD <text:s text:c="5"/>0.0004 <text:s text:c="5"/>0.042 <text:s text:c="5"/>0.009 <text:s text:c="5"/>0.993 <text:s text:c="5"/>-0.082 <text:s text:c="6"/>0.083</text:p>
      <text:p text:style-name="Preformatted_20_Text">L1.DPMS <text:s text:c="4"/>2.073e-05 <text:s text:c="5"/>0.061 <text:s text:c="5"/>0.000 <text:s text:c="5"/>1.000 <text:s text:c="5"/>-0.119 <text:s text:c="6"/>0.119</text:p>
      <text:p text:style-name="Preformatted_20_Text">L1.Centar <text:s text:c="3"/>1.65e-05 <text:s text:c="5"/>0.052 <text:s text:c="5"/>0.000 <text:s text:c="5"/>1.000 <text:s text:c="5"/>-0.102 <text:s text:c="6"/>0.102</text:p>
      <text:p text:style-name="Preformatted_20_Text">L1.Fokus <text:s text:c="2"/>-3.909e-06 <text:s text:c="5"/>0.058 <text:s/>-6.72e-05 <text:s text:c="5"/>1.000 <text:s text:c="5"/>-0.114 <text:s text:c="6"/>0.114</text:p>
      <text:p text:style-name="Preformatted_20_Text">L1.Mozemo! <text:s/>2.427e-05 <text:s text:c="5"/>0.045 <text:s text:c="5"/>0.001 <text:s text:c="5"/>1.000 <text:s text:c="5"/>-0.088 <text:s text:c="6"/>0.088</text:p>
      <text:p text:style-name="Preformatted_20_Text">L1.RF <text:s text:c="6"/>5.277e-06 <text:s text:c="5"/>0.027 <text:s text:c="5"/>0.000 <text:s text:c="5"/>1.000 <text:s text:c="5"/>-0.053 <text:s text:c="6"/>0.053</text:p>
      <text:p text:style-name="Preformatted_20_Text">L2.HDZ <text:s text:c="4"/>-2.088e-05 <text:s text:c="5"/>0.051 <text:s text:c="4"/>-0.000 <text:s text:c="5"/>1.000 <text:s text:c="5"/>-0.100 <text:s text:c="6"/>0.100</text:p>
      <text:p text:style-name="Preformatted_20_Text">L2.SDP <text:s text:c="6"/>5.13e-05 <text:s text:c="5"/>0.051 <text:s text:c="5"/>0.001 <text:s text:c="5"/>0.999 <text:s text:c="5"/>-0.101 <text:s text:c="6"/>0.101</text:p>
      <text:p text:style-name="Preformatted_20_Text">L2.KH <text:s text:c="6"/>3.429e-05 <text:s text:c="5"/>0.034 <text:s text:c="5"/>0.001 <text:s text:c="5"/>0.999 <text:s text:c="5"/>-0.067 <text:s text:c="6"/>0.067</text:p>
      <text:p text:style-name="Preformatted_20_Text">L2.MOST <text:s text:c="3"/>-1.103e-05 <text:s text:c="5"/>0.052 <text:s text:c="4"/>-0.000 <text:s text:c="5"/>1.000 <text:s text:c="5"/>-0.102 <text:s text:c="6"/>0.102</text:p>
      <text:p text:style-name="Preformatted_20_Text">L2.HNS-LD <text:s text:c="5"/>0.0005 <text:s text:c="5"/>0.048 <text:s text:c="5"/>0.010 <text:s text:c="5"/>0.992 <text:s text:c="5"/>-0.093 <text:s text:c="6"/>0.094</text:p>
      <text:p text:style-name="Preformatted_20_Text">L2.DPMS <text:s text:c="4"/>1.966e-05 <text:s text:c="5"/>0.064 <text:s text:c="5"/>0.000 <text:s text:c="5"/>1.000 <text:s text:c="5"/>-0.125 <text:s text:c="6"/>0.125</text:p>
      <text:p text:style-name="Preformatted_20_Text">L2.Centar <text:s text:c="2"/>8.613e-06 <text:s text:c="5"/>0.058 <text:s text:c="5"/>0.000 <text:s text:c="5"/>1.000 <text:s text:c="5"/>-0.113 <text:s text:c="6"/>0.113</text:p>
      <text:p text:style-name="Preformatted_20_Text">L2.Fokus <text:s text:c="2"/>-1.465e-06 <text:s text:c="5"/>0.056 <text:s/>-2.61e-05 <text:s text:c="5"/>1.000 <text:s text:c="5"/>-0.110 <text:s text:c="6"/>0.110</text:p>
      <text:p text:style-name="Preformatted_20_Text">L2.Mozemo! <text:s/>1.533e-05 <text:s text:c="5"/>0.049 <text:s text:c="5"/>0.000 <text:s text:c="5"/>1.000 <text:s text:c="5"/>-0.096 <text:s text:c="6"/>0.096</text:p>
      <text:p text:style-name="Preformatted_20_Text">L2.RF <text:s text:c="6"/>4.782e-06 <text:s text:c="5"/>0.056 <text:s text:c="2"/>8.58e-05 <text:s text:c="5"/>1.000 <text:s text:c="5"/>-0.109 <text:s text:c="6"/>0.109</text:p>
      <text:p text:style-name="Preformatted_20_Text">L3.HDZ <text:s text:c="4"/>-3.225e-05 <text:s text:c="5"/>0.052 <text:s text:c="4"/>-0.001 <text:s text:c="5"/>1.000 <text:s text:c="5"/>-0.103 <text:s text:c="6"/>0.103</text:p>
      <text:p text:style-name="Preformatted_20_Text">L3.SDP <text:s text:c="4"/>-5.187e-08 <text:s text:c="5"/>0.060 <text:s/>-8.62e-07 <text:s text:c="5"/>1.000 <text:s text:c="5"/>-0.118 <text:s text:c="6"/>0.118</text:p>
      <text:p text:style-name="Preformatted_20_Text">L3.KH <text:s text:c="6"/>2.693e-05 <text:s text:c="5"/>0.046 <text:s text:c="5"/>0.001 <text:s text:c="5"/>1.000 <text:s text:c="5"/>-0.091 <text:s text:c="6"/>0.091</text:p>
      <text:p text:style-name="Preformatted_20_Text">L3.MOST <text:s text:c="6"/>-0.0001 <text:s text:c="5"/>0.045 <text:s text:c="4"/>-0.002 <text:s text:c="5"/>0.998 <text:s text:c="5"/>-0.088 <text:s text:c="6"/>0.088</text:p>
      <text:p text:style-name="Preformatted_20_Text">L3.HNS-LD <text:s text:c="5"/>0.0004 <text:s text:c="5"/>0.051 <text:s text:c="5"/>0.007 <text:s text:c="5"/>0.994 <text:s text:c="5"/>-0.099 <text:s text:c="6"/>0.100</text:p>
      <text:p text:style-name="Preformatted_20_Text">L3.DPMS <text:s text:c="4"/>2.439e-05 <text:s text:c="5"/>0.065 <text:s text:c="5"/>0.000 <text:s text:c="5"/>1.000 <text:s text:c="5"/>-0.127 <text:s text:c="6"/>0.127</text:p>
      <text:p text:style-name="Preformatted_20_Text">L3.Centar <text:s text:c="3"/>1.58e-05 <text:s text:c="5"/>0.059 <text:s text:c="5"/>0.000 <text:s text:c="5"/>1.000 <text:s text:c="5"/>-0.116 <text:s text:c="6"/>0.116</text:p>
      <text:p text:style-name="Preformatted_20_Text">L3.Fokus <text:s text:c="3"/>3.159e-07 <text:s text:c="5"/>0.047 <text:s text:c="2"/>6.74e-06 <text:s text:c="5"/>1.000 <text:s text:c="5"/>-0.092 <text:s text:c="6"/>0.092</text:p>
      <text:p text:style-name="Preformatted_20_Text">L3.Mozemo! <text:s/>2.177e-05 <text:s text:c="5"/>0.050 <text:s text:c="5"/>0.000 <text:s text:c="5"/>1.000 <text:s text:c="5"/>-0.097 <text:s text:c="6"/>0.097</text:p>
      <text:p text:style-name="Preformatted_20_Text">L3.RF <text:s text:c="6"/>3.791e-06 <text:s text:c="5"/>0.046 <text:s text:c="2"/>8.27e-05 <text:s text:c="5"/>1.000 <text:s text:c="5"/>-0.090 <text:s text:c="6"/>0.090</text:p>
      <text:p text:style-name="Preformatted_20_Text">L4.HDZ <text:s text:c="4"/>-2.829e-05 <text:s text:c="5"/>0.056 <text:s text:c="4"/>-0.001 <text:s text:c="5"/>1.000 <text:s text:c="5"/>-0.111 <text:s text:c="6"/>0.111</text:p>
      <text:p text:style-name="Preformatted_20_Text">L4.SDP <text:s text:c="5"/>2.291e-05 <text:s text:c="5"/>0.051 <text:s text:c="5"/>0.000 <text:s text:c="5"/>1.000 <text:s text:c="5"/>-0.100 <text:s text:c="6"/>0.100</text:p>
      <text:p text:style-name="Preformatted_20_Text">L4.KH <text:s text:c="6"/>1.886e-05 <text:s text:c="5"/>0.058 <text:s text:c="5"/>0.000 <text:s text:c="5"/>1.000 <text:s text:c="5"/>-0.113 <text:s text:c="6"/>0.113</text:p>
      <text:p text:style-name="Preformatted_20_Text">L4.MOST <text:s text:c="6"/>-0.0001 <text:s text:c="5"/>0.052 <text:s text:c="4"/>-0.003 <text:s text:c="5"/>0.998 <text:s text:c="5"/>-0.102 <text:s text:c="6"/>0.102</text:p>
      <text:p text:style-name="Preformatted_20_Text">L4.HNS-LD <text:s text:c="5"/>0.0002 <text:s text:c="5"/>0.041 <text:s text:c="5"/>0.006 <text:s text:c="5"/>0.995 <text:s text:c="5"/>-0.080 <text:s text:c="6"/>0.081</text:p>
      <text:p text:style-name="Preformatted_20_Text">L4.DPMS <text:s text:c="4"/>1.996e-05 <text:s text:c="5"/>0.072 <text:s text:c="5"/>0.000 <text:s text:c="5"/>1.000 <text:s text:c="5"/>-0.142 <text:s text:c="6"/>0.142</text:p>
      <text:p text:style-name="Preformatted_20_Text">L4.Centar <text:s text:c="2"/>2.009e-05 <text:s text:c="5"/>0.062 <text:s text:c="5"/>0.000 <text:s text:c="5"/>1.000 <text:s text:c="5"/>-0.122 <text:s text:c="6"/>0.122</text:p>
      <text:p text:style-name="Preformatted_20_Text">L4.Fokus <text:s text:c="3"/>9.027e-07 <text:s text:c="5"/>0.035 <text:s text:c="3"/>2.6e-05 <text:s text:c="5"/>1.000 <text:s text:c="5"/>-0.068 <text:s text:c="6"/>0.068</text:p>
      <text:p text:style-name="Preformatted_20_Text">L4.Mozemo! <text:s/>2.139e-05 <text:s text:c="5"/>0.054 <text:s text:c="5"/>0.000 <text:s text:c="5"/>1.000 <text:s text:c="5"/>-0.105 <text:s text:c="6"/>0.105</text:p>
      <text:p text:style-name="Preformatted_20_Text">L4.RF <text:s text:c="5"/>-2.817e-06 <text:s text:c="5"/>0.035 <text:s/>-8.01e-05 <text:s text:c="5"/>1.000 <text:s text:c="5"/>-0.069 <text:s text:c="6"/>0.069</text:p>
      <text:p text:style-name="Preformatted_20_Text">L5.HDZ <text:s text:c="4"/>-4.528e-05 <text:s text:c="5"/>0.070 <text:s text:c="4"/>-0.001 <text:s text:c="5"/>0.999 <text:s text:c="5"/>-0.138 <text:s text:c="6"/>0.138</text:p>
      <text:p text:style-name="Preformatted_20_Text">L5.SDP <text:s text:c="6"/>8.82e-06 <text:s text:c="5"/>0.058 <text:s text:c="5"/>0.000 <text:s text:c="5"/>1.000 <text:s text:c="5"/>-0.113 <text:s text:c="6"/>0.113</text:p>
      <text:p text:style-name="Preformatted_20_Text">L5.KH <text:s text:c="6"/>2.606e-05 <text:s text:c="5"/>0.047 <text:s text:c="5"/>0.001 <text:s text:c="5"/>1.000 <text:s text:c="5"/>-0.092 <text:s text:c="6"/>0.092</text:p>
      <text:p text:style-name="Preformatted_20_Text">L5.MOST <text:s text:c="6"/>-0.0001 <text:s text:c="5"/>0.053 <text:s text:c="4"/>-0.003 <text:s text:c="5"/>0.998 <text:s text:c="5"/>-0.103 <text:s text:c="6"/>0.103</text:p>
      <text:p text:style-name="Preformatted_20_Text">L5.HNS-LD <text:s text:c="5"/>0.0003 <text:s text:c="5"/>0.043 <text:s text:c="5"/>0.007 <text:s text:c="5"/>0.994 <text:s text:c="5"/>-0.083 <text:s text:c="6"/>0.084</text:p>
      <text:p text:style-name="Preformatted_20_Text">L5.DPMS <text:s text:c="4"/>1.642e-05 <text:s text:c="5"/>0.091 <text:s text:c="5"/>0.000 <text:s text:c="5"/>1.000 <text:s text:c="5"/>-0.179 <text:s text:c="6"/>0.179</text:p>
      <text:p text:style-name="Preformatted_20_Text">L5.Centar <text:s text:c="2"/>1.518e-05 <text:s text:c="5"/>0.057 <text:s text:c="5"/>0.000 <text:s text:c="5"/>1.000 <text:s text:c="5"/>-0.111 <text:s text:c="6"/>0.111</text:p>
      <text:p text:style-name="Preformatted_20_Text">L5.Fokus <text:s text:c="3"/>3.258e-07 <text:s text:c="5"/>0.036 <text:s text:c="2"/>9.03e-06 <text:s text:c="5"/>1.000 <text:s text:c="5"/>-0.071 <text:s text:c="6"/>0.071</text:p>
      <text:p text:style-name="Preformatted_20_Text">L5.Mozemo! <text:s/>1.104e-05 <text:s text:c="5"/>0.056 <text:s text:c="5"/>0.000 <text:s text:c="5"/>1.000 <text:s text:c="5"/>-0.110 <text:s text:c="6"/>0.110</text:p>
      <text:p text:style-name="Preformatted_20_Text">L5.RF <text:s text:c="5"/>-3.536e-07 <text:s text:c="5"/>0.033 <text:s/>-1.06e-05 <text:s text:c="5"/>1.000 <text:s text:c="5"/>-0.066 <text:s text:c="6"/>0.066</text:p>
      <text:p text:style-name="Preformatted_20_Text">L6.HDZ <text:s text:c="5"/>-3.48e-05 <text:s text:c="5"/>0.051 <text:s text:c="4"/>-0.001 <text:s text:c="5"/>0.999 <text:s text:c="5"/>-0.100 <text:s text:c="6"/>0.100</text:p>
      <text:p text:style-name="Preformatted_20_Text">L6.SDP <text:s text:c="4"/>-2.635e-07 <text:s text:c="5"/>0.048 <text:s/>-5.52e-06 <text:s text:c="5"/>1.000 <text:s text:c="5"/>-0.094 <text:s text:c="6"/>0.094</text:p>
      <text:p text:style-name="Preformatted_20_Text">L6.KH <text:s text:c="6"/>1.748e-05 <text:s text:c="5"/>0.040 <text:s text:c="5"/>0.000 <text:s text:c="5"/>1.000 <text:s text:c="5"/>-0.079 <text:s text:c="6"/>0.079</text:p>
      <text:p text:style-name="Preformatted_20_Text">L6.MOST <text:s text:c="6"/>-0.0002 <text:s text:c="5"/>0.041 <text:s text:c="4"/>-0.005 <text:s text:c="5"/>0.996 <text:s text:c="5"/>-0.080 <text:s text:c="6"/>0.079</text:p>
      <text:p text:style-name="Preformatted_20_Text">L6.HNS-LD <text:s text:c="5"/>0.0001 <text:s text:c="5"/>0.042 <text:s text:c="5"/>0.003 <text:s text:c="5"/>0.998 <text:s text:c="5"/>-0.081 <text:s text:c="6"/>0.082</text:p>
      <text:p text:style-name="Preformatted_20_Text">L6.DPMS <text:s text:c="4"/>1.774e-05 <text:s text:c="5"/>0.073 <text:s text:c="5"/>0.000 <text:s text:c="5"/>1.000 <text:s text:c="5"/>-0.143 <text:s text:c="6"/>0.143</text:p>
      <text:p text:style-name="Preformatted_20_Text">L6.Centar <text:s text:c="2"/>1.354e-05 <text:s text:c="5"/>0.054 <text:s text:c="5"/>0.000 <text:s text:c="5"/>1.000 <text:s text:c="5"/>-0.106 <text:s text:c="6"/>0.106</text:p>
      <text:p text:style-name="Preformatted_20_Text">L6.Fokus <text:s text:c="3"/>3.884e-06 <text:s text:c="5"/>0.042 <text:s text:c="2"/>9.31e-05 <text:s text:c="5"/>1.000 <text:s text:c="5"/>-0.082 <text:s text:c="6"/>0.082</text:p>
      <text:p text:style-name="Preformatted_20_Text">L6.Mozemo! <text:s/>1.869e-05 <text:s text:c="5"/>0.047 <text:s text:c="5"/>0.000 <text:s text:c="5"/>1.000 <text:s text:c="5"/>-0.091 <text:s text:c="6"/>0.091</text:p>
      <text:p text:style-name="Preformatted_20_Text">L6.RF <text:s text:c="5"/>-7.129e-06 <text:s text:c="5"/>0.049 <text:s text:c="4"/>-0.000 <text:s text:c="5"/>1.000 <text:s text:c="5"/>-0.097 <text:s text:c="6"/>0.097</text:p>
      <text:p text:style-name="Preformatted_20_Text">L7.HDZ <text:s text:c="4"/>-3.494e-05 <text:s text:c="5"/>0.050 <text:s text:c="4"/>-0.001 <text:s text:c="5"/>0.999 <text:s text:c="5"/>-0.097 <text:s text:c="6"/>0.097</text:p>
      <text:p text:style-name="Preformatted_20_Text">L7.SDP <text:s text:c="5"/>8.626e-07 <text:s text:c="5"/>0.048 <text:s text:c="2"/>1.79e-05 <text:s text:c="5"/>1.000 <text:s text:c="5"/>-0.094 <text:s text:c="6"/>0.094</text:p>
      <text:p text:style-name="Preformatted_20_Text">L7.KH <text:s text:c="6"/>1.528e-05 <text:s text:c="5"/>0.042 <text:s text:c="5"/>0.000 <text:s text:c="5"/>1.000 <text:s text:c="5"/>-0.082 <text:s text:c="6"/>0.082</text:p>
      <text:p text:style-name="Preformatted_20_Text">L7.MOST <text:s text:c="6"/>-0.0002 <text:s text:c="5"/>0.044 <text:s text:c="4"/>-0.004 <text:s text:c="5"/>0.997 <text:s text:c="5"/>-0.086 <text:s text:c="6"/>0.086</text:p>
      <text:p text:style-name="Preformatted_20_Text">L7.HNS-LD <text:s text:c="5"/>0.0001 <text:s text:c="5"/>0.055 <text:s text:c="5"/>0.002 <text:s text:c="5"/>0.998 <text:s text:c="5"/>-0.107 <text:s text:c="6"/>0.107</text:p>
      <text:p text:style-name="Preformatted_20_Text">L7.DPMS <text:s text:c="4"/>1.701e-05 <text:s text:c="5"/>0.056 <text:s text:c="5"/>0.000 <text:s text:c="5"/>1.000 <text:s text:c="5"/>-0.111 <text:s text:c="6"/>0.111</text:p>
      <text:p text:style-name="Preformatted_20_Text">L7.Centar <text:s text:c="3"/>1.45e-05 <text:s text:c="5"/>0.057 <text:s text:c="5"/>0.000 <text:s text:c="5"/>1.000 <text:s text:c="5"/>-0.112 <text:s text:c="6"/>0.112</text:p>
      <text:p text:style-name="Preformatted_20_Text">L7.Fokus <text:s text:c="3"/>1.958e-06 <text:s text:c="5"/>0.045 <text:s text:c="3"/>4.4e-05 <text:s text:c="5"/>1.000 <text:s text:c="5"/>-0.087 <text:s text:c="6"/>0.087</text:p>
      <text:p text:style-name="Preformatted_20_Text"><text:soft-page-break/>L7.Mozemo! <text:s/>6.059e-06 <text:s text:c="5"/>0.058 <text:s text:c="5"/>0.000 <text:s text:c="5"/>1.000 <text:s text:c="5"/>-0.114 <text:s text:c="6"/>0.114</text:p>
      <text:p text:style-name="Preformatted_20_Text">L7.RF <text:s text:c="6"/>-1.17e-06 <text:s text:c="5"/>0.037 <text:s/>-3.16e-05 <text:s text:c="5"/>1.000 <text:s text:c="5"/>-0.072 <text:s text:c="6"/>0.072</text:p>
      <text:p text:style-name="Preformatted_20_Text">L8.HDZ <text:s text:c="4"/>-3.428e-05 <text:s text:c="5"/>0.045 <text:s text:c="4"/>-0.001 <text:s text:c="5"/>0.999 <text:s text:c="5"/>-0.088 <text:s text:c="6"/>0.088</text:p>
      <text:p text:style-name="Preformatted_20_Text">L8.SDP <text:s text:c="4"/>-2.682e-05 <text:s text:c="5"/>0.049 <text:s text:c="4"/>-0.001 <text:s text:c="5"/>1.000 <text:s text:c="5"/>-0.097 <text:s text:c="6"/>0.097</text:p>
      <text:p text:style-name="Preformatted_20_Text">L8.KH <text:s text:c="6"/>1.092e-05 <text:s text:c="5"/>0.049 <text:s text:c="5"/>0.000 <text:s text:c="5"/>1.000 <text:s text:c="5"/>-0.097 <text:s text:c="6"/>0.097</text:p>
      <text:p text:style-name="Preformatted_20_Text">L8.MOST <text:s text:c="6"/>-0.0002 <text:s text:c="5"/>0.039 <text:s text:c="4"/>-0.006 <text:s text:c="5"/>0.995 <text:s text:c="5"/>-0.076 <text:s text:c="6"/>0.076</text:p>
      <text:p text:style-name="Preformatted_20_Text">L8.HNS-LD <text:s text:c="2"/>3.867e-05 <text:s text:c="5"/>0.050 <text:s text:c="5"/>0.001 <text:s text:c="5"/>0.999 <text:s text:c="5"/>-0.097 <text:s text:c="6"/>0.097</text:p>
      <text:p text:style-name="Preformatted_20_Text">L8.DPMS <text:s text:c="4"/>1.691e-05 <text:s text:c="5"/>0.055 <text:s text:c="5"/>0.000 <text:s text:c="5"/>1.000 <text:s text:c="5"/>-0.109 <text:s text:c="6"/>0.109</text:p>
      <text:p text:style-name="Preformatted_20_Text">L8.Centar <text:s text:c="2"/>2.357e-05 <text:s text:c="5"/>0.066 <text:s text:c="5"/>0.000 <text:s text:c="5"/>1.000 <text:s text:c="5"/>-0.128 <text:s text:c="6"/>0.128</text:p>
      <text:p text:style-name="Preformatted_20_Text">L8.Fokus <text:s text:c="3"/>2.064e-06 <text:s text:c="5"/>0.048 <text:s text:c="2"/>4.32e-05 <text:s text:c="5"/>1.000 <text:s text:c="5"/>-0.094 <text:s text:c="6"/>0.094</text:p>
      <text:p text:style-name="Preformatted_20_Text">L8.Mozemo! <text:s/>6.756e-06 <text:s text:c="5"/>0.062 <text:s text:c="5"/>0.000 <text:s text:c="5"/>1.000 <text:s text:c="5"/>-0.122 <text:s text:c="6"/>0.122</text:p>
      <text:p text:style-name="Preformatted_20_Text">L8.RF <text:s text:c="5"/>-3.867e-06 <text:s text:c="5"/>0.048 <text:s/>-8.02e-05 <text:s text:c="5"/>1.000 <text:s text:c="5"/>-0.095 <text:s text:c="6"/>0.094</text:p>
      <text:p text:style-name="Preformatted_20_Text"><text:s text:c="26"/>Results for equation DPMS <text:s text:c="26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0781 <text:s text:c="5"/>0.032 <text:s text:c="5"/>2.443 <text:s text:c="5"/>0.015 <text:s text:c="6"/>0.015 <text:s text:c="6"/>0.141</text:p>
      <text:p text:style-name="Preformatted_20_Text">L1.HDZ <text:s text:c="4"/>-7.519e-05 <text:s text:c="5"/>0.014 <text:s text:c="4"/>-0.005 <text:s text:c="5"/>0.996 <text:s text:c="5"/>-0.027 <text:s text:c="6"/>0.027</text:p>
      <text:p text:style-name="Preformatted_20_Text">L1.SDP <text:s text:c="4"/>-1.788e-05 <text:s text:c="5"/>0.011 <text:s text:c="4"/>-0.002 <text:s text:c="5"/>0.999 <text:s text:c="5"/>-0.022 <text:s text:c="6"/>0.022</text:p>
      <text:p text:style-name="Preformatted_20_Text">L1.KH <text:s text:c="5"/>-9.506e-06 <text:s text:c="5"/>0.002 <text:s text:c="4"/>-0.004 <text:s text:c="5"/>0.996 <text:s text:c="5"/>-0.004 <text:s text:c="6"/>0.004</text:p>
      <text:p text:style-name="Preformatted_20_Text">L1.MOST <text:s text:c="6"/>-0.0007 <text:s text:c="5"/>0.005 <text:s text:c="4"/>-0.152 <text:s text:c="5"/>0.879 <text:s text:c="5"/>-0.010 <text:s text:c="6"/>0.009</text:p>
      <text:p text:style-name="Preformatted_20_Text">L1.HNS-LD <text:s text:c="4"/>-0.0002 <text:s text:c="5"/>0.002 <text:s text:c="4"/>-0.123 <text:s text:c="5"/>0.902 <text:s text:c="5"/>-0.004 <text:s text:c="6"/>0.003</text:p>
      <text:p text:style-name="Preformatted_20_Text">L1.DPMS <text:s text:c="7"/>0.0002 <text:s text:c="5"/>0.005 <text:s text:c="5"/>0.049 <text:s text:c="5"/>0.961 <text:s text:c="5"/>-0.009 <text:s text:c="6"/>0.009</text:p>
      <text:p text:style-name="Preformatted_20_Text">L1.Centar <text:s text:c="5"/>0.0002 <text:s text:c="5"/>0.003 <text:s text:c="5"/>0.061 <text:s text:c="5"/>0.951 <text:s text:c="5"/>-0.006 <text:s text:c="6"/>0.007</text:p>
      <text:p text:style-name="Preformatted_20_Text">L1.Fokus <text:s text:c="2"/>-6.908e-05 <text:s text:c="5"/>0.002 <text:s text:c="4"/>-0.032 <text:s text:c="5"/>0.975 <text:s text:c="5"/>-0.004 <text:s text:c="6"/>0.004</text:p>
      <text:p text:style-name="Preformatted_20_Text">L1.Mozemo! -2.802e-05 <text:s text:c="5"/>0.008 <text:s text:c="4"/>-0.004 <text:s text:c="5"/>0.997 <text:s text:c="5"/>-0.015 <text:s text:c="6"/>0.015</text:p>
      <text:p text:style-name="Preformatted_20_Text">L1.RF <text:s text:c="6"/>-5.76e-05 <text:s text:c="5"/>0.002 <text:s text:c="4"/>-0.036 <text:s text:c="5"/>0.971 <text:s text:c="5"/>-0.003 <text:s text:c="6"/>0.003</text:p>
      <text:p text:style-name="Preformatted_20_Text">L2.HDZ <text:s text:c="5"/>1.508e-05 <text:s text:c="5"/>0.014 <text:s text:c="5"/>0.001 <text:s text:c="5"/>0.999 <text:s text:c="5"/>-0.027 <text:s text:c="6"/>0.027</text:p>
      <text:p text:style-name="Preformatted_20_Text">L2.SDP <text:s text:c="8"/>0.0002 <text:s text:c="5"/>0.008 <text:s text:c="5"/>0.023 <text:s text:c="5"/>0.982 <text:s text:c="5"/>-0.015 <text:s text:c="6"/>0.015</text:p>
      <text:p text:style-name="Preformatted_20_Text">L2.KH <text:s text:c="6"/>2.929e-05 <text:s text:c="5"/>0.002 <text:s text:c="5"/>0.014 <text:s text:c="5"/>0.989 <text:s text:c="5"/>-0.004 <text:s text:c="6"/>0.004</text:p>
      <text:p text:style-name="Preformatted_20_Text">L2.MOST <text:s text:c="6"/>-0.0002 <text:s text:c="5"/>0.005 <text:s text:c="4"/>-0.043 <text:s text:c="5"/>0.966 <text:s text:c="5"/>-0.010 <text:s text:c="6"/>0.009</text:p>
      <text:p text:style-name="Preformatted_20_Text">L2.HNS-LD <text:s text:c="5"/>0.0004 <text:s text:c="5"/>0.002 <text:s text:c="5"/>0.181 <text:s text:c="5"/>0.857 <text:s text:c="5"/>-0.004 <text:s text:c="6"/>0.005</text:p>
      <text:p text:style-name="Preformatted_20_Text">L2.DPMS <text:s text:c="7"/>0.0002 <text:s text:c="5"/>0.005 <text:s text:c="5"/>0.044 <text:s text:c="5"/>0.965 <text:s text:c="5"/>-0.009 <text:s text:c="6"/>0.010</text:p>
      <text:p text:style-name="Preformatted_20_Text">L2.Centar <text:s text:c="5"/>0.0002 <text:s text:c="5"/>0.003 <text:s text:c="5"/>0.051 <text:s text:c="5"/>0.959 <text:s text:c="5"/>-0.006 <text:s text:c="6"/>0.006</text:p>
      <text:p text:style-name="Preformatted_20_Text">L2.Fokus <text:s text:c="2"/>-7.523e-05 <text:s text:c="5"/>0.003 <text:s text:c="4"/>-0.022 <text:s text:c="5"/>0.982 <text:s text:c="5"/>-0.007 <text:s text:c="6"/>0.007</text:p>
      <text:p text:style-name="Preformatted_20_Text">L2.Mozemo! <text:s text:c="3"/>-0.0001 <text:s text:c="5"/>0.009 <text:s text:c="4"/>-0.013 <text:s text:c="5"/>0.990 <text:s text:c="5"/>-0.017 <text:s text:c="6"/>0.017</text:p>
      <text:p text:style-name="Preformatted_20_Text">L2.RF <text:s text:c="5"/>-5.696e-05 <text:s text:c="5"/>0.002 <text:s text:c="4"/>-0.037 <text:s text:c="5"/>0.970 <text:s text:c="5"/>-0.003 <text:s text:c="6"/>0.003</text:p>
      <text:p text:style-name="Preformatted_20_Text">L3.HDZ <text:s text:c="5"/>3.204e-05 <text:s text:c="5"/>0.014 <text:s text:c="5"/>0.002 <text:s text:c="5"/>0.998 <text:s text:c="5"/>-0.027 <text:s text:c="6"/>0.027</text:p>
      <text:p text:style-name="Preformatted_20_Text">L3.SDP <text:s text:c="4"/>-1.493e-06 <text:s text:c="5"/>0.007 <text:s text:c="4"/>-0.000 <text:s text:c="5"/>1.000 <text:s text:c="5"/>-0.014 <text:s text:c="6"/>0.014</text:p>
      <text:p text:style-name="Preformatted_20_Text">L3.KH <text:s text:c="5"/>-8.203e-06 <text:s text:c="5"/>0.003 <text:s text:c="4"/>-0.003 <text:s text:c="5"/>0.997 <text:s text:c="5"/>-0.005 <text:s text:c="6"/>0.005</text:p>
      <text:p text:style-name="Preformatted_20_Text">L3.MOST <text:s text:c="6"/>-0.0004 <text:s text:c="5"/>0.006 <text:s text:c="4"/>-0.064 <text:s text:c="5"/>0.949 <text:s text:c="5"/>-0.011 <text:s text:c="6"/>0.011</text:p>
      <text:p text:style-name="Preformatted_20_Text">L3.HNS-LD <text:s/>-5.162e-05 <text:s text:c="5"/>0.002 <text:s text:c="4"/>-0.029 <text:s text:c="5"/>0.977 <text:s text:c="5"/>-0.003 <text:s text:c="6"/>0.003</text:p>
      <text:p text:style-name="Preformatted_20_Text">L3.DPMS <text:s text:c="7"/>0.0002 <text:s text:c="5"/>0.004 <text:s text:c="5"/>0.047 <text:s text:c="5"/>0.963 <text:s text:c="5"/>-0.009 <text:s text:c="6"/>0.009</text:p>
      <text:p text:style-name="Preformatted_20_Text">L3.Centar <text:s text:c="5"/>0.0002 <text:s text:c="5"/>0.003 <text:s text:c="5"/>0.055 <text:s text:c="5"/>0.956 <text:s text:c="5"/>-0.006 <text:s text:c="6"/>0.007</text:p>
      <text:p text:style-name="Preformatted_20_Text">L3.Fokus <text:s text:c="2"/>-6.786e-05 <text:s text:c="5"/>0.004 <text:s text:c="4"/>-0.017 <text:s text:c="5"/>0.986 <text:s text:c="5"/>-0.008 <text:s text:c="6"/>0.008</text:p>
      <text:p text:style-name="Preformatted_20_Text">L3.Mozemo! -6.375e-05 <text:s text:c="5"/>0.008 <text:s text:c="4"/>-0.008 <text:s text:c="5"/>0.994 <text:s text:c="5"/>-0.017 <text:s text:c="6"/>0.017</text:p>
      <text:p text:style-name="Preformatted_20_Text">L3.RF <text:s text:c="5"/>-9.555e-05 <text:s text:c="5"/>0.003 <text:s text:c="4"/>-0.038 <text:s text:c="5"/>0.970 <text:s text:c="5"/>-0.005 <text:s text:c="6"/>0.005</text:p>
      <text:p text:style-name="Preformatted_20_Text">L4.HDZ <text:s text:c="4"/>-4.048e-05 <text:s text:c="5"/>0.015 <text:s text:c="4"/>-0.003 <text:s text:c="5"/>0.998 <text:s text:c="5"/>-0.029 <text:s text:c="6"/>0.029</text:p>
      <text:p text:style-name="Preformatted_20_Text">L4.SDP <text:s text:c="5"/>9.216e-05 <text:s text:c="5"/>0.011 <text:s text:c="5"/>0.008 <text:s text:c="5"/>0.993 <text:s text:c="5"/>-0.021 <text:s text:c="6"/>0.021</text:p>
      <text:p text:style-name="Preformatted_20_Text">L4.KH <text:s text:c="5"/>-1.356e-05 <text:s text:c="5"/>0.003 <text:s text:c="4"/>-0.005 <text:s text:c="5"/>0.996 <text:s text:c="5"/>-0.005 <text:s text:c="6"/>0.005</text:p>
      <text:p text:style-name="Preformatted_20_Text">L4.MOST <text:s text:c="6"/>-0.0004 <text:s text:c="5"/>0.005 <text:s text:c="4"/>-0.079 <text:s text:c="5"/>0.937 <text:s text:c="5"/>-0.010 <text:s text:c="6"/>0.009</text:p>
      <text:p text:style-name="Preformatted_20_Text">L4.HNS-LD <text:s text:c="2"/>5.302e-05 <text:s text:c="5"/>0.002 <text:s text:c="5"/>0.029 <text:s text:c="5"/>0.977 <text:s text:c="5"/>-0.004 <text:s text:c="6"/>0.004</text:p>
      <text:p text:style-name="Preformatted_20_Text">L4.DPMS <text:s text:c="7"/>0.0002 <text:s text:c="5"/>0.005 <text:s text:c="5"/>0.039 <text:s text:c="5"/>0.969 <text:s text:c="5"/>-0.009 <text:s text:c="6"/>0.009</text:p>
      <text:p text:style-name="Preformatted_20_Text">L4.Centar <text:s text:c="5"/>0.0002 <text:s text:c="5"/>0.003 <text:s text:c="5"/>0.068 <text:s text:c="5"/>0.945 <text:s text:c="5"/>-0.006 <text:s text:c="6"/>0.006</text:p>
      <text:p text:style-name="Preformatted_20_Text">L4.Fokus <text:s text:c="2"/>-6.456e-05 <text:s text:c="5"/>0.004 <text:s text:c="4"/>-0.018 <text:s text:c="5"/>0.985 <text:s text:c="5"/>-0.007 <text:s text:c="6"/>0.007</text:p>
      <text:p text:style-name="Preformatted_20_Text">L4.Mozemo! -7.529e-05 <text:s text:c="5"/>0.010 <text:s text:c="4"/>-0.008 <text:s text:c="5"/>0.994 <text:s text:c="5"/>-0.019 <text:s text:c="6"/>0.019</text:p>
      <text:p text:style-name="Preformatted_20_Text">L4.RF <text:s text:c="8"/>-0.0001 <text:s text:c="5"/>0.002 <text:s text:c="4"/>-0.041 <text:s text:c="5"/>0.968 <text:s text:c="5"/>-0.005 <text:s text:c="6"/>0.005</text:p>
      <text:p text:style-name="Preformatted_20_Text">L5.HDZ <text:s text:c="4"/>-2.265e-05 <text:s text:c="5"/>0.012 <text:s text:c="4"/>-0.002 <text:s text:c="5"/>0.998 <text:s text:c="5"/>-0.023 <text:s text:c="6"/>0.023</text:p>
      <text:p text:style-name="Preformatted_20_Text">L5.SDP <text:s text:c="5"/>5.711e-05 <text:s text:c="5"/>0.007 <text:s text:c="5"/>0.008 <text:s text:c="5"/>0.993 <text:s text:c="5"/>-0.013 <text:s text:c="6"/>0.013</text:p>
      <text:p text:style-name="Preformatted_20_Text">L5.KH <text:s text:c="6"/>-4.63e-06 <text:s text:c="5"/>0.002 <text:s text:c="4"/>-0.002 <text:s text:c="5"/>0.998 <text:s text:c="5"/>-0.004 <text:s text:c="6"/>0.004</text:p>
      <text:p text:style-name="Preformatted_20_Text">L5.MOST <text:s text:c="6"/>-0.0002 <text:s text:c="5"/>0.006 <text:s text:c="4"/>-0.030 <text:s text:c="5"/>0.976 <text:s text:c="5"/>-0.011 <text:s text:c="6"/>0.011</text:p>
      <text:p text:style-name="Preformatted_20_Text">L5.HNS-LD <text:s text:c="5"/>0.0003 <text:s text:c="5"/>0.002 <text:s text:c="5"/>0.125 <text:s text:c="5"/>0.900 <text:s text:c="5"/>-0.004 <text:s text:c="6"/>0.005</text:p>
      <text:p text:style-name="Preformatted_20_Text">L5.DPMS <text:s text:c="7"/>0.0001 <text:s text:c="5"/>0.006 <text:s text:c="5"/>0.022 <text:s text:c="5"/>0.983 <text:s text:c="5"/>-0.011 <text:s text:c="6"/>0.012</text:p>
      <text:p text:style-name="Preformatted_20_Text">L5.Centar <text:s text:c="5"/>0.0002 <text:s text:c="5"/>0.003 <text:s text:c="5"/>0.081 <text:s text:c="5"/>0.936 <text:s text:c="5"/>-0.005 <text:s text:c="6"/>0.005</text:p>
      <text:p text:style-name="Preformatted_20_Text"><text:soft-page-break/>L5.Fokus <text:s text:c="3"/>-7.56e-05 <text:s text:c="5"/>0.003 <text:s text:c="4"/>-0.023 <text:s text:c="5"/>0.982 <text:s text:c="5"/>-0.007 <text:s text:c="6"/>0.006</text:p>
      <text:p text:style-name="Preformatted_20_Text">L5.Mozemo! <text:s text:c="3"/>-0.0001 <text:s text:c="5"/>0.010 <text:s text:c="4"/>-0.014 <text:s text:c="5"/>0.989 <text:s text:c="5"/>-0.021 <text:s text:c="6"/>0.020</text:p>
      <text:p text:style-name="Preformatted_20_Text">L5.RF <text:s text:c="5"/>-7.253e-05 <text:s text:c="5"/>0.001 <text:s text:c="4"/>-0.052 <text:s text:c="5"/>0.959 <text:s text:c="5"/>-0.003 <text:s text:c="6"/>0.003</text:p>
      <text:p text:style-name="Preformatted_20_Text">L6.HDZ <text:s text:c="5"/>6.193e-05 <text:s text:c="5"/>0.013 <text:s text:c="5"/>0.005 <text:s text:c="5"/>0.996 <text:s text:c="5"/>-0.026 <text:s text:c="6"/>0.026</text:p>
      <text:p text:style-name="Preformatted_20_Text">L6.SDP <text:s text:c="8"/>0.0002 <text:s text:c="5"/>0.010 <text:s text:c="5"/>0.019 <text:s text:c="5"/>0.985 <text:s text:c="5"/>-0.020 <text:s text:c="6"/>0.021</text:p>
      <text:p text:style-name="Preformatted_20_Text">L6.KH <text:s text:c="7"/>1.61e-06 <text:s text:c="5"/>0.002 <text:s text:c="5"/>0.001 <text:s text:c="5"/>0.999 <text:s text:c="5"/>-0.004 <text:s text:c="6"/>0.004</text:p>
      <text:p text:style-name="Preformatted_20_Text">L6.MOST <text:s text:c="4"/>-2.79e-05 <text:s text:c="5"/>0.005 <text:s text:c="4"/>-0.006 <text:s text:c="5"/>0.996 <text:s text:c="5"/>-0.010 <text:s text:c="6"/>0.010</text:p>
      <text:p text:style-name="Preformatted_20_Text">L6.HNS-LD <text:s text:c="5"/>0.0004 <text:s text:c="5"/>0.002 <text:s text:c="5"/>0.156 <text:s text:c="5"/>0.876 <text:s text:c="5"/>-0.004 <text:s text:c="6"/>0.005</text:p>
      <text:p text:style-name="Preformatted_20_Text">L6.DPMS <text:s text:c="7"/>0.0001 <text:s text:c="5"/>0.005 <text:s text:c="5"/>0.024 <text:s text:c="5"/>0.981 <text:s text:c="5"/>-0.011 <text:s text:c="6"/>0.011</text:p>
      <text:p text:style-name="Preformatted_20_Text">L6.Centar <text:s text:c="5"/>0.0002 <text:s text:c="5"/>0.003 <text:s text:c="5"/>0.077 <text:s text:c="5"/>0.939 <text:s text:c="5"/>-0.005 <text:s text:c="6"/>0.005</text:p>
      <text:p text:style-name="Preformatted_20_Text">L6.Fokus <text:s text:c="2"/>-4.714e-05 <text:s text:c="5"/>0.004 <text:s text:c="4"/>-0.012 <text:s text:c="5"/>0.990 <text:s text:c="5"/>-0.008 <text:s text:c="6"/>0.007</text:p>
      <text:p text:style-name="Preformatted_20_Text">L6.Mozemo! <text:s text:c="3"/>-0.0001 <text:s text:c="5"/>0.010 <text:s text:c="4"/>-0.012 <text:s text:c="5"/>0.990 <text:s text:c="5"/>-0.019 <text:s text:c="6"/>0.019</text:p>
      <text:p text:style-name="Preformatted_20_Text">L6.RF <text:s text:c="8"/>-0.0001 <text:s text:c="5"/>0.002 <text:s text:c="4"/>-0.041 <text:s text:c="5"/>0.967 <text:s text:c="5"/>-0.005 <text:s text:c="6"/>0.005</text:p>
      <text:p text:style-name="Preformatted_20_Text">L7.HDZ <text:s text:c="5"/>-3.21e-05 <text:s text:c="5"/>0.012 <text:s text:c="4"/>-0.003 <text:s text:c="5"/>0.998 <text:s text:c="5"/>-0.023 <text:s text:c="6"/>0.023</text:p>
      <text:p text:style-name="Preformatted_20_Text">L7.SDP <text:s text:c="6"/>5.61e-05 <text:s text:c="5"/>0.010 <text:s text:c="5"/>0.005 <text:s text:c="5"/>0.996 <text:s text:c="5"/>-0.020 <text:s text:c="6"/>0.021</text:p>
      <text:p text:style-name="Preformatted_20_Text">L7.KH <text:s text:c="5"/>-2.306e-06 <text:s text:c="5"/>0.002 <text:s text:c="4"/>-0.001 <text:s text:c="5"/>0.999 <text:s text:c="5"/>-0.004 <text:s text:c="6"/>0.004</text:p>
      <text:p text:style-name="Preformatted_20_Text">L7.MOST <text:s text:c="4"/>3.297e-05 <text:s text:c="5"/>0.006 <text:s text:c="5"/>0.006 <text:s text:c="5"/>0.995 <text:s text:c="5"/>-0.011 <text:s text:c="6"/>0.011</text:p>
      <text:p text:style-name="Preformatted_20_Text">L7.HNS-LD <text:s text:c="5"/>0.0003 <text:s text:c="5"/>0.003 <text:s text:c="5"/>0.111 <text:s text:c="5"/>0.911 <text:s text:c="5"/>-0.006 <text:s text:c="6"/>0.006</text:p>
      <text:p text:style-name="Preformatted_20_Text">L7.DPMS <text:s text:c="7"/>0.0001 <text:s text:c="5"/>0.003 <text:s text:c="5"/>0.035 <text:s text:c="5"/>0.972 <text:s text:c="5"/>-0.006 <text:s text:c="6"/>0.007</text:p>
      <text:p text:style-name="Preformatted_20_Text">L7.Centar <text:s text:c="5"/>0.0002 <text:s text:c="5"/>0.002 <text:s text:c="5"/>0.070 <text:s text:c="5"/>0.945 <text:s text:c="5"/>-0.004 <text:s text:c="6"/>0.005</text:p>
      <text:p text:style-name="Preformatted_20_Text">L7.Fokus <text:s text:c="2"/>-4.656e-05 <text:s text:c="5"/>0.005 <text:s text:c="4"/>-0.010 <text:s text:c="5"/>0.992 <text:s text:c="5"/>-0.009 <text:s text:c="6"/>0.009</text:p>
      <text:p text:style-name="Preformatted_20_Text">L7.Mozemo! <text:s text:c="3"/>-0.0001 <text:s text:c="5"/>0.007 <text:s text:c="4"/>-0.018 <text:s text:c="5"/>0.986 <text:s text:c="5"/>-0.015 <text:s text:c="6"/>0.014</text:p>
      <text:p text:style-name="Preformatted_20_Text">L7.RF <text:s text:c="8"/>-0.0001 <text:s text:c="5"/>0.002 <text:s text:c="4"/>-0.063 <text:s text:c="5"/>0.950 <text:s text:c="5"/>-0.004 <text:s text:c="6"/>0.003</text:p>
      <text:p text:style-name="Preformatted_20_Text">L8.HDZ <text:s text:c="5"/>4.412e-05 <text:s text:c="5"/>0.013 <text:s text:c="5"/>0.003 <text:s text:c="5"/>0.997 <text:s text:c="5"/>-0.025 <text:s text:c="6"/>0.025</text:p>
      <text:p text:style-name="Preformatted_20_Text">L8.SDP <text:s text:c="8"/>0.0001 <text:s text:c="5"/>0.007 <text:s text:c="5"/>0.015 <text:s text:c="5"/>0.988 <text:s text:c="5"/>-0.014 <text:s text:c="6"/>0.014</text:p>
      <text:p text:style-name="Preformatted_20_Text">L8.KH <text:s text:c="5"/>-7.046e-06 <text:s text:c="5"/>0.002 <text:s text:c="4"/>-0.003 <text:s text:c="5"/>0.997 <text:s text:c="5"/>-0.004 <text:s text:c="6"/>0.004</text:p>
      <text:p text:style-name="Preformatted_20_Text">L8.MOST <text:s text:c="4"/>6.603e-05 <text:s text:c="5"/>0.005 <text:s text:c="5"/>0.013 <text:s text:c="5"/>0.990 <text:s text:c="5"/>-0.010 <text:s text:c="6"/>0.010</text:p>
      <text:p text:style-name="Preformatted_20_Text">L8.HNS-LD <text:s text:c="5"/>0.0004 <text:s text:c="5"/>0.003 <text:s text:c="5"/>0.157 <text:s text:c="5"/>0.875 <text:s text:c="5"/>-0.005 <text:s text:c="6"/>0.006</text:p>
      <text:p text:style-name="Preformatted_20_Text">L8.DPMS <text:s text:c="7"/>0.0001 <text:s text:c="5"/>0.005 <text:s text:c="5"/>0.023 <text:s text:c="5"/>0.982 <text:s text:c="5"/>-0.010 <text:s text:c="6"/>0.010</text:p>
      <text:p text:style-name="Preformatted_20_Text">L8.Centar <text:s text:c="5"/>0.0002 <text:s text:c="5"/>0.002 <text:s text:c="5"/>0.081 <text:s text:c="5"/>0.935 <text:s text:c="5"/>-0.004 <text:s text:c="6"/>0.004</text:p>
      <text:p text:style-name="Preformatted_20_Text">L8.Fokus <text:s text:c="2"/>-3.335e-05 <text:s text:c="5"/>0.005 <text:s text:c="4"/>-0.007 <text:s text:c="5"/>0.994 <text:s text:c="5"/>-0.009 <text:s text:c="6"/>0.009</text:p>
      <text:p text:style-name="Preformatted_20_Text">L8.Mozemo! <text:s text:c="3"/>-0.0001 <text:s text:c="5"/>0.010 <text:s text:c="4"/>-0.012 <text:s text:c="5"/>0.990 <text:s text:c="5"/>-0.019 <text:s text:c="6"/>0.019</text:p>
      <text:p text:style-name="Preformatted_20_Text">L8.RF <text:s text:c="5"/>-9.926e-05 <text:s text:c="5"/>0.002 <text:s text:c="4"/>-0.045 <text:s text:c="5"/>0.964 <text:s text:c="5"/>-0.004 <text:s text:c="6"/>0.004</text:p>
      <text:p text:style-name="Preformatted_20_Text"><text:s text:c="25"/>Results for equation Centar <text:s text:c="25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0253 <text:s text:c="5"/>0.024 <text:s text:c="5"/>1.062 <text:s text:c="5"/>0.288 <text:s text:c="5"/>-0.021 <text:s text:c="6"/>0.072</text:p>
      <text:p text:style-name="Preformatted_20_Text">L1.HDZ <text:s text:c="7"/>-0.0001 <text:s text:c="5"/>0.012 <text:s text:c="4"/>-0.011 <text:s text:c="5"/>0.991 <text:s text:c="5"/>-0.023 <text:s text:c="6"/>0.023</text:p>
      <text:p text:style-name="Preformatted_20_Text">L1.SDP <text:s text:c="4"/>-2.366e-05 <text:s text:c="5"/>0.009 <text:s text:c="4"/>-0.003 <text:s text:c="5"/>0.998 <text:s text:c="5"/>-0.017 <text:s text:c="6"/>0.017</text:p>
      <text:p text:style-name="Preformatted_20_Text">L1.KH <text:s text:c="5"/>-5.933e-06 <text:s text:c="5"/>0.004 <text:s text:c="4"/>-0.002 <text:s text:c="5"/>0.999 <text:s text:c="5"/>-0.007 <text:s text:c="6"/>0.007</text:p>
      <text:p text:style-name="Preformatted_20_Text">L1.MOST <text:s text:c="7"/>0.0002 <text:s text:c="5"/>0.006 <text:s text:c="5"/>0.024 <text:s text:c="5"/>0.981 <text:s text:c="5"/>-0.012 <text:s text:c="6"/>0.013</text:p>
      <text:p text:style-name="Preformatted_20_Text">L1.HNS-LD <text:s text:c="5"/>0.0004 <text:s text:c="5"/>0.003 <text:s text:c="5"/>0.136 <text:s text:c="5"/>0.892 <text:s text:c="5"/>-0.005 <text:s text:c="6"/>0.006</text:p>
      <text:p text:style-name="Preformatted_20_Text">L1.DPMS <text:s text:c="4"/>5.144e-05 <text:s text:c="5"/>0.005 <text:s text:c="5"/>0.011 <text:s text:c="5"/>0.991 <text:s text:c="5"/>-0.009 <text:s text:c="6"/>0.009</text:p>
      <text:p text:style-name="Preformatted_20_Text">L1.Centar <text:s text:c="5"/>0.0001 <text:s text:c="5"/>0.005 <text:s text:c="5"/>0.025 <text:s text:c="5"/>0.980 <text:s text:c="5"/>-0.010 <text:s text:c="6"/>0.010</text:p>
      <text:p text:style-name="Preformatted_20_Text">L1.Fokus <text:s text:c="2"/>-2.003e-05 <text:s text:c="5"/>0.004 <text:s text:c="4"/>-0.006 <text:s text:c="5"/>0.996 <text:s text:c="5"/>-0.007 <text:s text:c="6"/>0.007</text:p>
      <text:p text:style-name="Preformatted_20_Text">L1.Mozemo! <text:s text:c="3"/>-0.0001 <text:s text:c="5"/>0.011 <text:s text:c="4"/>-0.011 <text:s text:c="5"/>0.991 <text:s text:c="5"/>-0.023 <text:s text:c="6"/>0.022</text:p>
      <text:p text:style-name="Preformatted_20_Text">L1.RF <text:s text:c="8"/>-0.0001 <text:s text:c="5"/>0.002 <text:s text:c="4"/>-0.050 <text:s text:c="5"/>0.960 <text:s text:c="5"/>-0.005 <text:s text:c="6"/>0.005</text:p>
      <text:p text:style-name="Preformatted_20_Text">L2.HDZ <text:s text:c="4"/>-5.326e-05 <text:s text:c="5"/>0.010 <text:s text:c="4"/>-0.005 <text:s text:c="5"/>0.996 <text:s text:c="5"/>-0.020 <text:s text:c="6"/>0.020</text:p>
      <text:p text:style-name="Preformatted_20_Text">L2.SDP <text:s text:c="5"/>4.688e-05 <text:s text:c="5"/>0.009 <text:s text:c="5"/>0.005 <text:s text:c="5"/>0.996 <text:s text:c="5"/>-0.018 <text:s text:c="6"/>0.018</text:p>
      <text:p text:style-name="Preformatted_20_Text">L2.KH <text:s text:c="6"/>2.738e-07 <text:s text:c="5"/>0.003 <text:s text:c="2"/>9.15e-05 <text:s text:c="5"/>1.000 <text:s text:c="5"/>-0.006 <text:s text:c="6"/>0.006</text:p>
      <text:p text:style-name="Preformatted_20_Text">L2.MOST <text:s text:c="7"/>0.0003 <text:s text:c="5"/>0.006 <text:s text:c="5"/>0.051 <text:s text:c="5"/>0.959 <text:s text:c="5"/>-0.012 <text:s text:c="6"/>0.013</text:p>
      <text:p text:style-name="Preformatted_20_Text">L2.HNS-LD <text:s text:c="5"/>0.0006 <text:s text:c="5"/>0.003 <text:s text:c="5"/>0.198 <text:s text:c="5"/>0.843 <text:s text:c="5"/>-0.005 <text:s text:c="6"/>0.006</text:p>
      <text:p text:style-name="Preformatted_20_Text">L2.DPMS <text:s text:c="4"/>7.871e-05 <text:s text:c="5"/>0.005 <text:s text:c="5"/>0.017 <text:s text:c="5"/>0.986 <text:s text:c="5"/>-0.009 <text:s text:c="6"/>0.009</text:p>
      <text:p text:style-name="Preformatted_20_Text">L2.Centar <text:s text:c="5"/>0.0001 <text:s text:c="5"/>0.007 <text:s text:c="5"/>0.021 <text:s text:c="5"/>0.983 <text:s text:c="5"/>-0.013 <text:s text:c="6"/>0.013</text:p>
      <text:p text:style-name="Preformatted_20_Text">L2.Fokus <text:s text:c="2"/>-2.735e-05 <text:s text:c="5"/>0.004 <text:s text:c="4"/>-0.007 <text:s text:c="5"/>0.995 <text:s text:c="5"/>-0.008 <text:s text:c="6"/>0.008</text:p>
      <text:p text:style-name="Preformatted_20_Text">L2.Mozemo! <text:s text:c="3"/>-0.0001 <text:s text:c="5"/>0.012 <text:s text:c="4"/>-0.011 <text:s text:c="5"/>0.991 <text:s text:c="5"/>-0.025 <text:s text:c="6"/>0.024</text:p>
      <text:p text:style-name="Preformatted_20_Text">L2.RF <text:s text:c="5"/>-9.638e-05 <text:s text:c="5"/>0.004 <text:s text:c="4"/>-0.023 <text:s text:c="5"/>0.982 <text:s text:c="5"/>-0.008 <text:s text:c="6"/>0.008</text:p>
      <text:p text:style-name="Preformatted_20_Text">L3.HDZ <text:s text:c="4"/>-1.371e-05 <text:s text:c="5"/>0.012 <text:s text:c="4"/>-0.001 <text:s text:c="5"/>0.999 <text:s text:c="5"/>-0.023 <text:s text:c="6"/>0.023</text:p>
      <text:p text:style-name="Preformatted_20_Text">L3.SDP <text:s text:c="4"/>-3.669e-05 <text:s text:c="5"/>0.007 <text:s text:c="4"/>-0.005 <text:s text:c="5"/>0.996 <text:s text:c="5"/>-0.015 <text:s text:c="6"/>0.015</text:p>
      <text:p text:style-name="Preformatted_20_Text">L3.KH <text:s text:c="5"/>-1.652e-05 <text:s text:c="5"/>0.004 <text:s text:c="4"/>-0.005 <text:s text:c="5"/>0.996 <text:s text:c="5"/>-0.007 <text:s text:c="6"/>0.007</text:p>
      <text:p text:style-name="Preformatted_20_Text">L3.MOST <text:s text:c="7"/>0.0001 <text:s text:c="5"/>0.007 <text:s text:c="5"/>0.015 <text:s text:c="5"/>0.988 <text:s text:c="5"/>-0.013 <text:s text:c="6"/>0.014</text:p>
      <text:p text:style-name="Preformatted_20_Text">L3.HNS-LD <text:s text:c="5"/>0.0001 <text:s text:c="5"/>0.003 <text:s text:c="5"/>0.051 <text:s text:c="5"/>0.959 <text:s text:c="5"/>-0.005 <text:s text:c="6"/>0.005</text:p>
      <text:p text:style-name="Preformatted_20_Text">L3.DPMS <text:s text:c="4"/>6.081e-05 <text:s text:c="5"/>0.006 <text:s text:c="5"/>0.011 <text:s text:c="5"/>0.992 <text:s text:c="5"/>-0.011 <text:s text:c="6"/>0.011</text:p>
      <text:p text:style-name="Preformatted_20_Text"><text:soft-page-break/>L3.Centar <text:s text:c="5"/>0.0001 <text:s text:c="5"/>0.006 <text:s text:c="5"/>0.023 <text:s text:c="5"/>0.982 <text:s text:c="5"/>-0.011 <text:s text:c="6"/>0.011</text:p>
      <text:p text:style-name="Preformatted_20_Text">L3.Fokus <text:s text:c="2"/>-2.589e-05 <text:s text:c="5"/>0.004 <text:s text:c="4"/>-0.006 <text:s text:c="5"/>0.995 <text:s text:c="5"/>-0.009 <text:s text:c="6"/>0.009</text:p>
      <text:p text:style-name="Preformatted_20_Text">L3.Mozemo! <text:s text:c="3"/>-0.0001 <text:s text:c="5"/>0.009 <text:s text:c="4"/>-0.015 <text:s text:c="5"/>0.988 <text:s text:c="5"/>-0.017 <text:s text:c="6"/>0.017</text:p>
      <text:p text:style-name="Preformatted_20_Text">L3.RF <text:s text:c="8"/>-0.0001 <text:s text:c="5"/>0.003 <text:s text:c="4"/>-0.031 <text:s text:c="5"/>0.975 <text:s text:c="5"/>-0.007 <text:s text:c="6"/>0.007</text:p>
      <text:p text:style-name="Preformatted_20_Text">L4.HDZ <text:s text:c="4"/>-3.509e-05 <text:s text:c="5"/>0.013 <text:s text:c="4"/>-0.003 <text:s text:c="5"/>0.998 <text:s text:c="5"/>-0.025 <text:s text:c="6"/>0.024</text:p>
      <text:p text:style-name="Preformatted_20_Text">L4.SDP <text:s text:c="4"/>-2.423e-06 <text:s text:c="5"/>0.010 <text:s text:c="4"/>-0.000 <text:s text:c="5"/>1.000 <text:s text:c="5"/>-0.020 <text:s text:c="6"/>0.020</text:p>
      <text:p text:style-name="Preformatted_20_Text">L4.KH <text:s text:c="6"/>-2.07e-05 <text:s text:c="5"/>0.003 <text:s text:c="4"/>-0.006 <text:s text:c="5"/>0.995 <text:s text:c="5"/>-0.007 <text:s text:c="6"/>0.007</text:p>
      <text:p text:style-name="Preformatted_20_Text">L4.MOST <text:s text:c="7"/>0.0002 <text:s text:c="5"/>0.005 <text:s text:c="5"/>0.034 <text:s text:c="5"/>0.973 <text:s text:c="5"/>-0.010 <text:s text:c="6"/>0.010</text:p>
      <text:p text:style-name="Preformatted_20_Text">L4.HNS-LD <text:s text:c="5"/>0.0002 <text:s text:c="5"/>0.004 <text:s text:c="5"/>0.050 <text:s text:c="5"/>0.960 <text:s text:c="5"/>-0.007 <text:s text:c="6"/>0.007</text:p>
      <text:p text:style-name="Preformatted_20_Text">L4.DPMS <text:s text:c="4"/>6.314e-05 <text:s text:c="5"/>0.005 <text:s text:c="5"/>0.012 <text:s text:c="5"/>0.991 <text:s text:c="5"/>-0.011 <text:s text:c="6"/>0.011</text:p>
      <text:p text:style-name="Preformatted_20_Text">L4.Centar <text:s text:c="5"/>0.0001 <text:s text:c="5"/>0.005 <text:s text:c="5"/>0.022 <text:s text:c="5"/>0.982 <text:s text:c="5"/>-0.011 <text:s text:c="6"/>0.011</text:p>
      <text:p text:style-name="Preformatted_20_Text">L4.Fokus <text:s text:c="2"/>-1.743e-05 <text:s text:c="5"/>0.004 <text:s text:c="4"/>-0.004 <text:s text:c="5"/>0.997 <text:s text:c="5"/>-0.008 <text:s text:c="6"/>0.008</text:p>
      <text:p text:style-name="Preformatted_20_Text">L4.Mozemo! -8.106e-05 <text:s text:c="5"/>0.012 <text:s text:c="4"/>-0.007 <text:s text:c="5"/>0.994 <text:s text:c="5"/>-0.023 <text:s text:c="6"/>0.023</text:p>
      <text:p text:style-name="Preformatted_20_Text">L4.RF <text:s text:c="5"/>-8.442e-05 <text:s text:c="5"/>0.003 <text:s text:c="4"/>-0.028 <text:s text:c="5"/>0.978 <text:s text:c="5"/>-0.006 <text:s text:c="6"/>0.006</text:p>
      <text:p text:style-name="Preformatted_20_Text">L5.HDZ <text:s text:c="4"/>-1.867e-05 <text:s text:c="5"/>0.011 <text:s text:c="4"/>-0.002 <text:s text:c="5"/>0.999 <text:s text:c="5"/>-0.021 <text:s text:c="6"/>0.021</text:p>
      <text:p text:style-name="Preformatted_20_Text">L5.SDP <text:s text:c="4"/>-2.316e-07 <text:s text:c="5"/>0.008 <text:s/>-2.96e-05 <text:s text:c="5"/>1.000 <text:s text:c="5"/>-0.015 <text:s text:c="6"/>0.015</text:p>
      <text:p text:style-name="Preformatted_20_Text">L5.KH <text:s text:c="5"/>-1.614e-05 <text:s text:c="5"/>0.003 <text:s text:c="4"/>-0.006 <text:s text:c="5"/>0.996 <text:s text:c="5"/>-0.006 <text:s text:c="6"/>0.006</text:p>
      <text:p text:style-name="Preformatted_20_Text">L5.MOST <text:s text:c="7"/>0.0002 <text:s text:c="5"/>0.007 <text:s text:c="5"/>0.030 <text:s text:c="5"/>0.976 <text:s text:c="5"/>-0.013 <text:s text:c="6"/>0.014</text:p>
      <text:p text:style-name="Preformatted_20_Text">L5.HNS-LD <text:s text:c="5"/>0.0002 <text:s text:c="5"/>0.003 <text:s text:c="5"/>0.074 <text:s text:c="5"/>0.941 <text:s text:c="5"/>-0.006 <text:s text:c="6"/>0.007</text:p>
      <text:p text:style-name="Preformatted_20_Text">L5.DPMS <text:s text:c="4"/>4.229e-05 <text:s text:c="5"/>0.005 <text:s text:c="5"/>0.008 <text:s text:c="5"/>0.993 <text:s text:c="5"/>-0.010 <text:s text:c="6"/>0.010</text:p>
      <text:p text:style-name="Preformatted_20_Text">L5.Centar <text:s text:c="2"/>9.064e-05 <text:s text:c="5"/>0.005 <text:s text:c="5"/>0.018 <text:s text:c="5"/>0.986 <text:s text:c="5"/>-0.010 <text:s text:c="6"/>0.010</text:p>
      <text:p text:style-name="Preformatted_20_Text">L5.Fokus <text:s text:c="2"/>-2.311e-05 <text:s text:c="5"/>0.004 <text:s text:c="4"/>-0.005 <text:s text:c="5"/>0.996 <text:s text:c="5"/>-0.009 <text:s text:c="6"/>0.009</text:p>
      <text:p text:style-name="Preformatted_20_Text">L5.Mozemo! <text:s text:c="3"/>-0.0001 <text:s text:c="5"/>0.010 <text:s text:c="4"/>-0.011 <text:s text:c="5"/>0.991 <text:s text:c="5"/>-0.020 <text:s text:c="6"/>0.020</text:p>
      <text:p text:style-name="Preformatted_20_Text">L5.RF <text:s text:c="6"/>-9.77e-05 <text:s text:c="5"/>0.003 <text:s text:c="4"/>-0.030 <text:s text:c="5"/>0.976 <text:s text:c="5"/>-0.006 <text:s text:c="6"/>0.006</text:p>
      <text:p text:style-name="Preformatted_20_Text">L6.HDZ <text:s text:c="5"/>9.259e-05 <text:s text:c="5"/>0.010 <text:s text:c="5"/>0.010 <text:s text:c="5"/>0.992 <text:s text:c="5"/>-0.019 <text:s text:c="6"/>0.019</text:p>
      <text:p text:style-name="Preformatted_20_Text">L6.SDP <text:s text:c="5"/>4.775e-05 <text:s text:c="5"/>0.014 <text:s text:c="5"/>0.003 <text:s text:c="5"/>0.997 <text:s text:c="5"/>-0.028 <text:s text:c="6"/>0.028</text:p>
      <text:p text:style-name="Preformatted_20_Text">L6.KH <text:s text:c="5"/>-2.734e-05 <text:s text:c="5"/>0.003 <text:s text:c="4"/>-0.008 <text:s text:c="5"/>0.994 <text:s text:c="5"/>-0.007 <text:s text:c="6"/>0.007</text:p>
      <text:p text:style-name="Preformatted_20_Text">L6.MOST <text:s text:c="7"/>0.0001 <text:s text:c="5"/>0.006 <text:s text:c="5"/>0.026 <text:s text:c="5"/>0.979 <text:s text:c="5"/>-0.011 <text:s text:c="6"/>0.011</text:p>
      <text:p text:style-name="Preformatted_20_Text">L6.HNS-LD <text:s text:c="2"/>1.184e-05 <text:s text:c="5"/>0.004 <text:s text:c="5"/>0.003 <text:s text:c="5"/>0.997 <text:s text:c="5"/>-0.007 <text:s text:c="6"/>0.007</text:p>
      <text:p text:style-name="Preformatted_20_Text">L6.DPMS <text:s text:c="4"/>4.509e-05 <text:s text:c="5"/>0.007 <text:s text:c="5"/>0.007 <text:s text:c="5"/>0.994 <text:s text:c="5"/>-0.013 <text:s text:c="6"/>0.013</text:p>
      <text:p text:style-name="Preformatted_20_Text">L6.Centar <text:s text:c="5"/>0.0001 <text:s text:c="5"/>0.004 <text:s text:c="5"/>0.028 <text:s text:c="5"/>0.977 <text:s text:c="5"/>-0.007 <text:s text:c="6"/>0.008</text:p>
      <text:p text:style-name="Preformatted_20_Text">L6.Fokus <text:s text:c="2"/>-6.535e-06 <text:s text:c="5"/>0.005 <text:s text:c="4"/>-0.001 <text:s text:c="5"/>0.999 <text:s text:c="5"/>-0.009 <text:s text:c="6"/>0.009</text:p>
      <text:p text:style-name="Preformatted_20_Text">L6.Mozemo! -8.466e-05 <text:s text:c="5"/>0.015 <text:s text:c="4"/>-0.006 <text:s text:c="5"/>0.995 <text:s text:c="5"/>-0.029 <text:s text:c="6"/>0.029</text:p>
      <text:p text:style-name="Preformatted_20_Text">L6.RF <text:s text:c="5"/>-8.351e-05 <text:s text:c="5"/>0.002 <text:s text:c="4"/>-0.055 <text:s text:c="5"/>0.956 <text:s text:c="5"/>-0.003 <text:s text:c="6"/>0.003</text:p>
      <text:p text:style-name="Preformatted_20_Text">L7.HDZ <text:s text:c="6"/>1.17e-05 <text:s text:c="5"/>0.015 <text:s text:c="5"/>0.001 <text:s text:c="5"/>0.999 <text:s text:c="5"/>-0.029 <text:s text:c="6"/>0.029</text:p>
      <text:p text:style-name="Preformatted_20_Text">L7.SDP <text:s text:c="4"/>-6.966e-05 <text:s text:c="5"/>0.008 <text:s text:c="4"/>-0.008 <text:s text:c="5"/>0.993 <text:s text:c="5"/>-0.017 <text:s text:c="6"/>0.017</text:p>
      <text:p text:style-name="Preformatted_20_Text">L7.KH <text:s text:c="5"/>-1.843e-05 <text:s text:c="5"/>0.002 <text:s text:c="4"/>-0.007 <text:s text:c="5"/>0.994 <text:s text:c="5"/>-0.005 <text:s text:c="6"/>0.005</text:p>
      <text:p text:style-name="Preformatted_20_Text">L7.MOST <text:s text:c="7"/>0.0002 <text:s text:c="5"/>0.006 <text:s text:c="5"/>0.031 <text:s text:c="5"/>0.976 <text:s text:c="5"/>-0.011 <text:s text:c="6"/>0.012</text:p>
      <text:p text:style-name="Preformatted_20_Text">L7.HNS-LD <text:s text:c="5"/>0.0001 <text:s text:c="5"/>0.004 <text:s text:c="5"/>0.029 <text:s text:c="5"/>0.977 <text:s text:c="5"/>-0.007 <text:s text:c="6"/>0.007</text:p>
      <text:p text:style-name="Preformatted_20_Text">L7.DPMS <text:s text:c="4"/>1.638e-05 <text:s text:c="5"/>0.005 <text:s text:c="5"/>0.003 <text:s text:c="5"/>0.997 <text:s text:c="5"/>-0.010 <text:s text:c="6"/>0.010</text:p>
      <text:p text:style-name="Preformatted_20_Text">L7.Centar <text:s text:c="2"/>9.075e-05 <text:s text:c="5"/>0.004 <text:s text:c="5"/>0.022 <text:s text:c="5"/>0.983 <text:s text:c="5"/>-0.008 <text:s text:c="6"/>0.008</text:p>
      <text:p text:style-name="Preformatted_20_Text">L7.Fokus <text:s text:c="2"/>-1.712e-05 <text:s text:c="5"/>0.006 <text:s text:c="4"/>-0.003 <text:s text:c="5"/>0.998 <text:s text:c="5"/>-0.012 <text:s text:c="6"/>0.012</text:p>
      <text:p text:style-name="Preformatted_20_Text">L7.Mozemo! <text:s text:c="3"/>-0.0001 <text:s text:c="5"/>0.011 <text:s text:c="4"/>-0.009 <text:s text:c="5"/>0.992 <text:s text:c="5"/>-0.022 <text:s text:c="6"/>0.021</text:p>
      <text:p text:style-name="Preformatted_20_Text">L7.RF <text:s text:c="5"/>-8.113e-05 <text:s text:c="5"/>0.003 <text:s text:c="4"/>-0.025 <text:s text:c="5"/>0.980 <text:s text:c="5"/>-0.006 <text:s text:c="6"/>0.006</text:p>
      <text:p text:style-name="Preformatted_20_Text">L8.HDZ <text:s text:c="5"/>9.177e-05 <text:s text:c="5"/>0.010 <text:s text:c="5"/>0.009 <text:s text:c="5"/>0.993 <text:s text:c="5"/>-0.019 <text:s text:c="6"/>0.019</text:p>
      <text:p text:style-name="Preformatted_20_Text">L8.SDP <text:s text:c="6"/>2.67e-05 <text:s text:c="5"/>0.009 <text:s text:c="5"/>0.003 <text:s text:c="5"/>0.998 <text:s text:c="5"/>-0.018 <text:s text:c="6"/>0.018</text:p>
      <text:p text:style-name="Preformatted_20_Text">L8.KH <text:s text:c="5"/>-3.219e-05 <text:s text:c="5"/>0.003 <text:s text:c="4"/>-0.012 <text:s text:c="5"/>0.990 <text:s text:c="5"/>-0.005 <text:s text:c="6"/>0.005</text:p>
      <text:p text:style-name="Preformatted_20_Text">L8.MOST <text:s text:c="7"/>0.0002 <text:s text:c="5"/>0.005 <text:s text:c="5"/>0.032 <text:s text:c="5"/>0.974 <text:s text:c="5"/>-0.009 <text:s text:c="6"/>0.010</text:p>
      <text:p text:style-name="Preformatted_20_Text">L8.HNS-LD <text:s/>-7.448e-05 <text:s text:c="5"/>0.003 <text:s text:c="4"/>-0.028 <text:s text:c="5"/>0.978 <text:s text:c="5"/>-0.005 <text:s text:c="6"/>0.005</text:p>
      <text:p text:style-name="Preformatted_20_Text">L8.DPMS <text:s text:c="3"/>-4.547e-06 <text:s text:c="5"/>0.007 <text:s text:c="4"/>-0.001 <text:s text:c="5"/>0.999 <text:s text:c="5"/>-0.013 <text:s text:c="6"/>0.013</text:p>
      <text:p text:style-name="Preformatted_20_Text">L8.Centar <text:s text:c="2"/>6.723e-05 <text:s text:c="5"/>0.004 <text:s text:c="5"/>0.017 <text:s text:c="5"/>0.986 <text:s text:c="5"/>-0.008 <text:s text:c="6"/>0.008</text:p>
      <text:p text:style-name="Preformatted_20_Text">L8.Fokus <text:s text:c="2"/>-1.532e-06 <text:s text:c="5"/>0.005 <text:s text:c="4"/>-0.000 <text:s text:c="5"/>1.000 <text:s text:c="5"/>-0.010 <text:s text:c="6"/>0.010</text:p>
      <text:p text:style-name="Preformatted_20_Text">L8.Mozemo! -8.369e-05 <text:s text:c="5"/>0.016 <text:s text:c="4"/>-0.005 <text:s text:c="5"/>0.996 <text:s text:c="5"/>-0.032 <text:s text:c="6"/>0.032</text:p>
      <text:p text:style-name="Preformatted_20_Text">L8.RF <text:s text:c="5"/>-6.822e-05 <text:s text:c="5"/>0.003 <text:s text:c="4"/>-0.022 <text:s text:c="5"/>0.982 <text:s text:c="5"/>-0.006 <text:s text:c="6"/>0.006</text:p>
      <text:p text:style-name="Preformatted_20_Text"><text:s text:c="26"/>Results for equation Fokus <text:s text:c="25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0236 <text:s text:c="5"/>0.019 <text:s text:c="5"/>1.222 <text:s text:c="5"/>0.222 <text:s text:c="5"/>-0.014 <text:s text:c="6"/>0.062</text:p>
      <text:p text:style-name="Preformatted_20_Text">L1.HDZ <text:s text:c="5"/>2.652e-05 <text:s text:c="5"/>0.007 <text:s text:c="5"/>0.004 <text:s text:c="5"/>0.997 <text:s text:c="5"/>-0.014 <text:s text:c="6"/>0.014</text:p>
      <text:p text:style-name="Preformatted_20_Text">L1.SDP <text:s text:c="7"/>-0.0002 <text:s text:c="5"/>0.006 <text:s text:c="4"/>-0.033 <text:s text:c="5"/>0.973 <text:s text:c="5"/>-0.011 <text:s text:c="6"/>0.011</text:p>
      <text:p text:style-name="Preformatted_20_Text">L1.KH <text:s text:c="6"/>-7.41e-05 <text:s text:c="5"/>0.001 <text:s text:c="4"/>-0.066 <text:s text:c="5"/>0.947 <text:s text:c="5"/>-0.002 <text:s text:c="6"/>0.002</text:p>
      <text:p text:style-name="Preformatted_20_Text">L1.MOST <text:s text:c="7"/>0.0011 <text:s text:c="5"/>0.003 <text:s text:c="5"/>0.414 <text:s text:c="5"/>0.679 <text:s text:c="5"/>-0.004 <text:s text:c="6"/>0.007</text:p>
      <text:p text:style-name="Preformatted_20_Text">L1.HNS-LD <text:s text:c="5"/>0.0003 <text:s text:c="5"/>0.001 <text:s text:c="5"/>0.448 <text:s text:c="5"/>0.654 <text:s text:c="5"/>-0.001 <text:s text:c="6"/>0.002</text:p>
      <text:p text:style-name="Preformatted_20_Text"><text:soft-page-break/>L1.DPMS <text:s text:c="6"/>-0.0002 <text:s text:c="5"/>0.003 <text:s text:c="4"/>-0.076 <text:s text:c="5"/>0.939 <text:s text:c="5"/>-0.006 <text:s text:c="6"/>0.005</text:p>
      <text:p text:style-name="Preformatted_20_Text">L1.Centar <text:s/>-1.317e-05 <text:s text:c="5"/>0.002 <text:s text:c="4"/>-0.007 <text:s text:c="5"/>0.994 <text:s text:c="5"/>-0.004 <text:s text:c="6"/>0.004</text:p>
      <text:p text:style-name="Preformatted_20_Text">L1.Fokus <text:s text:c="6"/>0.0002 <text:s text:c="5"/>0.001 <text:s text:c="5"/>0.154 <text:s text:c="5"/>0.878 <text:s text:c="5"/>-0.002 <text:s text:c="6"/>0.003</text:p>
      <text:p text:style-name="Preformatted_20_Text">L1.Mozemo! <text:s text:c="3"/>-0.0004 <text:s text:c="5"/>0.005 <text:s text:c="4"/>-0.088 <text:s text:c="5"/>0.930 <text:s text:c="5"/>-0.010 <text:s text:c="6"/>0.009</text:p>
      <text:p text:style-name="Preformatted_20_Text">L1.RF <text:s text:c="8"/>-0.0004 <text:s text:c="5"/>0.002 <text:s text:c="4"/>-0.261 <text:s text:c="5"/>0.794 <text:s text:c="5"/>-0.003 <text:s text:c="6"/>0.003</text:p>
      <text:p text:style-name="Preformatted_20_Text">L2.HDZ <text:s text:c="7"/>-0.0001 <text:s text:c="5"/>0.006 <text:s text:c="4"/>-0.018 <text:s text:c="5"/>0.985 <text:s text:c="5"/>-0.012 <text:s text:c="6"/>0.012</text:p>
      <text:p text:style-name="Preformatted_20_Text">L2.SDP <text:s text:c="7"/>-0.0003 <text:s text:c="5"/>0.005 <text:s text:c="4"/>-0.054 <text:s text:c="5"/>0.957 <text:s text:c="5"/>-0.011 <text:s text:c="6"/>0.010</text:p>
      <text:p text:style-name="Preformatted_20_Text">L2.KH <text:s text:c="8"/>-0.0001 <text:s text:c="5"/>0.001 <text:s text:c="4"/>-0.113 <text:s text:c="5"/>0.910 <text:s text:c="5"/>-0.002 <text:s text:c="6"/>0.002</text:p>
      <text:p text:style-name="Preformatted_20_Text">L2.MOST <text:s text:c="7"/>0.0008 <text:s text:c="5"/>0.003 <text:s text:c="5"/>0.236 <text:s text:c="5"/>0.814 <text:s text:c="5"/>-0.006 <text:s text:c="6"/>0.007</text:p>
      <text:p text:style-name="Preformatted_20_Text">L2.HNS-LD <text:s text:c="4"/>-0.0005 <text:s text:c="5"/>0.001 <text:s text:c="4"/>-0.455 <text:s text:c="5"/>0.649 <text:s text:c="5"/>-0.003 <text:s text:c="6"/>0.002</text:p>
      <text:p text:style-name="Preformatted_20_Text">L2.DPMS <text:s text:c="6"/>-0.0002 <text:s text:c="5"/>0.003 <text:s text:c="4"/>-0.074 <text:s text:c="5"/>0.941 <text:s text:c="5"/>-0.005 <text:s text:c="6"/>0.005</text:p>
      <text:p text:style-name="Preformatted_20_Text">L2.Centar <text:s text:c="2"/>3.023e-05 <text:s text:c="5"/>0.002 <text:s text:c="5"/>0.019 <text:s text:c="5"/>0.985 <text:s text:c="5"/>-0.003 <text:s text:c="6"/>0.003</text:p>
      <text:p text:style-name="Preformatted_20_Text">L2.Fokus <text:s text:c="6"/>0.0001 <text:s text:c="5"/>0.002 <text:s text:c="5"/>0.076 <text:s text:c="5"/>0.939 <text:s text:c="5"/>-0.003 <text:s text:c="6"/>0.003</text:p>
      <text:p text:style-name="Preformatted_20_Text">L2.Mozemo! <text:s text:c="3"/>-0.0004 <text:s text:c="5"/>0.004 <text:s text:c="4"/>-0.099 <text:s text:c="5"/>0.921 <text:s text:c="5"/>-0.008 <text:s text:c="6"/>0.007</text:p>
      <text:p text:style-name="Preformatted_20_Text">L2.RF <text:s text:c="8"/>-0.0004 <text:s text:c="5"/>0.003 <text:s text:c="4"/>-0.149 <text:s text:c="5"/>0.881 <text:s text:c="5"/>-0.006 <text:s text:c="6"/>0.005</text:p>
      <text:p text:style-name="Preformatted_20_Text">L3.HDZ <text:s text:c="4"/>-4.503e-05 <text:s text:c="5"/>0.007 <text:s text:c="4"/>-0.006 <text:s text:c="5"/>0.995 <text:s text:c="5"/>-0.014 <text:s text:c="6"/>0.014</text:p>
      <text:p text:style-name="Preformatted_20_Text">L3.SDP <text:s text:c="7"/>-0.0002 <text:s text:c="5"/>0.006 <text:s text:c="4"/>-0.028 <text:s text:c="5"/>0.978 <text:s text:c="5"/>-0.012 <text:s text:c="6"/>0.012</text:p>
      <text:p text:style-name="Preformatted_20_Text">L3.KH <text:s text:c="5"/>-7.846e-05 <text:s text:c="5"/>0.001 <text:s text:c="4"/>-0.071 <text:s text:c="5"/>0.944 <text:s text:c="5"/>-0.002 <text:s text:c="6"/>0.002</text:p>
      <text:p text:style-name="Preformatted_20_Text">L3.MOST <text:s text:c="7"/>0.0010 <text:s text:c="5"/>0.002 <text:s text:c="5"/>0.393 <text:s text:c="5"/>0.694 <text:s text:c="5"/>-0.004 <text:s text:c="6"/>0.006</text:p>
      <text:p text:style-name="Preformatted_20_Text">L3.HNS-LD <text:s text:c="4"/>-0.0004 <text:s text:c="5"/>0.001 <text:s text:c="4"/>-0.714 <text:s text:c="5"/>0.475 <text:s text:c="5"/>-0.001 <text:s text:c="6"/>0.001</text:p>
      <text:p text:style-name="Preformatted_20_Text">L3.DPMS <text:s text:c="6"/>-0.0003 <text:s text:c="5"/>0.003 <text:s text:c="4"/>-0.079 <text:s text:c="5"/>0.937 <text:s text:c="5"/>-0.007 <text:s text:c="6"/>0.006</text:p>
      <text:p text:style-name="Preformatted_20_Text">L3.Centar <text:s/>-8.488e-05 <text:s text:c="5"/>0.002 <text:s text:c="4"/>-0.038 <text:s text:c="5"/>0.970 <text:s text:c="5"/>-0.004 <text:s text:c="6"/>0.004</text:p>
      <text:p text:style-name="Preformatted_20_Text">L3.Fokus <text:s text:c="6"/>0.0001 <text:s text:c="5"/>0.002 <text:s text:c="5"/>0.085 <text:s text:c="5"/>0.932 <text:s text:c="5"/>-0.003 <text:s text:c="6"/>0.003</text:p>
      <text:p text:style-name="Preformatted_20_Text">L3.Mozemo! <text:s text:c="3"/>-0.0005 <text:s text:c="5"/>0.005 <text:s text:c="4"/>-0.113 <text:s text:c="5"/>0.910 <text:s text:c="5"/>-0.010 <text:s text:c="6"/>0.009</text:p>
      <text:p text:style-name="Preformatted_20_Text">L3.RF <text:s text:c="8"/>-0.0003 <text:s text:c="5"/>0.001 <text:s text:c="4"/>-0.313 <text:s text:c="5"/>0.754 <text:s text:c="5"/>-0.002 <text:s text:c="6"/>0.001</text:p>
      <text:p text:style-name="Preformatted_20_Text">L4.HDZ <text:s text:c="4"/>-3.268e-05 <text:s text:c="5"/>0.008 <text:s text:c="4"/>-0.004 <text:s text:c="5"/>0.997 <text:s text:c="5"/>-0.015 <text:s text:c="6"/>0.015</text:p>
      <text:p text:style-name="Preformatted_20_Text">L4.SDP <text:s text:c="7"/>-0.0003 <text:s text:c="5"/>0.006 <text:s text:c="4"/>-0.041 <text:s text:c="5"/>0.968 <text:s text:c="5"/>-0.013 <text:s text:c="6"/>0.012</text:p>
      <text:p text:style-name="Preformatted_20_Text">L4.KH <text:s text:c="5"/>-8.106e-05 <text:s text:c="5"/>0.001 <text:s text:c="4"/>-0.075 <text:s text:c="5"/>0.940 <text:s text:c="5"/>-0.002 <text:s text:c="6"/>0.002</text:p>
      <text:p text:style-name="Preformatted_20_Text">L4.MOST <text:s text:c="7"/>0.0012 <text:s text:c="5"/>0.004 <text:s text:c="5"/>0.340 <text:s text:c="5"/>0.734 <text:s text:c="5"/>-0.006 <text:s text:c="6"/>0.008</text:p>
      <text:p text:style-name="Preformatted_20_Text">L4.HNS-LD <text:s/>-8.487e-05 <text:s text:c="5"/>0.001 <text:s text:c="4"/>-0.133 <text:s text:c="5"/>0.894 <text:s text:c="5"/>-0.001 <text:s text:c="6"/>0.001</text:p>
      <text:p text:style-name="Preformatted_20_Text">L4.DPMS <text:s text:c="6"/>-0.0002 <text:s text:c="5"/>0.003 <text:s text:c="4"/>-0.064 <text:s text:c="5"/>0.949 <text:s text:c="5"/>-0.006 <text:s text:c="6"/>0.006</text:p>
      <text:p text:style-name="Preformatted_20_Text">L4.Centar <text:s/>-2.041e-05 <text:s text:c="5"/>0.002 <text:s text:c="4"/>-0.010 <text:s text:c="5"/>0.992 <text:s text:c="5"/>-0.004 <text:s text:c="6"/>0.004</text:p>
      <text:p text:style-name="Preformatted_20_Text">L4.Fokus <text:s text:c="6"/>0.0001 <text:s text:c="5"/>0.001 <text:s text:c="5"/>0.081 <text:s text:c="5"/>0.935 <text:s text:c="5"/>-0.003 <text:s text:c="6"/>0.003</text:p>
      <text:p text:style-name="Preformatted_20_Text">L4.Mozemo! <text:s text:c="3"/>-0.0005 <text:s text:c="5"/>0.004 <text:s text:c="4"/>-0.105 <text:s text:c="5"/>0.916 <text:s text:c="5"/>-0.009 <text:s text:c="6"/>0.008</text:p>
      <text:p text:style-name="Preformatted_20_Text">L4.RF <text:s text:c="8"/>-0.0001 <text:s text:c="5"/>0.001 <text:s text:c="4"/>-0.142 <text:s text:c="5"/>0.887 <text:s text:c="5"/>-0.002 <text:s text:c="6"/>0.002</text:p>
      <text:p text:style-name="Preformatted_20_Text">L5.HDZ <text:s text:c="8"/>0.0002 <text:s text:c="5"/>0.007 <text:s text:c="5"/>0.024 <text:s text:c="5"/>0.981 <text:s text:c="5"/>-0.013 <text:s text:c="6"/>0.013</text:p>
      <text:p text:style-name="Preformatted_20_Text">L5.SDP <text:s text:c="7"/>-0.0002 <text:s text:c="5"/>0.007 <text:s text:c="4"/>-0.022 <text:s text:c="5"/>0.982 <text:s text:c="5"/>-0.013 <text:s text:c="6"/>0.013</text:p>
      <text:p text:style-name="Preformatted_20_Text">L5.KH <text:s text:c="8"/>-0.0001 <text:s text:c="5"/>0.001 <text:s text:c="4"/>-0.094 <text:s text:c="5"/>0.925 <text:s text:c="5"/>-0.003 <text:s text:c="6"/>0.003</text:p>
      <text:p text:style-name="Preformatted_20_Text">L5.MOST <text:s text:c="7"/>0.0013 <text:s text:c="5"/>0.004 <text:s text:c="5"/>0.321 <text:s text:c="5"/>0.748 <text:s text:c="5"/>-0.006 <text:s text:c="6"/>0.009</text:p>
      <text:p text:style-name="Preformatted_20_Text">L5.HNS-LD <text:s text:c="4"/>-0.0004 <text:s text:c="5"/>0.001 <text:s text:c="4"/>-0.420 <text:s text:c="5"/>0.674 <text:s text:c="5"/>-0.002 <text:s text:c="6"/>0.002</text:p>
      <text:p text:style-name="Preformatted_20_Text">L5.DPMS <text:s text:c="6"/>-0.0001 <text:s text:c="5"/>0.003 <text:s text:c="4"/>-0.039 <text:s text:c="5"/>0.969 <text:s text:c="5"/>-0.007 <text:s text:c="6"/>0.006</text:p>
      <text:p text:style-name="Preformatted_20_Text">L5.Centar <text:s/>-8.639e-05 <text:s text:c="5"/>0.001 <text:s text:c="4"/>-0.061 <text:s text:c="5"/>0.951 <text:s text:c="5"/>-0.003 <text:s text:c="6"/>0.003</text:p>
      <text:p text:style-name="Preformatted_20_Text">L5.Fokus <text:s text:c="6"/>0.0001 <text:s text:c="5"/>0.002 <text:s text:c="5"/>0.062 <text:s text:c="5"/>0.951 <text:s text:c="5"/>-0.003 <text:s text:c="6"/>0.004</text:p>
      <text:p text:style-name="Preformatted_20_Text">L5.Mozemo! <text:s text:c="3"/>-0.0003 <text:s text:c="5"/>0.005 <text:s text:c="4"/>-0.062 <text:s text:c="5"/>0.950 <text:s text:c="5"/>-0.009 <text:s text:c="6"/>0.009</text:p>
      <text:p text:style-name="Preformatted_20_Text">L5.RF <text:s text:c="8"/>-0.0002 <text:s text:c="5"/>0.001 <text:s text:c="4"/>-0.191 <text:s text:c="5"/>0.848 <text:s text:c="5"/>-0.003 <text:s text:c="6"/>0.002</text:p>
      <text:p text:style-name="Preformatted_20_Text">L6.HDZ <text:s text:c="8"/>0.0002 <text:s text:c="5"/>0.006 <text:s text:c="5"/>0.034 <text:s text:c="5"/>0.973 <text:s text:c="5"/>-0.012 <text:s text:c="6"/>0.013</text:p>
      <text:p text:style-name="Preformatted_20_Text">L6.SDP <text:s text:c="5"/>5.908e-05 <text:s text:c="5"/>0.006 <text:s text:c="5"/>0.010 <text:s text:c="5"/>0.992 <text:s text:c="5"/>-0.011 <text:s text:c="6"/>0.011</text:p>
      <text:p text:style-name="Preformatted_20_Text">L6.KH <text:s text:c="8"/>-0.0001 <text:s text:c="5"/>0.001 <text:s text:c="4"/>-0.090 <text:s text:c="5"/>0.928 <text:s text:c="5"/>-0.003 <text:s text:c="6"/>0.002</text:p>
      <text:p text:style-name="Preformatted_20_Text">L6.MOST <text:s text:c="7"/>0.0014 <text:s text:c="5"/>0.004 <text:s text:c="5"/>0.349 <text:s text:c="5"/>0.727 <text:s text:c="5"/>-0.006 <text:s text:c="6"/>0.009</text:p>
      <text:p text:style-name="Preformatted_20_Text">L6.HNS-LD <text:s/>-8.245e-05 <text:s text:c="5"/>0.001 <text:s text:c="4"/>-0.111 <text:s text:c="5"/>0.911 <text:s text:c="5"/>-0.002 <text:s text:c="6"/>0.001</text:p>
      <text:p text:style-name="Preformatted_20_Text">L6.DPMS <text:s text:c="6"/>-0.0002 <text:s text:c="5"/>0.003 <text:s text:c="4"/>-0.060 <text:s text:c="5"/>0.952 <text:s text:c="5"/>-0.007 <text:s text:c="6"/>0.006</text:p>
      <text:p text:style-name="Preformatted_20_Text">L6.Centar <text:s text:c="2"/>4.485e-06 <text:s text:c="5"/>0.002 <text:s text:c="5"/>0.003 <text:s text:c="5"/>0.998 <text:s text:c="5"/>-0.003 <text:s text:c="6"/>0.003</text:p>
      <text:p text:style-name="Preformatted_20_Text">L6.Fokus <text:s text:c="3"/>6.542e-05 <text:s text:c="5"/>0.002 <text:s text:c="5"/>0.032 <text:s text:c="5"/>0.975 <text:s text:c="5"/>-0.004 <text:s text:c="6"/>0.004</text:p>
      <text:p text:style-name="Preformatted_20_Text">L6.Mozemo! <text:s text:c="3"/>-0.0004 <text:s text:c="5"/>0.005 <text:s text:c="4"/>-0.077 <text:s text:c="5"/>0.938 <text:s text:c="5"/>-0.011 <text:s text:c="6"/>0.010</text:p>
      <text:p text:style-name="Preformatted_20_Text">L6.RF <text:s text:c="8"/>-0.0001 <text:s text:c="5"/>0.001 <text:s text:c="4"/>-0.104 <text:s text:c="5"/>0.917 <text:s text:c="5"/>-0.002 <text:s text:c="6"/>0.002</text:p>
      <text:p text:style-name="Preformatted_20_Text">L7.HDZ <text:s text:c="8"/>0.0001 <text:s text:c="5"/>0.007 <text:s text:c="5"/>0.020 <text:s text:c="5"/>0.984 <text:s text:c="5"/>-0.014 <text:s text:c="6"/>0.014</text:p>
      <text:p text:style-name="Preformatted_20_Text">L7.SDP <text:s text:c="6"/>2.32e-05 <text:s text:c="5"/>0.006 <text:s text:c="5"/>0.004 <text:s text:c="5"/>0.997 <text:s text:c="5"/>-0.011 <text:s text:c="6"/>0.011</text:p>
      <text:p text:style-name="Preformatted_20_Text">L7.KH <text:s text:c="5"/>-6.279e-05 <text:s text:c="5"/>0.001 <text:s text:c="4"/>-0.051 <text:s text:c="5"/>0.959 <text:s text:c="5"/>-0.002 <text:s text:c="6"/>0.002</text:p>
      <text:p text:style-name="Preformatted_20_Text">L7.MOST <text:s text:c="7"/>0.0013 <text:s text:c="5"/>0.003 <text:s text:c="5"/>0.534 <text:s text:c="5"/>0.593 <text:s text:c="5"/>-0.004 <text:s text:c="6"/>0.006</text:p>
      <text:p text:style-name="Preformatted_20_Text">L7.HNS-LD <text:s text:c="5"/>0.0002 <text:s text:c="5"/>0.001 <text:s text:c="5"/>0.160 <text:s text:c="5"/>0.873 <text:s text:c="5"/>-0.002 <text:s text:c="6"/>0.002</text:p>
      <text:p text:style-name="Preformatted_20_Text">L7.DPMS <text:s text:c="6"/>-0.0003 <text:s text:c="5"/>0.004 <text:s text:c="4"/>-0.082 <text:s text:c="5"/>0.934 <text:s text:c="5"/>-0.008 <text:s text:c="6"/>0.007</text:p>
      <text:p text:style-name="Preformatted_20_Text">L7.Centar <text:s/>-9.352e-06 <text:s text:c="5"/>0.002 <text:s text:c="4"/>-0.005 <text:s text:c="5"/>0.996 <text:s text:c="5"/>-0.004 <text:s text:c="6"/>0.003</text:p>
      <text:p text:style-name="Preformatted_20_Text">L7.Fokus <text:s text:c="3"/>2.038e-05 <text:s text:c="5"/>0.002 <text:s text:c="5"/>0.010 <text:s text:c="5"/>0.992 <text:s text:c="5"/>-0.004 <text:s text:c="6"/>0.004</text:p>
      <text:p text:style-name="Preformatted_20_Text">L7.Mozemo! <text:s text:c="3"/>-0.0004 <text:s text:c="5"/>0.005 <text:s text:c="4"/>-0.097 <text:s text:c="5"/>0.922 <text:s text:c="5"/>-0.009 <text:s text:c="6"/>0.009</text:p>
      <text:p text:style-name="Preformatted_20_Text"><text:soft-page-break/>L7.RF <text:s text:c="8"/>-0.0001 <text:s text:c="5"/>0.002 <text:s text:c="4"/>-0.057 <text:s text:c="5"/>0.954 <text:s text:c="5"/>-0.005 <text:s text:c="6"/>0.005</text:p>
      <text:p text:style-name="Preformatted_20_Text">L8.HDZ <text:s text:c="4"/>-3.183e-05 <text:s text:c="5"/>0.007 <text:s text:c="4"/>-0.004 <text:s text:c="5"/>0.996 <text:s text:c="5"/>-0.014 <text:s text:c="6"/>0.014</text:p>
      <text:p text:style-name="Preformatted_20_Text">L8.SDP <text:s text:c="4"/>-3.842e-05 <text:s text:c="5"/>0.005 <text:s text:c="4"/>-0.007 <text:s text:c="5"/>0.994 <text:s text:c="5"/>-0.010 <text:s text:c="6"/>0.010</text:p>
      <text:p text:style-name="Preformatted_20_Text">L8.KH <text:s text:c="5"/>-7.471e-05 <text:s text:c="5"/>0.001 <text:s text:c="4"/>-0.059 <text:s text:c="5"/>0.953 <text:s text:c="5"/>-0.003 <text:s text:c="6"/>0.002</text:p>
      <text:p text:style-name="Preformatted_20_Text">L8.MOST <text:s text:c="7"/>0.0015 <text:s text:c="5"/>0.003 <text:s text:c="5"/>0.522 <text:s text:c="5"/>0.602 <text:s text:c="5"/>-0.004 <text:s text:c="6"/>0.007</text:p>
      <text:p text:style-name="Preformatted_20_Text">L8.HNS-LD <text:s text:c="5"/>0.0002 <text:s text:c="5"/>0.001 <text:s text:c="5"/>0.239 <text:s text:c="5"/>0.811 <text:s text:c="5"/>-0.001 <text:s text:c="6"/>0.001</text:p>
      <text:p text:style-name="Preformatted_20_Text">L8.DPMS <text:s text:c="6"/>-0.0003 <text:s text:c="5"/>0.002 <text:s text:c="4"/>-0.162 <text:s text:c="5"/>0.871 <text:s text:c="5"/>-0.005 <text:s text:c="6"/>0.004</text:p>
      <text:p text:style-name="Preformatted_20_Text">L8.Centar <text:s text:c="4"/>-0.0001 <text:s text:c="5"/>0.002 <text:s text:c="4"/>-0.073 <text:s text:c="5"/>0.942 <text:s text:c="5"/>-0.004 <text:s text:c="6"/>0.004</text:p>
      <text:p text:style-name="Preformatted_20_Text">L8.Fokus <text:s text:c="3"/>4.527e-05 <text:s text:c="5"/>0.002 <text:s text:c="5"/>0.022 <text:s text:c="5"/>0.982 <text:s text:c="5"/>-0.004 <text:s text:c="6"/>0.004</text:p>
      <text:p text:style-name="Preformatted_20_Text">L8.Mozemo! <text:s text:c="3"/>-0.0003 <text:s text:c="5"/>0.006 <text:s text:c="4"/>-0.056 <text:s text:c="5"/>0.955 <text:s text:c="5"/>-0.012 <text:s text:c="6"/>0.011</text:p>
      <text:p text:style-name="Preformatted_20_Text">L8.RF <text:s text:c="8"/>-0.0001 <text:s text:c="5"/>0.002 <text:s text:c="4"/>-0.072 <text:s text:c="5"/>0.942 <text:s text:c="5"/>-0.003 <text:s text:c="6"/>0.003</text:p>
      <text:p text:style-name="Preformatted_20_Text"><text:s text:c="25"/>Results for equation Mozemo! <text:s text:c="24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1265 <text:s text:c="5"/>0.011 <text:s text:c="4"/>11.919 <text:s text:c="5"/>0.000 <text:s text:c="6"/>0.106 <text:s text:c="6"/>0.147</text:p>
      <text:p text:style-name="Preformatted_20_Text">L1.HDZ <text:s text:c="4"/>-5.772e-05 <text:s text:c="5"/>0.015 <text:s text:c="4"/>-0.004 <text:s text:c="5"/>0.997 <text:s text:c="5"/>-0.030 <text:s text:c="6"/>0.030</text:p>
      <text:p text:style-name="Preformatted_20_Text">L1.SDP <text:s text:c="7"/>-0.0001 <text:s text:c="5"/>0.024 <text:s text:c="4"/>-0.006 <text:s text:c="5"/>0.995 <text:s text:c="5"/>-0.047 <text:s text:c="6"/>0.047</text:p>
      <text:p text:style-name="Preformatted_20_Text">L1.KH <text:s text:c="6"/>3.533e-05 <text:s text:c="5"/>0.005 <text:s text:c="5"/>0.007 <text:s text:c="5"/>0.995 <text:s text:c="5"/>-0.010 <text:s text:c="6"/>0.010</text:p>
      <text:p text:style-name="Preformatted_20_Text">L1.MOST <text:s text:c="6"/>-0.0004 <text:s text:c="5"/>0.010 <text:s text:c="4"/>-0.042 <text:s text:c="5"/>0.966 <text:s text:c="5"/>-0.020 <text:s text:c="6"/>0.019</text:p>
      <text:p text:style-name="Preformatted_20_Text">L1.HNS-LD <text:s text:c="2"/>1.151e-05 <text:s text:c="5"/>0.005 <text:s text:c="5"/>0.002 <text:s text:c="5"/>0.998 <text:s text:c="5"/>-0.009 <text:s text:c="6"/>0.009</text:p>
      <text:p text:style-name="Preformatted_20_Text">L1.DPMS <text:s text:c="4"/>3.618e-05 <text:s text:c="5"/>0.012 <text:s text:c="5"/>0.003 <text:s text:c="5"/>0.998 <text:s text:c="5"/>-0.024 <text:s text:c="6"/>0.024</text:p>
      <text:p text:style-name="Preformatted_20_Text">L1.Centar <text:s/>-5.932e-05 <text:s text:c="5"/>0.010 <text:s text:c="4"/>-0.006 <text:s text:c="5"/>0.995 <text:s text:c="5"/>-0.020 <text:s text:c="6"/>0.020</text:p>
      <text:p text:style-name="Preformatted_20_Text">L1.Fokus <text:s text:c="2"/>-1.051e-05 <text:s text:c="5"/>0.006 <text:s text:c="4"/>-0.002 <text:s text:c="5"/>0.999 <text:s text:c="5"/>-0.012 <text:s text:c="6"/>0.012</text:p>
      <text:p text:style-name="Preformatted_20_Text">L1.Mozemo! <text:s text:c="4"/>0.0004 <text:s text:c="5"/>0.022 <text:s text:c="5"/>0.018 <text:s text:c="5"/>0.985 <text:s text:c="5"/>-0.043 <text:s text:c="6"/>0.044</text:p>
      <text:p text:style-name="Preformatted_20_Text">L1.RF <text:s text:c="9"/>0.0002 <text:s text:c="5"/>0.007 <text:s text:c="5"/>0.026 <text:s text:c="5"/>0.979 <text:s text:c="5"/>-0.013 <text:s text:c="6"/>0.014</text:p>
      <text:p text:style-name="Preformatted_20_Text">L2.HDZ <text:s text:c="4"/>-6.168e-05 <text:s text:c="5"/>0.019 <text:s text:c="4"/>-0.003 <text:s text:c="5"/>0.997 <text:s text:c="5"/>-0.037 <text:s text:c="6"/>0.037</text:p>
      <text:p text:style-name="Preformatted_20_Text">L2.SDP <text:s text:c="4"/>-1.179e-05 <text:s text:c="5"/>0.020 <text:s text:c="4"/>-0.001 <text:s text:c="5"/>1.000 <text:s text:c="5"/>-0.040 <text:s text:c="6"/>0.040</text:p>
      <text:p text:style-name="Preformatted_20_Text">L2.KH <text:s text:c="7"/>5.19e-05 <text:s text:c="5"/>0.006 <text:s text:c="5"/>0.008 <text:s text:c="5"/>0.994 <text:s text:c="5"/>-0.013 <text:s text:c="6"/>0.013</text:p>
      <text:p text:style-name="Preformatted_20_Text">L2.MOST <text:s text:c="6"/>-0.0005 <text:s text:c="5"/>0.016 <text:s text:c="4"/>-0.031 <text:s text:c="5"/>0.975 <text:s text:c="5"/>-0.032 <text:s text:c="6"/>0.031</text:p>
      <text:p text:style-name="Preformatted_20_Text">L2.HNS-LD <text:s text:c="4"/>3.1e-05 <text:s text:c="5"/>0.005 <text:s text:c="5"/>0.007 <text:s text:c="5"/>0.995 <text:s text:c="5"/>-0.009 <text:s text:c="6"/>0.009</text:p>
      <text:p text:style-name="Preformatted_20_Text">L2.DPMS <text:s text:c="4"/>2.968e-05 <text:s text:c="5"/>0.011 <text:s text:c="5"/>0.003 <text:s text:c="5"/>0.998 <text:s text:c="5"/>-0.022 <text:s text:c="6"/>0.022</text:p>
      <text:p text:style-name="Preformatted_20_Text">L2.Centar <text:s/>-7.163e-05 <text:s text:c="5"/>0.008 <text:s text:c="4"/>-0.009 <text:s text:c="5"/>0.993 <text:s text:c="5"/>-0.016 <text:s text:c="6"/>0.016</text:p>
      <text:p text:style-name="Preformatted_20_Text">L2.Fokus <text:s text:c="3"/>3.074e-05 <text:s text:c="5"/>0.007 <text:s text:c="5"/>0.004 <text:s text:c="5"/>0.997 <text:s text:c="5"/>-0.014 <text:s text:c="6"/>0.014</text:p>
      <text:p text:style-name="Preformatted_20_Text">L2.Mozemo! <text:s text:c="4"/>0.0004 <text:s text:c="5"/>0.021 <text:s text:c="5"/>0.021 <text:s text:c="5"/>0.983 <text:s text:c="5"/>-0.041 <text:s text:c="6"/>0.042</text:p>
      <text:p text:style-name="Preformatted_20_Text">L2.RF <text:s text:c="9"/>0.0001 <text:s text:c="5"/>0.012 <text:s text:c="5"/>0.012 <text:s text:c="5"/>0.990 <text:s text:c="5"/>-0.023 <text:s text:c="6"/>0.024</text:p>
      <text:p text:style-name="Preformatted_20_Text">L3.HDZ <text:s text:c="4"/>-1.033e-05 <text:s text:c="5"/>0.016 <text:s text:c="4"/>-0.001 <text:s text:c="5"/>0.999 <text:s text:c="5"/>-0.031 <text:s text:c="6"/>0.030</text:p>
      <text:p text:style-name="Preformatted_20_Text">L3.SDP <text:s text:c="7"/>-0.0001 <text:s text:c="5"/>0.021 <text:s text:c="4"/>-0.005 <text:s text:c="5"/>0.996 <text:s text:c="5"/>-0.041 <text:s text:c="6"/>0.040</text:p>
      <text:p text:style-name="Preformatted_20_Text">L3.KH <text:s text:c="6"/>3.608e-05 <text:s text:c="5"/>0.005 <text:s text:c="5"/>0.007 <text:s text:c="5"/>0.994 <text:s text:c="5"/>-0.010 <text:s text:c="6"/>0.010</text:p>
      <text:p text:style-name="Preformatted_20_Text">L3.MOST <text:s text:c="6"/>-0.0006 <text:s text:c="5"/>0.013 <text:s text:c="4"/>-0.050 <text:s text:c="5"/>0.960 <text:s text:c="5"/>-0.025 <text:s text:c="6"/>0.024</text:p>
      <text:p text:style-name="Preformatted_20_Text">L3.HNS-LD <text:s/>-3.879e-05 <text:s text:c="5"/>0.003 <text:s text:c="4"/>-0.014 <text:s text:c="5"/>0.989 <text:s text:c="5"/>-0.006 <text:s text:c="6"/>0.005</text:p>
      <text:p text:style-name="Preformatted_20_Text">L3.DPMS <text:s text:c="4"/>6.825e-05 <text:s text:c="5"/>0.015 <text:s text:c="5"/>0.005 <text:s text:c="5"/>0.996 <text:s text:c="5"/>-0.029 <text:s text:c="6"/>0.030</text:p>
      <text:p text:style-name="Preformatted_20_Text">L3.Centar <text:s/>-1.803e-05 <text:s text:c="5"/>0.009 <text:s text:c="4"/>-0.002 <text:s text:c="5"/>0.998 <text:s text:c="5"/>-0.017 <text:s text:c="6"/>0.017</text:p>
      <text:p text:style-name="Preformatted_20_Text">L3.Fokus <text:s text:c="4"/>1.15e-05 <text:s text:c="5"/>0.007 <text:s text:c="5"/>0.002 <text:s text:c="5"/>0.999 <text:s text:c="5"/>-0.013 <text:s text:c="6"/>0.013</text:p>
      <text:p text:style-name="Preformatted_20_Text">L3.Mozemo! <text:s text:c="4"/>0.0004 <text:s text:c="5"/>0.021 <text:s text:c="5"/>0.021 <text:s text:c="5"/>0.983 <text:s text:c="5"/>-0.041 <text:s text:c="6"/>0.042</text:p>
      <text:p text:style-name="Preformatted_20_Text">L3.RF <text:s text:c="9"/>0.0001 <text:s text:c="5"/>0.004 <text:s text:c="5"/>0.029 <text:s text:c="5"/>0.977 <text:s text:c="5"/>-0.009 <text:s text:c="6"/>0.009</text:p>
      <text:p text:style-name="Preformatted_20_Text">L4.HDZ <text:s text:c="4"/>-6.685e-05 <text:s text:c="5"/>0.020 <text:s text:c="4"/>-0.003 <text:s text:c="5"/>0.997 <text:s text:c="5"/>-0.040 <text:s text:c="6"/>0.040</text:p>
      <text:p text:style-name="Preformatted_20_Text">L4.SDP <text:s text:c="5"/>8.248e-05 <text:s text:c="5"/>0.025 <text:s text:c="5"/>0.003 <text:s text:c="5"/>0.997 <text:s text:c="5"/>-0.049 <text:s text:c="6"/>0.049</text:p>
      <text:p text:style-name="Preformatted_20_Text">L4.KH <text:s text:c="6"/>4.155e-05 <text:s text:c="5"/>0.006 <text:s text:c="5"/>0.008 <text:s text:c="5"/>0.994 <text:s text:c="5"/>-0.011 <text:s text:c="6"/>0.011</text:p>
      <text:p text:style-name="Preformatted_20_Text">L4.MOST <text:s text:c="6"/>-0.0005 <text:s text:c="5"/>0.016 <text:s text:c="4"/>-0.030 <text:s text:c="5"/>0.976 <text:s text:c="5"/>-0.031 <text:s text:c="6"/>0.030</text:p>
      <text:p text:style-name="Preformatted_20_Text">L4.HNS-LD <text:s text:c="5"/>0.0002 <text:s text:c="5"/>0.003 <text:s text:c="5"/>0.072 <text:s text:c="5"/>0.943 <text:s text:c="5"/>-0.005 <text:s text:c="6"/>0.006</text:p>
      <text:p text:style-name="Preformatted_20_Text">L4.DPMS <text:s text:c="4"/>4.071e-05 <text:s text:c="5"/>0.012 <text:s text:c="5"/>0.003 <text:s text:c="5"/>0.997 <text:s text:c="5"/>-0.024 <text:s text:c="6"/>0.024</text:p>
      <text:p text:style-name="Preformatted_20_Text">L4.Centar <text:s/>-1.915e-05 <text:s text:c="5"/>0.009 <text:s text:c="4"/>-0.002 <text:s text:c="5"/>0.998 <text:s text:c="5"/>-0.017 <text:s text:c="6"/>0.017</text:p>
      <text:p text:style-name="Preformatted_20_Text">L4.Fokus <text:s text:c="2"/>-2.004e-06 <text:s text:c="5"/>0.007 <text:s text:c="4"/>-0.000 <text:s text:c="5"/>1.000 <text:s text:c="5"/>-0.013 <text:s text:c="6"/>0.013</text:p>
      <text:p text:style-name="Preformatted_20_Text">L4.Mozemo! <text:s text:c="4"/>0.0004 <text:s text:c="5"/>0.020 <text:s text:c="5"/>0.018 <text:s text:c="5"/>0.986 <text:s text:c="5"/>-0.039 <text:s text:c="6"/>0.039</text:p>
      <text:p text:style-name="Preformatted_20_Text">L4.RF <text:s text:c="7"/>7.64e-05 <text:s text:c="5"/>0.005 <text:s text:c="5"/>0.015 <text:s text:c="5"/>0.988 <text:s text:c="5"/>-0.010 <text:s text:c="6"/>0.010</text:p>
      <text:p text:style-name="Preformatted_20_Text">L5.HDZ <text:s text:c="4"/>-7.041e-05 <text:s text:c="5"/>0.018 <text:s text:c="4"/>-0.004 <text:s text:c="5"/>0.997 <text:s text:c="5"/>-0.035 <text:s text:c="6"/>0.035</text:p>
      <text:p text:style-name="Preformatted_20_Text">L5.SDP <text:s text:c="4"/>-1.946e-05 <text:s text:c="5"/>0.027 <text:s text:c="4"/>-0.001 <text:s text:c="5"/>0.999 <text:s text:c="5"/>-0.053 <text:s text:c="6"/>0.053</text:p>
      <text:p text:style-name="Preformatted_20_Text">L5.KH <text:s text:c="7"/>4.23e-05 <text:s text:c="5"/>0.006 <text:s text:c="5"/>0.007 <text:s text:c="5"/>0.994 <text:s text:c="5"/>-0.012 <text:s text:c="6"/>0.012</text:p>
      <text:p text:style-name="Preformatted_20_Text">L5.MOST <text:s text:c="6"/>-0.0007 <text:s text:c="5"/>0.014 <text:s text:c="4"/>-0.047 <text:s text:c="5"/>0.962 <text:s text:c="5"/>-0.029 <text:s text:c="6"/>0.027</text:p>
      <text:p text:style-name="Preformatted_20_Text">L5.HNS-LD <text:s text:c="4"/>-0.0002 <text:s text:c="5"/>0.005 <text:s text:c="4"/>-0.035 <text:s text:c="5"/>0.972 <text:s text:c="5"/>-0.010 <text:s text:c="6"/>0.009</text:p>
      <text:p text:style-name="Preformatted_20_Text">L5.DPMS <text:s text:c="4"/>2.402e-05 <text:s text:c="5"/>0.014 <text:s text:c="5"/>0.002 <text:s text:c="5"/>0.999 <text:s text:c="5"/>-0.028 <text:s text:c="6"/>0.028</text:p>
      <text:p text:style-name="Preformatted_20_Text">L5.Centar <text:s/>-1.111e-05 <text:s text:c="5"/>0.007 <text:s text:c="4"/>-0.002 <text:s text:c="5"/>0.999 <text:s text:c="5"/>-0.013 <text:s text:c="6"/>0.013</text:p>
      <text:p text:style-name="Preformatted_20_Text">L5.Fokus <text:s text:c="3"/>7.982e-06 <text:s text:c="5"/>0.009 <text:s text:c="5"/>0.001 <text:s text:c="5"/>0.999 <text:s text:c="5"/>-0.018 <text:s text:c="6"/>0.018</text:p>
      <text:p text:style-name="Preformatted_20_Text"><text:soft-page-break/>L5.Mozemo! <text:s text:c="4"/>0.0003 <text:s text:c="5"/>0.017 <text:s text:c="5"/>0.018 <text:s text:c="5"/>0.986 <text:s text:c="5"/>-0.034 <text:s text:c="6"/>0.034</text:p>
      <text:p text:style-name="Preformatted_20_Text">L5.RF <text:s text:c="6"/>9.812e-05 <text:s text:c="5"/>0.006 <text:s text:c="5"/>0.016 <text:s text:c="5"/>0.987 <text:s text:c="5"/>-0.012 <text:s text:c="6"/>0.012</text:p>
      <text:p text:style-name="Preformatted_20_Text">L6.HDZ <text:s text:c="4"/>-9.049e-05 <text:s text:c="5"/>0.021 <text:s text:c="4"/>-0.004 <text:s text:c="5"/>0.997 <text:s text:c="5"/>-0.042 <text:s text:c="6"/>0.042</text:p>
      <text:p text:style-name="Preformatted_20_Text">L6.SDP <text:s text:c="4"/>-2.935e-05 <text:s text:c="5"/>0.024 <text:s text:c="4"/>-0.001 <text:s text:c="5"/>0.999 <text:s text:c="5"/>-0.047 <text:s text:c="6"/>0.047</text:p>
      <text:p text:style-name="Preformatted_20_Text">L6.KH <text:s text:c="6"/>5.453e-05 <text:s text:c="5"/>0.005 <text:s text:c="5"/>0.011 <text:s text:c="5"/>0.991 <text:s text:c="5"/>-0.010 <text:s text:c="6"/>0.010</text:p>
      <text:p text:style-name="Preformatted_20_Text">L6.MOST <text:s text:c="6"/>-0.0008 <text:s text:c="5"/>0.013 <text:s text:c="4"/>-0.060 <text:s text:c="5"/>0.952 <text:s text:c="5"/>-0.027 <text:s text:c="6"/>0.025</text:p>
      <text:p text:style-name="Preformatted_20_Text">L6.HNS-LD <text:s text:c="2"/>3.022e-05 <text:s text:c="5"/>0.004 <text:s text:c="5"/>0.007 <text:s text:c="5"/>0.994 <text:s text:c="5"/>-0.008 <text:s text:c="6"/>0.008</text:p>
      <text:p text:style-name="Preformatted_20_Text">L6.DPMS <text:s text:c="4"/>7.216e-05 <text:s text:c="5"/>0.013 <text:s text:c="5"/>0.006 <text:s text:c="5"/>0.996 <text:s text:c="5"/>-0.026 <text:s text:c="6"/>0.026</text:p>
      <text:p text:style-name="Preformatted_20_Text">L6.Centar <text:s text:c="2"/>1.889e-05 <text:s text:c="5"/>0.007 <text:s text:c="5"/>0.003 <text:s text:c="5"/>0.998 <text:s text:c="5"/>-0.014 <text:s text:c="6"/>0.014</text:p>
      <text:p text:style-name="Preformatted_20_Text">L6.Fokus <text:s text:c="3"/>4.661e-06 <text:s text:c="5"/>0.011 <text:s text:c="5"/>0.000 <text:s text:c="5"/>1.000 <text:s text:c="5"/>-0.022 <text:s text:c="6"/>0.022</text:p>
      <text:p text:style-name="Preformatted_20_Text">L6.Mozemo! <text:s text:c="4"/>0.0003 <text:s text:c="5"/>0.019 <text:s text:c="5"/>0.015 <text:s text:c="5"/>0.988 <text:s text:c="5"/>-0.038 <text:s text:c="6"/>0.038</text:p>
      <text:p text:style-name="Preformatted_20_Text">L6.RF <text:s text:c="7"/>7.11e-05 <text:s text:c="5"/>0.004 <text:s text:c="5"/>0.017 <text:s text:c="5"/>0.987 <text:s text:c="5"/>-0.008 <text:s text:c="6"/>0.008</text:p>
      <text:p text:style-name="Preformatted_20_Text">L7.HDZ <text:s text:c="7"/>-0.0002 <text:s text:c="5"/>0.025 <text:s text:c="4"/>-0.007 <text:s text:c="5"/>0.994 <text:s text:c="5"/>-0.049 <text:s text:c="6"/>0.049</text:p>
      <text:p text:style-name="Preformatted_20_Text">L7.SDP <text:s text:c="4"/>-1.614e-06 <text:s text:c="5"/>0.026 <text:s/>-6.22e-05 <text:s text:c="5"/>1.000 <text:s text:c="5"/>-0.051 <text:s text:c="6"/>0.051</text:p>
      <text:p text:style-name="Preformatted_20_Text">L7.KH <text:s text:c="6"/>3.213e-05 <text:s text:c="5"/>0.006 <text:s text:c="5"/>0.005 <text:s text:c="5"/>0.996 <text:s text:c="5"/>-0.012 <text:s text:c="6"/>0.012</text:p>
      <text:p text:style-name="Preformatted_20_Text">L7.MOST <text:s text:c="6"/>-0.0008 <text:s text:c="5"/>0.010 <text:s text:c="4"/>-0.082 <text:s text:c="5"/>0.935 <text:s text:c="5"/>-0.020 <text:s text:c="6"/>0.019</text:p>
      <text:p text:style-name="Preformatted_20_Text">L7.HNS-LD <text:s text:c="4"/>-0.0002 <text:s text:c="5"/>0.005 <text:s text:c="4"/>-0.042 <text:s text:c="5"/>0.966 <text:s text:c="5"/>-0.010 <text:s text:c="6"/>0.009</text:p>
      <text:p text:style-name="Preformatted_20_Text">L7.DPMS <text:s text:c="7"/>0.0001 <text:s text:c="5"/>0.019 <text:s text:c="5"/>0.006 <text:s text:c="5"/>0.995 <text:s text:c="5"/>-0.036 <text:s text:c="6"/>0.037</text:p>
      <text:p text:style-name="Preformatted_20_Text">L7.Centar <text:s/>-3.267e-05 <text:s text:c="5"/>0.008 <text:s text:c="4"/>-0.004 <text:s text:c="5"/>0.997 <text:s text:c="5"/>-0.017 <text:s text:c="6"/>0.016</text:p>
      <text:p text:style-name="Preformatted_20_Text">L7.Fokus <text:s text:c="4"/>2.08e-05 <text:s text:c="5"/>0.009 <text:s text:c="5"/>0.002 <text:s text:c="5"/>0.998 <text:s text:c="5"/>-0.018 <text:s text:c="6"/>0.018</text:p>
      <text:p text:style-name="Preformatted_20_Text">L7.Mozemo! <text:s text:c="4"/>0.0004 <text:s text:c="5"/>0.022 <text:s text:c="5"/>0.016 <text:s text:c="5"/>0.987 <text:s text:c="5"/>-0.043 <text:s text:c="6"/>0.044</text:p>
      <text:p text:style-name="Preformatted_20_Text">L7.RF <text:s text:c="5"/>-2.572e-05 <text:s text:c="5"/>0.013 <text:s text:c="4"/>-0.002 <text:s text:c="5"/>0.998 <text:s text:c="5"/>-0.025 <text:s text:c="6"/>0.025</text:p>
      <text:p text:style-name="Preformatted_20_Text">L8.HDZ <text:s text:c="8"/>0.0001 <text:s text:c="5"/>0.018 <text:s text:c="5"/>0.008 <text:s text:c="5"/>0.994 <text:s text:c="5"/>-0.035 <text:s text:c="6"/>0.035</text:p>
      <text:p text:style-name="Preformatted_20_Text">L8.SDP <text:s text:c="8"/>0.0003 <text:s text:c="5"/>0.019 <text:s text:c="5"/>0.014 <text:s text:c="5"/>0.989 <text:s text:c="5"/>-0.037 <text:s text:c="6"/>0.037</text:p>
      <text:p text:style-name="Preformatted_20_Text">L8.KH <text:s text:c="6"/>6.155e-05 <text:s text:c="5"/>0.007 <text:s text:c="5"/>0.009 <text:s text:c="5"/>0.993 <text:s text:c="5"/>-0.014 <text:s text:c="6"/>0.014</text:p>
      <text:p text:style-name="Preformatted_20_Text">L8.MOST <text:s text:c="6"/>-0.0007 <text:s text:c="5"/>0.010 <text:s text:c="4"/>-0.070 <text:s text:c="5"/>0.944 <text:s text:c="5"/>-0.021 <text:s text:c="6"/>0.020</text:p>
      <text:p text:style-name="Preformatted_20_Text">L8.HNS-LD <text:s text:c="5"/>0.0002 <text:s text:c="5"/>0.004 <text:s text:c="5"/>0.046 <text:s text:c="5"/>0.963 <text:s text:c="5"/>-0.007 <text:s text:c="6"/>0.007</text:p>
      <text:p text:style-name="Preformatted_20_Text">L8.DPMS <text:s text:c="7"/>0.0001 <text:s text:c="5"/>0.007 <text:s text:c="5"/>0.019 <text:s text:c="5"/>0.985 <text:s text:c="5"/>-0.013 <text:s text:c="6"/>0.013</text:p>
      <text:p text:style-name="Preformatted_20_Text">L8.Centar <text:s text:c="2"/>8.036e-05 <text:s text:c="5"/>0.009 <text:s text:c="5"/>0.009 <text:s text:c="5"/>0.993 <text:s text:c="5"/>-0.018 <text:s text:c="6"/>0.018</text:p>
      <text:p text:style-name="Preformatted_20_Text">L8.Fokus <text:s text:c="2"/>-3.197e-06 <text:s text:c="5"/>0.010 <text:s text:c="4"/>-0.000 <text:s text:c="5"/>1.000 <text:s text:c="5"/>-0.019 <text:s text:c="6"/>0.019</text:p>
      <text:p text:style-name="Preformatted_20_Text">L8.Mozemo! <text:s text:c="4"/>0.0002 <text:s text:c="5"/>0.025 <text:s text:c="5"/>0.009 <text:s text:c="5"/>0.993 <text:s text:c="5"/>-0.049 <text:s text:c="6"/>0.049</text:p>
      <text:p text:style-name="Preformatted_20_Text">L8.RF <text:s text:c="6"/>3.496e-05 <text:s text:c="5"/>0.008 <text:s text:c="5"/>0.004 <text:s text:c="5"/>0.996 <text:s text:c="5"/>-0.015 <text:s text:c="6"/>0.015</text:p>
      <text:p text:style-name="Preformatted_20_Text"><text:s text:c="27"/>Results for equation RF <text:s text:c="27"/></text:p>
      <text:p text:style-name="Preformatted_20_Text">==============================================================================</text:p>
      <text:p text:style-name="Preformatted_20_Text"><text:s text:c="17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</text:p>
      <text:p text:style-name="Preformatted_20_Text">intercept <text:s text:c="5"/>0.0172 <text:s text:c="5"/>0.027 <text:s text:c="5"/>0.648 <text:s text:c="5"/>0.517 <text:s text:c="5"/>-0.035 <text:s text:c="6"/>0.069</text:p>
      <text:p text:style-name="Preformatted_20_Text">L1.HDZ <text:s text:c="7"/>-0.0002 <text:s text:c="5"/>0.010 <text:s text:c="4"/>-0.024 <text:s text:c="5"/>0.981 <text:s text:c="5"/>-0.019 <text:s text:c="6"/>0.019</text:p>
      <text:p text:style-name="Preformatted_20_Text">L1.SDP <text:s text:c="7"/>-0.0002 <text:s text:c="5"/>0.006 <text:s text:c="4"/>-0.034 <text:s text:c="5"/>0.973 <text:s text:c="5"/>-0.013 <text:s text:c="6"/>0.012</text:p>
      <text:p text:style-name="Preformatted_20_Text">L1.KH <text:s text:c="6"/>7.886e-05 <text:s text:c="5"/>0.001 <text:s text:c="5"/>0.067 <text:s text:c="5"/>0.947 <text:s text:c="5"/>-0.002 <text:s text:c="6"/>0.002</text:p>
      <text:p text:style-name="Preformatted_20_Text">L1.MOST <text:s text:c="4"/>4.022e-05 <text:s text:c="5"/>0.004 <text:s text:c="5"/>0.011 <text:s text:c="5"/>0.991 <text:s text:c="5"/>-0.007 <text:s text:c="6"/>0.007</text:p>
      <text:p text:style-name="Preformatted_20_Text">L1.HNS-LD <text:s text:c="5"/>0.0005 <text:s text:c="5"/>0.001 <text:s text:c="5"/>0.393 <text:s text:c="5"/>0.694 <text:s text:c="5"/>-0.002 <text:s text:c="6"/>0.003</text:p>
      <text:p text:style-name="Preformatted_20_Text">L1.DPMS <text:s text:c="4"/>-1.35e-05 <text:s text:c="5"/>0.003 <text:s text:c="4"/>-0.004 <text:s text:c="5"/>0.997 <text:s text:c="5"/>-0.007 <text:s text:c="6"/>0.007</text:p>
      <text:p text:style-name="Preformatted_20_Text">L1.Centar <text:s text:c="4"/>-0.0002 <text:s text:c="5"/>0.002 <text:s text:c="4"/>-0.099 <text:s text:c="5"/>0.921 <text:s text:c="5"/>-0.004 <text:s text:c="6"/>0.004</text:p>
      <text:p text:style-name="Preformatted_20_Text">L1.Fokus <text:s text:c="2"/>-5.928e-05 <text:s text:c="5"/>0.002 <text:s text:c="4"/>-0.035 <text:s text:c="5"/>0.972 <text:s text:c="5"/>-0.003 <text:s text:c="6"/>0.003</text:p>
      <text:p text:style-name="Preformatted_20_Text">L1.Mozemo! <text:s text:c="4"/>0.0003 <text:s text:c="5"/>0.007 <text:s text:c="5"/>0.044 <text:s text:c="5"/>0.965 <text:s text:c="5"/>-0.013 <text:s text:c="6"/>0.014</text:p>
      <text:p text:style-name="Preformatted_20_Text">L1.RF <text:s text:c="9"/>0.0005 <text:s text:c="5"/>0.002 <text:s text:c="5"/>0.328 <text:s text:c="5"/>0.743 <text:s text:c="5"/>-0.003 <text:s text:c="6"/>0.004</text:p>
      <text:p text:style-name="Preformatted_20_Text">L2.HDZ <text:s text:c="5"/>9.245e-05 <text:s text:c="5"/>0.009 <text:s text:c="5"/>0.010 <text:s text:c="5"/>0.992 <text:s text:c="5"/>-0.018 <text:s text:c="6"/>0.018</text:p>
      <text:p text:style-name="Preformatted_20_Text">L2.SDP <text:s text:c="8"/>0.0001 <text:s text:c="5"/>0.007 <text:s text:c="5"/>0.022 <text:s text:c="5"/>0.982 <text:s text:c="5"/>-0.013 <text:s text:c="6"/>0.013</text:p>
      <text:p text:style-name="Preformatted_20_Text">L2.KH <text:s text:c="9"/>0.0001 <text:s text:c="5"/>0.001 <text:s text:c="5"/>0.082 <text:s text:c="5"/>0.934 <text:s text:c="5"/>-0.003 <text:s text:c="6"/>0.003</text:p>
      <text:p text:style-name="Preformatted_20_Text">L2.MOST <text:s text:c="4"/>4.535e-05 <text:s text:c="5"/>0.004 <text:s text:c="5"/>0.011 <text:s text:c="5"/>0.991 <text:s text:c="5"/>-0.008 <text:s text:c="6"/>0.008</text:p>
      <text:p text:style-name="Preformatted_20_Text">L2.HNS-LD <text:s text:c="5"/>0.0010 <text:s text:c="5"/>0.001 <text:s text:c="5"/>0.897 <text:s text:c="5"/>0.370 <text:s text:c="5"/>-0.001 <text:s text:c="6"/>0.003</text:p>
      <text:p text:style-name="Preformatted_20_Text">L2.DPMS <text:s text:c="4"/>3.244e-05 <text:s text:c="5"/>0.003 <text:s text:c="5"/>0.010 <text:s text:c="5"/>0.992 <text:s text:c="5"/>-0.007 <text:s text:c="6"/>0.007</text:p>
      <text:p text:style-name="Preformatted_20_Text">L2.Centar <text:s text:c="4"/>-0.0002 <text:s text:c="5"/>0.002 <text:s text:c="4"/>-0.105 <text:s text:c="5"/>0.917 <text:s text:c="5"/>-0.004 <text:s text:c="6"/>0.004</text:p>
      <text:p text:style-name="Preformatted_20_Text">L2.Fokus <text:s text:c="3"/>2.762e-05 <text:s text:c="5"/>0.002 <text:s text:c="5"/>0.015 <text:s text:c="5"/>0.988 <text:s text:c="5"/>-0.004 <text:s text:c="6"/>0.004</text:p>
      <text:p text:style-name="Preformatted_20_Text">L2.Mozemo! <text:s text:c="4"/>0.0004 <text:s text:c="5"/>0.006 <text:s text:c="5"/>0.063 <text:s text:c="5"/>0.950 <text:s text:c="5"/>-0.011 <text:s text:c="6"/>0.012</text:p>
      <text:p text:style-name="Preformatted_20_Text">L2.RF <text:s text:c="9"/>0.0005 <text:s text:c="5"/>0.002 <text:s text:c="5"/>0.196 <text:s text:c="5"/>0.844 <text:s text:c="5"/>-0.004 <text:s text:c="6"/>0.005</text:p>
      <text:p text:style-name="Preformatted_20_Text">L3.HDZ <text:s text:c="4"/>-5.652e-05 <text:s text:c="5"/>0.010 <text:s text:c="4"/>-0.006 <text:s text:c="5"/>0.996 <text:s text:c="5"/>-0.020 <text:s text:c="6"/>0.020</text:p>
      <text:p text:style-name="Preformatted_20_Text">L3.SDP <text:s text:c="4"/>-9.395e-05 <text:s text:c="5"/>0.006 <text:s text:c="4"/>-0.015 <text:s text:c="5"/>0.988 <text:s text:c="5"/>-0.013 <text:s text:c="6"/>0.013</text:p>
      <text:p text:style-name="Preformatted_20_Text">L3.KH <text:s text:c="6"/>6.845e-05 <text:s text:c="5"/>0.001 <text:s text:c="5"/>0.073 <text:s text:c="5"/>0.942 <text:s text:c="5"/>-0.002 <text:s text:c="6"/>0.002</text:p>
      <text:p text:style-name="Preformatted_20_Text">L3.MOST <text:s text:c="4"/>7.742e-05 <text:s text:c="5"/>0.003 <text:s text:c="5"/>0.023 <text:s text:c="5"/>0.982 <text:s text:c="5"/>-0.007 <text:s text:c="6"/>0.007</text:p>
      <text:p text:style-name="Preformatted_20_Text">L3.HNS-LD <text:s text:c="5"/>0.0009 <text:s text:c="5"/>0.001 <text:s text:c="5"/>1.074 <text:s text:c="5"/>0.283 <text:s text:c="5"/>-0.001 <text:s text:c="6"/>0.003</text:p>
      <text:p text:style-name="Preformatted_20_Text">L3.DPMS <text:s text:c="4"/>5.826e-05 <text:s text:c="5"/>0.004 <text:s text:c="5"/>0.015 <text:s text:c="5"/>0.988 <text:s text:c="5"/>-0.008 <text:s text:c="6"/>0.008</text:p>
      <text:p text:style-name="Preformatted_20_Text">L3.Centar <text:s/>-1.961e-05 <text:s text:c="5"/>0.002 <text:s text:c="4"/>-0.013 <text:s text:c="5"/>0.990 <text:s text:c="5"/>-0.003 <text:s text:c="6"/>0.003</text:p>
      <text:p text:style-name="Preformatted_20_Text"><text:soft-page-break/>L3.Fokus <text:s text:c="2"/>-4.141e-05 <text:s text:c="5"/>0.002 <text:s text:c="4"/>-0.023 <text:s text:c="5"/>0.982 <text:s text:c="5"/>-0.004 <text:s text:c="6"/>0.004</text:p>
      <text:p text:style-name="Preformatted_20_Text">L3.Mozemo! <text:s text:c="4"/>0.0004 <text:s text:c="5"/>0.005 <text:s text:c="5"/>0.077 <text:s text:c="5"/>0.938 <text:s text:c="5"/>-0.010 <text:s text:c="6"/>0.011</text:p>
      <text:p text:style-name="Preformatted_20_Text">L3.RF <text:s text:c="9"/>0.0005 <text:s text:c="5"/>0.001 <text:s text:c="5"/>0.439 <text:s text:c="5"/>0.661 <text:s text:c="5"/>-0.002 <text:s text:c="6"/>0.003</text:p>
      <text:p text:style-name="Preformatted_20_Text">L4.HDZ <text:s text:c="7"/>-0.0001 <text:s text:c="5"/>0.011 <text:s text:c="4"/>-0.013 <text:s text:c="5"/>0.990 <text:s text:c="5"/>-0.021 <text:s text:c="6"/>0.021</text:p>
      <text:p text:style-name="Preformatted_20_Text">L4.SDP <text:s text:c="8"/>0.0001 <text:s text:c="5"/>0.008 <text:s text:c="5"/>0.013 <text:s text:c="5"/>0.989 <text:s text:c="5"/>-0.016 <text:s text:c="6"/>0.017</text:p>
      <text:p text:style-name="Preformatted_20_Text">L4.KH <text:s text:c="9"/>0.0001 <text:s text:c="5"/>0.001 <text:s text:c="5"/>0.078 <text:s text:c="5"/>0.938 <text:s text:c="5"/>-0.003 <text:s text:c="6"/>0.003</text:p>
      <text:p text:style-name="Preformatted_20_Text">L4.MOST <text:s text:c="7"/>0.0002 <text:s text:c="5"/>0.005 <text:s text:c="5"/>0.051 <text:s text:c="5"/>0.960 <text:s text:c="5"/>-0.009 <text:s text:c="6"/>0.009</text:p>
      <text:p text:style-name="Preformatted_20_Text">L4.HNS-LD <text:s text:c="5"/>0.0011 <text:s text:c="5"/>0.001 <text:s text:c="5"/>1.329 <text:s text:c="5"/>0.184 <text:s text:c="5"/>-0.001 <text:s text:c="6"/>0.003</text:p>
      <text:p text:style-name="Preformatted_20_Text">L4.DPMS <text:s text:c="3"/>-5.244e-05 <text:s text:c="5"/>0.004 <text:s text:c="4"/>-0.013 <text:s text:c="5"/>0.989 <text:s text:c="5"/>-0.008 <text:s text:c="6"/>0.008</text:p>
      <text:p text:style-name="Preformatted_20_Text">L4.Centar <text:s text:c="4"/>-0.0001 <text:s text:c="5"/>0.001 <text:s text:c="4"/>-0.094 <text:s text:c="5"/>0.925 <text:s text:c="5"/>-0.003 <text:s text:c="6"/>0.003</text:p>
      <text:p text:style-name="Preformatted_20_Text">L4.Fokus <text:s text:c="2"/>-5.758e-05 <text:s text:c="5"/>0.002 <text:s text:c="4"/>-0.030 <text:s text:c="5"/>0.976 <text:s text:c="5"/>-0.004 <text:s text:c="6"/>0.004</text:p>
      <text:p text:style-name="Preformatted_20_Text">L4.Mozemo! <text:s text:c="4"/>0.0002 <text:s text:c="5"/>0.006 <text:s text:c="5"/>0.038 <text:s text:c="5"/>0.970 <text:s text:c="5"/>-0.012 <text:s text:c="6"/>0.013</text:p>
      <text:p text:style-name="Preformatted_20_Text">L4.RF <text:s text:c="9"/>0.0003 <text:s text:c="5"/>0.001 <text:s text:c="5"/>0.291 <text:s text:c="5"/>0.771 <text:s text:c="5"/>-0.002 <text:s text:c="6"/>0.003</text:p>
      <text:p text:style-name="Preformatted_20_Text">L5.HDZ <text:s text:c="7"/>-0.0003 <text:s text:c="5"/>0.010 <text:s text:c="4"/>-0.031 <text:s text:c="5"/>0.976 <text:s text:c="5"/>-0.020 <text:s text:c="6"/>0.020</text:p>
      <text:p text:style-name="Preformatted_20_Text">L5.SDP <text:s text:c="7"/>-0.0001 <text:s text:c="5"/>0.009 <text:s text:c="4"/>-0.016 <text:s text:c="5"/>0.987 <text:s text:c="5"/>-0.017 <text:s text:c="6"/>0.017</text:p>
      <text:p text:style-name="Preformatted_20_Text">L5.KH <text:s text:c="9"/>0.0001 <text:s text:c="5"/>0.001 <text:s text:c="5"/>0.098 <text:s text:c="5"/>0.922 <text:s text:c="5"/>-0.003 <text:s text:c="6"/>0.003</text:p>
      <text:p text:style-name="Preformatted_20_Text">L5.MOST <text:s text:c="4"/>2.801e-05 <text:s text:c="5"/>0.004 <text:s text:c="5"/>0.008 <text:s text:c="5"/>0.994 <text:s text:c="5"/>-0.007 <text:s text:c="6"/>0.007</text:p>
      <text:p text:style-name="Preformatted_20_Text">L5.HNS-LD <text:s text:c="5"/>0.0012 <text:s text:c="5"/>0.001 <text:s text:c="5"/>0.969 <text:s text:c="5"/>0.332 <text:s text:c="5"/>-0.001 <text:s text:c="6"/>0.003</text:p>
      <text:p text:style-name="Preformatted_20_Text">L5.DPMS <text:s text:c="3"/>-4.331e-05 <text:s text:c="5"/>0.004 <text:s text:c="4"/>-0.010 <text:s text:c="5"/>0.992 <text:s text:c="5"/>-0.008 <text:s text:c="6"/>0.008</text:p>
      <text:p text:style-name="Preformatted_20_Text">L5.Centar <text:s text:c="4"/>-0.0001 <text:s text:c="5"/>0.001 <text:s text:c="4"/>-0.114 <text:s text:c="5"/>0.909 <text:s text:c="5"/>-0.003 <text:s text:c="6"/>0.002</text:p>
      <text:p text:style-name="Preformatted_20_Text">L5.Fokus <text:s text:c="2"/>-1.369e-05 <text:s text:c="5"/>0.002 <text:s text:c="4"/>-0.007 <text:s text:c="5"/>0.995 <text:s text:c="5"/>-0.004 <text:s text:c="6"/>0.004</text:p>
      <text:p text:style-name="Preformatted_20_Text">L5.Mozemo! <text:s text:c="4"/>0.0002 <text:s text:c="5"/>0.005 <text:s text:c="5"/>0.031 <text:s text:c="5"/>0.975 <text:s text:c="5"/>-0.010 <text:s text:c="6"/>0.010</text:p>
      <text:p text:style-name="Preformatted_20_Text">L5.RF <text:s text:c="9"/>0.0003 <text:s text:c="5"/>0.001 <text:s text:c="5"/>0.235 <text:s text:c="5"/>0.814 <text:s text:c="5"/>-0.002 <text:s text:c="6"/>0.003</text:p>
      <text:p text:style-name="Preformatted_20_Text">L6.HDZ <text:s text:c="5"/>2.985e-05 <text:s text:c="5"/>0.011 <text:s text:c="5"/>0.003 <text:s text:c="5"/>0.998 <text:s text:c="5"/>-0.021 <text:s text:c="6"/>0.021</text:p>
      <text:p text:style-name="Preformatted_20_Text">L6.SDP <text:s text:c="4"/>-4.106e-05 <text:s text:c="5"/>0.009 <text:s text:c="4"/>-0.005 <text:s text:c="5"/>0.996 <text:s text:c="5"/>-0.017 <text:s text:c="6"/>0.017</text:p>
      <text:p text:style-name="Preformatted_20_Text">L6.KH <text:s text:c="6"/>9.381e-05 <text:s text:c="5"/>0.001 <text:s text:c="5"/>0.094 <text:s text:c="5"/>0.925 <text:s text:c="5"/>-0.002 <text:s text:c="6"/>0.002</text:p>
      <text:p text:style-name="Preformatted_20_Text">L6.MOST <text:s text:c="6"/>-0.0004 <text:s text:c="5"/>0.004 <text:s text:c="4"/>-0.107 <text:s text:c="5"/>0.915 <text:s text:c="5"/>-0.007 <text:s text:c="6"/>0.007</text:p>
      <text:p text:style-name="Preformatted_20_Text">L6.HNS-LD <text:s text:c="5"/>0.0005 <text:s text:c="5"/>0.001 <text:s text:c="5"/>0.532 <text:s text:c="5"/>0.595 <text:s text:c="5"/>-0.001 <text:s text:c="6"/>0.003</text:p>
      <text:p text:style-name="Preformatted_20_Text">L6.DPMS <text:s text:c="7"/>0.0001 <text:s text:c="5"/>0.004 <text:s text:c="5"/>0.030 <text:s text:c="5"/>0.976 <text:s text:c="5"/>-0.007 <text:s text:c="6"/>0.007</text:p>
      <text:p text:style-name="Preformatted_20_Text">L6.Centar <text:s/>-2.147e-05 <text:s text:c="5"/>0.001 <text:s text:c="4"/>-0.016 <text:s text:c="5"/>0.987 <text:s text:c="5"/>-0.003 <text:s text:c="6"/>0.003</text:p>
      <text:p text:style-name="Preformatted_20_Text">L6.Fokus <text:s text:c="3"/>2.173e-05 <text:s text:c="5"/>0.003 <text:s text:c="5"/>0.007 <text:s text:c="5"/>0.994 <text:s text:c="5"/>-0.006 <text:s text:c="6"/>0.006</text:p>
      <text:p text:style-name="Preformatted_20_Text">L6.Mozemo! <text:s text:c="4"/>0.0004 <text:s text:c="5"/>0.005 <text:s text:c="5"/>0.079 <text:s text:c="5"/>0.937 <text:s text:c="5"/>-0.009 <text:s text:c="6"/>0.010</text:p>
      <text:p text:style-name="Preformatted_20_Text">L6.RF <text:s text:c="9"/>0.0002 <text:s text:c="5"/>0.001 <text:s text:c="5"/>0.212 <text:s text:c="5"/>0.832 <text:s text:c="5"/>-0.002 <text:s text:c="6"/>0.002</text:p>
      <text:p text:style-name="Preformatted_20_Text">L7.HDZ <text:s text:c="7"/>-0.0003 <text:s text:c="5"/>0.011 <text:s text:c="4"/>-0.026 <text:s text:c="5"/>0.979 <text:s text:c="5"/>-0.021 <text:s text:c="6"/>0.021</text:p>
      <text:p text:style-name="Preformatted_20_Text">L7.SDP <text:s text:c="4"/>-9.422e-05 <text:s text:c="5"/>0.007 <text:s text:c="4"/>-0.013 <text:s text:c="5"/>0.990 <text:s text:c="5"/>-0.015 <text:s text:c="6"/>0.014</text:p>
      <text:p text:style-name="Preformatted_20_Text">L7.KH <text:s text:c="6"/>5.611e-05 <text:s text:c="5"/>0.001 <text:s text:c="5"/>0.038 <text:s text:c="5"/>0.970 <text:s text:c="5"/>-0.003 <text:s text:c="6"/>0.003</text:p>
      <text:p text:style-name="Preformatted_20_Text">L7.MOST <text:s text:c="6"/>-0.0004 <text:s text:c="5"/>0.003 <text:s text:c="4"/>-0.119 <text:s text:c="5"/>0.905 <text:s text:c="5"/>-0.007 <text:s text:c="6"/>0.006</text:p>
      <text:p text:style-name="Preformatted_20_Text">L7.HNS-LD <text:s text:c="5"/>0.0004 <text:s text:c="5"/>0.001 <text:s text:c="5"/>0.349 <text:s text:c="5"/>0.727 <text:s text:c="5"/>-0.002 <text:s text:c="6"/>0.002</text:p>
      <text:p text:style-name="Preformatted_20_Text">L7.DPMS <text:s text:c="7"/>0.0002 <text:s text:c="5"/>0.005 <text:s text:c="5"/>0.036 <text:s text:c="5"/>0.971 <text:s text:c="5"/>-0.009 <text:s text:c="6"/>0.009</text:p>
      <text:p text:style-name="Preformatted_20_Text">L7.Centar <text:s/>-3.812e-05 <text:s text:c="5"/>0.002 <text:s text:c="4"/>-0.023 <text:s text:c="5"/>0.981 <text:s text:c="5"/>-0.003 <text:s text:c="6"/>0.003</text:p>
      <text:p text:style-name="Preformatted_20_Text">L7.Fokus <text:s text:c="3"/>7.882e-06 <text:s text:c="5"/>0.002 <text:s text:c="5"/>0.004 <text:s text:c="5"/>0.997 <text:s text:c="5"/>-0.004 <text:s text:c="6"/>0.004</text:p>
      <text:p text:style-name="Preformatted_20_Text">L7.Mozemo! <text:s text:c="4"/>0.0004 <text:s text:c="5"/>0.005 <text:s text:c="5"/>0.078 <text:s text:c="5"/>0.938 <text:s text:c="5"/>-0.010 <text:s text:c="6"/>0.011</text:p>
      <text:p text:style-name="Preformatted_20_Text">L7.RF <text:s text:c="9"/>0.0002 <text:s text:c="5"/>0.003 <text:s text:c="5"/>0.069 <text:s text:c="5"/>0.945 <text:s text:c="5"/>-0.005 <text:s text:c="6"/>0.005</text:p>
      <text:p text:style-name="Preformatted_20_Text">L8.HDZ <text:s text:c="4"/>-7.545e-05 <text:s text:c="5"/>0.009 <text:s text:c="4"/>-0.008 <text:s text:c="5"/>0.993 <text:s text:c="5"/>-0.018 <text:s text:c="6"/>0.018</text:p>
      <text:p text:style-name="Preformatted_20_Text">L8.SDP <text:s text:c="5"/>1.924e-05 <text:s text:c="5"/>0.007 <text:s text:c="5"/>0.003 <text:s text:c="5"/>0.998 <text:s text:c="5"/>-0.015 <text:s text:c="6"/>0.015</text:p>
      <text:p text:style-name="Preformatted_20_Text">L8.KH <text:s text:c="6"/>8.982e-05 <text:s text:c="5"/>0.001 <text:s text:c="5"/>0.068 <text:s text:c="5"/>0.946 <text:s text:c="5"/>-0.003 <text:s text:c="6"/>0.003</text:p>
      <text:p text:style-name="Preformatted_20_Text">L8.MOST <text:s text:c="6"/>-0.0008 <text:s text:c="5"/>0.003 <text:s text:c="4"/>-0.223 <text:s text:c="5"/>0.823 <text:s text:c="5"/>-0.008 <text:s text:c="6"/>0.006</text:p>
      <text:p text:style-name="Preformatted_20_Text">L8.HNS-LD <text:s text:c="5"/>0.0004 <text:s text:c="5"/>0.001 <text:s text:c="5"/>0.497 <text:s text:c="5"/>0.619 <text:s text:c="5"/>-0.001 <text:s text:c="6"/>0.002</text:p>
      <text:p text:style-name="Preformatted_20_Text">L8.DPMS <text:s text:c="7"/>0.0001 <text:s text:c="5"/>0.003 <text:s text:c="5"/>0.053 <text:s text:c="5"/>0.957 <text:s text:c="5"/>-0.005 <text:s text:c="6"/>0.005</text:p>
      <text:p text:style-name="Preformatted_20_Text">L8.Centar <text:s text:c="5"/>0.0001 <text:s text:c="5"/>0.002 <text:s text:c="5"/>0.063 <text:s text:c="5"/>0.950 <text:s text:c="5"/>-0.004 <text:s text:c="6"/>0.004</text:p>
      <text:p text:style-name="Preformatted_20_Text">L8.Fokus <text:s text:c="2"/>-2.435e-05 <text:s text:c="5"/>0.002 <text:s text:c="4"/>-0.010 <text:s text:c="5"/>0.992 <text:s text:c="5"/>-0.005 <text:s text:c="6"/>0.005</text:p>
      <text:p text:style-name="Preformatted_20_Text">L8.Mozemo! <text:s text:c="4"/>0.0002 <text:s text:c="5"/>0.007 <text:s text:c="5"/>0.033 <text:s text:c="5"/>0.974 <text:s text:c="5"/>-0.013 <text:s text:c="6"/>0.013</text:p>
      <text:p text:style-name="Preformatted_20_Text">L8.RF <text:s text:c="9"/>0.0002 <text:s text:c="5"/>0.002 <text:s text:c="5"/>0.129 <text:s text:c="5"/>0.897 <text:s text:c="5"/>-0.003 <text:s text:c="6"/>0.004</text:p>
      <text:p text:style-name="Preformatted_20_Text"><text:s text:c="34"/>Error covariance matrix <text:s text:c="33"/></text:p>
      <text:p text:style-name="Preformatted_20_Text">===========================================================================================</text:p>
      <text:p text:style-name="Preformatted_20_Text"><text:s text:c="30"/>coef <text:s text:c="3"/>std err <text:s text:c="9"/>z <text:s text:c="5"/>P&gt;|z| <text:s text:c="5"/>[0.025 <text:s text:c="5"/>0.975]</text:p>
      <text:p text:style-name="Preformatted_20_Text">-------------------------------------------------------------------------------------------</text:p>
      <text:p text:style-name="Preformatted_20_Text">sqrt.var.HDZ <text:s text:c="15"/>0.0322 <text:s text:c="5"/>0.011 <text:s text:c="5"/>2.954 <text:s text:c="5"/>0.003 <text:s text:c="6"/>0.011 <text:s text:c="6"/>0.054</text:p>
      <text:p text:style-name="Preformatted_20_Text">sqrt.cov.HDZ.SDP <text:s text:c="10"/>-0.0107 <text:s text:c="5"/>0.013 <text:s text:c="4"/>-0.807 <text:s text:c="5"/>0.419 <text:s text:c="5"/>-0.037 <text:s text:c="6"/>0.015</text:p>
      <text:p text:style-name="Preformatted_20_Text"><text:soft-page-break/>sqrt.var.SDP <text:s text:c="15"/>0.0291 <text:s text:c="5"/>0.006 <text:s text:c="5"/>4.502 <text:s text:c="5"/>0.000 <text:s text:c="6"/>0.016 <text:s text:c="6"/>0.042</text:p>
      <text:p text:style-name="Preformatted_20_Text">sqrt.cov.HDZ.KH <text:s text:c="11"/>-0.0656 <text:s text:c="5"/>0.021 <text:s text:c="4"/>-3.153 <text:s text:c="5"/>0.002 <text:s text:c="5"/>-0.106 <text:s text:c="5"/>-0.025</text:p>
      <text:p text:style-name="Preformatted_20_Text">sqrt.cov.SDP.KH <text:s text:c="11"/>-0.0211 <text:s text:c="5"/>0.012 <text:s text:c="4"/>-1.739 <text:s text:c="5"/>0.082 <text:s text:c="5"/>-0.045 <text:s text:c="6"/>0.003</text:p>
      <text:p text:style-name="Preformatted_20_Text">sqrt.var.KH <text:s text:c="16"/>0.1850 <text:s text:c="5"/>0.017 <text:s text:c="4"/>10.777 <text:s text:c="5"/>0.000 <text:s text:c="6"/>0.151 <text:s text:c="6"/>0.219</text:p>
      <text:p text:style-name="Preformatted_20_Text">sqrt.cov.HDZ.MOST <text:s text:c="9"/>-0.0098 <text:s text:c="5"/>0.016 <text:s text:c="4"/>-0.626 <text:s text:c="5"/>0.532 <text:s text:c="5"/>-0.041 <text:s text:c="6"/>0.021</text:p>
      <text:p text:style-name="Preformatted_20_Text">sqrt.cov.SDP.MOST <text:s text:c="9"/>-0.0045 <text:s text:c="5"/>0.006 <text:s text:c="4"/>-0.716 <text:s text:c="5"/>0.474 <text:s text:c="5"/>-0.017 <text:s text:c="6"/>0.008</text:p>
      <text:p text:style-name="Preformatted_20_Text">sqrt.cov.KH.MOST <text:s text:c="11"/>0.0084 <text:s text:c="5"/>0.041 <text:s text:c="5"/>0.207 <text:s text:c="5"/>0.836 <text:s text:c="5"/>-0.071 <text:s text:c="6"/>0.088</text:p>
      <text:p text:style-name="Preformatted_20_Text">sqrt.var.MOST <text:s text:c="14"/>0.0131 <text:s text:c="5"/>0.003 <text:s text:c="5"/>3.824 <text:s text:c="5"/>0.000 <text:s text:c="6"/>0.006 <text:s text:c="6"/>0.020</text:p>
      <text:p text:style-name="Preformatted_20_Text">sqrt.cov.HDZ.HNS-LD <text:s text:c="8"/>0.0090 <text:s text:c="5"/>0.015 <text:s text:c="5"/>0.613 <text:s text:c="5"/>0.540 <text:s text:c="5"/>-0.020 <text:s text:c="6"/>0.038</text:p>
      <text:p text:style-name="Preformatted_20_Text">sqrt.cov.SDP.HNS-LD <text:s text:c="4"/>-1.697e-05 <text:s text:c="5"/>0.006 <text:s text:c="4"/>-0.003 <text:s text:c="5"/>0.998 <text:s text:c="5"/>-0.011 <text:s text:c="6"/>0.011</text:p>
      <text:p text:style-name="Preformatted_20_Text">sqrt.cov.KH.HNS-LD <text:s text:c="8"/>-0.0118 <text:s text:c="5"/>0.042 <text:s text:c="4"/>-0.284 <text:s text:c="5"/>0.777 <text:s text:c="5"/>-0.093 <text:s text:c="6"/>0.070</text:p>
      <text:p text:style-name="Preformatted_20_Text">sqrt.cov.MOST.HNS-LD <text:s text:c="6"/>-0.0046 <text:s text:c="5"/>0.004 <text:s text:c="4"/>-1.251 <text:s text:c="5"/>0.211 <text:s text:c="5"/>-0.012 <text:s text:c="6"/>0.003</text:p>
      <text:p text:style-name="Preformatted_20_Text">sqrt.var.HNS-LD <text:s text:c="12"/>0.0076 <text:s text:c="5"/>0.002 <text:s text:c="5"/>3.539 <text:s text:c="5"/>0.000 <text:s text:c="6"/>0.003 <text:s text:c="6"/>0.012</text:p>
      <text:p text:style-name="Preformatted_20_Text">sqrt.cov.HDZ.DPMS <text:s text:c="9"/>-0.0022 <text:s text:c="5"/>0.054 <text:s text:c="4"/>-0.041 <text:s text:c="5"/>0.968 <text:s text:c="5"/>-0.108 <text:s text:c="6"/>0.104</text:p>
      <text:p text:style-name="Preformatted_20_Text">sqrt.cov.SDP.DPMS <text:s text:c="9"/>-0.0020 <text:s text:c="5"/>0.055 <text:s text:c="4"/>-0.038 <text:s text:c="5"/>0.970 <text:s text:c="5"/>-0.109 <text:s text:c="6"/>0.105</text:p>
      <text:p text:style-name="Preformatted_20_Text">sqrt.cov.KH.DPMS <text:s text:c="10"/>-0.0214 <text:s text:c="5"/>0.022 <text:s text:c="4"/>-0.964 <text:s text:c="5"/>0.335 <text:s text:c="5"/>-0.065 <text:s text:c="6"/>0.022</text:p>
      <text:p text:style-name="Preformatted_20_Text">sqrt.cov.MOST.DPMS <text:s text:c="8"/>-0.0035 <text:s text:c="5"/>0.059 <text:s text:c="4"/>-0.059 <text:s text:c="5"/>0.953 <text:s text:c="5"/>-0.119 <text:s text:c="6"/>0.112</text:p>
      <text:p text:style-name="Preformatted_20_Text">sqrt.cov.HNS-LD.DPMS <text:s text:c="6"/>-0.0100 <text:s text:c="5"/>0.047 <text:s text:c="4"/>-0.211 <text:s text:c="5"/>0.833 <text:s text:c="5"/>-0.103 <text:s text:c="6"/>0.083</text:p>
      <text:p text:style-name="Preformatted_20_Text">sqrt.var.DPMS <text:s text:c="14"/>0.0747 <text:s text:c="5"/>0.032 <text:s text:c="5"/>2.337 <text:s text:c="5"/>0.019 <text:s text:c="6"/>0.012 <text:s text:c="6"/>0.137</text:p>
      <text:p text:style-name="Preformatted_20_Text">sqrt.cov.HDZ.Centar <text:s text:c="7"/>-0.0136 <text:s text:c="5"/>0.044 <text:s text:c="4"/>-0.310 <text:s text:c="5"/>0.756 <text:s text:c="5"/>-0.099 <text:s text:c="6"/>0.072</text:p>
      <text:p text:style-name="Preformatted_20_Text">sqrt.cov.SDP.Centar <text:s text:c="7"/>-0.0081 <text:s text:c="5"/>0.041 <text:s text:c="4"/>-0.196 <text:s text:c="5"/>0.845 <text:s text:c="5"/>-0.089 <text:s text:c="6"/>0.073</text:p>
      <text:p text:style-name="Preformatted_20_Text">sqrt.cov.KH.Centar <text:s text:c="9"/>0.0131 <text:s text:c="5"/>0.017 <text:s text:c="5"/>0.752 <text:s text:c="5"/>0.452 <text:s text:c="5"/>-0.021 <text:s text:c="6"/>0.047</text:p>
      <text:p text:style-name="Preformatted_20_Text">sqrt.cov.MOST.Centar <text:s text:c="7"/>0.0157 <text:s text:c="5"/>0.040 <text:s text:c="5"/>0.390 <text:s text:c="5"/>0.696 <text:s text:c="5"/>-0.063 <text:s text:c="6"/>0.094</text:p>
      <text:p text:style-name="Preformatted_20_Text">sqrt.cov.HNS-LD.Centar <text:s text:c="5"/>0.0001 <text:s text:c="5"/>0.048 <text:s text:c="5"/>0.003 <text:s text:c="5"/>0.998 <text:s text:c="5"/>-0.094 <text:s text:c="6"/>0.094</text:p>
      <text:p text:style-name="Preformatted_20_Text">sqrt.cov.DPMS.Centar <text:s text:c="7"/>0.0218 <text:s text:c="5"/>0.046 <text:s text:c="5"/>0.472 <text:s text:c="5"/>0.637 <text:s text:c="5"/>-0.069 <text:s text:c="6"/>0.112</text:p>
      <text:p text:style-name="Preformatted_20_Text">sqrt.var.Centar <text:s text:c="12"/>0.0544 <text:s text:c="5"/>0.030 <text:s text:c="5"/>1.789 <text:s text:c="5"/>0.074 <text:s text:c="5"/>-0.005 <text:s text:c="6"/>0.114</text:p>
      <text:p text:style-name="Preformatted_20_Text">sqrt.cov.HDZ.Fokus <text:s text:c="8"/>-0.0374 <text:s text:c="5"/>0.020 <text:s text:c="4"/>-1.874 <text:s text:c="5"/>0.061 <text:s text:c="5"/>-0.077 <text:s text:c="6"/>0.002</text:p>
      <text:p text:style-name="Preformatted_20_Text">sqrt.cov.SDP.Fokus <text:s text:c="8"/>-0.0164 <text:s text:c="5"/>0.017 <text:s text:c="4"/>-0.988 <text:s text:c="5"/>0.323 <text:s text:c="5"/>-0.049 <text:s text:c="6"/>0.016</text:p>
      <text:p text:style-name="Preformatted_20_Text">sqrt.cov.KH.Fokus <text:s text:c="10"/>0.0578 <text:s text:c="5"/>0.007 <text:s text:c="5"/>8.148 <text:s text:c="5"/>0.000 <text:s text:c="6"/>0.044 <text:s text:c="6"/>0.072</text:p>
      <text:p text:style-name="Preformatted_20_Text">sqrt.cov.MOST.Fokus <text:s text:c="8"/>0.0425 <text:s text:c="5"/>0.017 <text:s text:c="5"/>2.469 <text:s text:c="5"/>0.014 <text:s text:c="6"/>0.009 <text:s text:c="6"/>0.076</text:p>
      <text:p text:style-name="Preformatted_20_Text">sqrt.cov.HNS-LD.Fokus <text:s text:c="5"/>-0.0084 <text:s text:c="5"/>0.019 <text:s text:c="4"/>-0.448 <text:s text:c="5"/>0.654 <text:s text:c="5"/>-0.045 <text:s text:c="6"/>0.028</text:p>
      <text:p text:style-name="Preformatted_20_Text">sqrt.cov.DPMS.Fokus <text:s text:c="7"/>-0.0135 <text:s text:c="5"/>0.013 <text:s text:c="4"/>-1.019 <text:s text:c="5"/>0.308 <text:s text:c="5"/>-0.039 <text:s text:c="6"/>0.012</text:p>
      <text:p text:style-name="Preformatted_20_Text"><text:soft-page-break/>sqrt.cov.Centar.Fokus <text:s text:c="6"/>0.0554 <text:s text:c="5"/>0.014 <text:s text:c="5"/>3.942 <text:s text:c="5"/>0.000 <text:s text:c="6"/>0.028 <text:s text:c="6"/>0.083</text:p>
      <text:p text:style-name="Preformatted_20_Text">sqrt.var.Fokus <text:s text:c="13"/>0.1727 <text:s text:c="5"/>0.017 <text:s text:c="4"/>10.340 <text:s text:c="5"/>0.000 <text:s text:c="6"/>0.140 <text:s text:c="6"/>0.205</text:p>
      <text:p text:style-name="Preformatted_20_Text">sqrt.cov.HDZ.Mozemo! <text:s text:c="7"/>0.0011 <text:s text:c="5"/>0.023 <text:s text:c="5"/>0.050 <text:s text:c="5"/>0.960 <text:s text:c="5"/>-0.044 <text:s text:c="6"/>0.047</text:p>
      <text:p text:style-name="Preformatted_20_Text">sqrt.cov.SDP.Mozemo! <text:s text:c="7"/>0.0090 <text:s text:c="5"/>0.019 <text:s text:c="5"/>0.467 <text:s text:c="5"/>0.640 <text:s text:c="5"/>-0.029 <text:s text:c="6"/>0.047</text:p>
      <text:p text:style-name="Preformatted_20_Text">sqrt.cov.KH.Mozemo! <text:s text:c="7"/>-0.0126 <text:s text:c="5"/>0.023 <text:s text:c="4"/>-0.556 <text:s text:c="5"/>0.578 <text:s text:c="5"/>-0.057 <text:s text:c="6"/>0.032</text:p>
      <text:p text:style-name="Preformatted_20_Text">sqrt.cov.MOST.Mozemo! <text:s text:c="5"/>-0.0089 <text:s text:c="5"/>0.025 <text:s text:c="4"/>-0.353 <text:s text:c="5"/>0.724 <text:s text:c="5"/>-0.058 <text:s text:c="6"/>0.040</text:p>
      <text:p text:style-name="Preformatted_20_Text">sqrt.cov.HNS-LD.Mozemo! <text:s text:c="4"/>0.0013 <text:s text:c="5"/>0.026 <text:s text:c="5"/>0.048 <text:s text:c="5"/>0.961 <text:s text:c="5"/>-0.050 <text:s text:c="6"/>0.052</text:p>
      <text:p text:style-name="Preformatted_20_Text">sqrt.cov.DPMS.Mozemo! <text:s text:c="5"/>-0.0048 <text:s text:c="5"/>0.047 <text:s text:c="4"/>-0.102 <text:s text:c="5"/>0.918 <text:s text:c="5"/>-0.098 <text:s text:c="6"/>0.088</text:p>
      <text:p text:style-name="Preformatted_20_Text">sqrt.cov.Centar.Mozemo! <text:s text:c="3"/>-0.0147 <text:s text:c="5"/>0.045 <text:s text:c="4"/>-0.324 <text:s text:c="5"/>0.746 <text:s text:c="5"/>-0.103 <text:s text:c="6"/>0.074</text:p>
      <text:p text:style-name="Preformatted_20_Text">sqrt.cov.Fokus.Mozemo! <text:s text:c="4"/>-0.0396 <text:s text:c="5"/>0.045 <text:s text:c="4"/>-0.888 <text:s text:c="5"/>0.375 <text:s text:c="5"/>-0.127 <text:s text:c="6"/>0.048</text:p>
      <text:p text:style-name="Preformatted_20_Text">sqrt.var.Mozemo! <text:s text:c="11"/>0.0551 <text:s text:c="5"/>0.016 <text:s text:c="5"/>3.493 <text:s text:c="5"/>0.000 <text:s text:c="6"/>0.024 <text:s text:c="6"/>0.086</text:p>
      <text:p text:style-name="Preformatted_20_Text">sqrt.cov.HDZ.RF <text:s text:c="12"/>0.0078 <text:s text:c="5"/>0.037 <text:s text:c="5"/>0.212 <text:s text:c="5"/>0.832 <text:s text:c="5"/>-0.064 <text:s text:c="6"/>0.080</text:p>
      <text:p text:style-name="Preformatted_20_Text">sqrt.cov.SDP.RF <text:s text:c="12"/>0.0033 <text:s text:c="5"/>0.043 <text:s text:c="5"/>0.076 <text:s text:c="5"/>0.939 <text:s text:c="5"/>-0.081 <text:s text:c="6"/>0.088</text:p>
      <text:p text:style-name="Preformatted_20_Text">sqrt.cov.KH.RF <text:s text:c="12"/>-0.0140 <text:s text:c="5"/>0.014 <text:s text:c="4"/>-1.001 <text:s text:c="5"/>0.317 <text:s text:c="5"/>-0.041 <text:s text:c="6"/>0.013</text:p>
      <text:p text:style-name="Preformatted_20_Text">sqrt.cov.MOST.RF <text:s text:c="10"/>-0.0129 <text:s text:c="5"/>0.031 <text:s text:c="4"/>-0.414 <text:s text:c="5"/>0.679 <text:s text:c="5"/>-0.074 <text:s text:c="6"/>0.048</text:p>
      <text:p text:style-name="Preformatted_20_Text">sqrt.cov.HNS-LD.RF <text:s text:c="9"/>0.0025 <text:s text:c="5"/>0.035 <text:s text:c="5"/>0.073 <text:s text:c="5"/>0.942 <text:s text:c="5"/>-0.065 <text:s text:c="6"/>0.070</text:p>
      <text:p text:style-name="Preformatted_20_Text">sqrt.cov.DPMS.RF <text:s text:c="10"/>-0.0030 <text:s text:c="5"/>0.016 <text:s text:c="4"/>-0.188 <text:s text:c="5"/>0.851 <text:s text:c="5"/>-0.034 <text:s text:c="6"/>0.028</text:p>
      <text:p text:style-name="Preformatted_20_Text">sqrt.cov.Centar.RF <text:s text:c="8"/>-0.0204 <text:s text:c="5"/>0.016 <text:s text:c="4"/>-1.273 <text:s text:c="5"/>0.203 <text:s text:c="5"/>-0.052 <text:s text:c="6"/>0.011</text:p>
      <text:p text:style-name="Preformatted_20_Text">sqrt.cov.Fokus.RF <text:s text:c="9"/>-0.0389 <text:s text:c="5"/>0.014 <text:s text:c="4"/>-2.794 <text:s text:c="5"/>0.005 <text:s text:c="5"/>-0.066 <text:s text:c="5"/>-0.012</text:p>
      <text:p text:style-name="Preformatted_20_Text">sqrt.cov.Mozemo!.RF <text:s text:c="8"/>0.0396 <text:s text:c="5"/>0.035 <text:s text:c="5"/>1.115 <text:s text:c="5"/>0.265 <text:s text:c="5"/>-0.030 <text:s text:c="6"/>0.109</text:p>
      <text:p text:style-name="Preformatted_20_Text">sqrt.var.RF <text:s text:c="16"/>0.0945 <text:s text:c="5"/>0.031 <text:s text:c="5"/>3.034 <text:s text:c="5"/>0.002 <text:s text:c="6"/>0.033 <text:s text:c="6"/>0.156</text:p>
      <text:p text:style-name="Preformatted_20_Text">===========================================================================================</text:p>
      <text:p text:style-name="Preformatted_20_Text"/>
      <text:p text:style-name="Preformatted_20_Text">Warnings:</text:p>
      <text:p text:style-name="Preformatted_20_Text">[1] Covariance matrix calculated using the outer product of gradients (complex-step).</text:p>
      <text:p text:style-name="P1">[2] Covariance matrix is singular or near-singular, with condition number 9.13e+22. Standard errors may be unstable.</text:p>
      <text:p text:style-name="P2">n_forecast = 12</text:p>
      <text:p text:style-name="P2">predict = fitted_model.get_prediction(start=len(train_df),end=len(train_df) + n_forecast-1)#start="1989-07-01",end='1999-01-01')</text:p>
      <text:p text:style-name="P2"/>
      <text:p text:style-name="P2">predictions=predict.predicted_mea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5:05:34.919265081</meta:creation-date>
    <dc:date>2024-04-03T15:05:54.506359204</dc:date>
    <meta:editing-duration>PT20S</meta:editing-duration>
    <meta:editing-cycles>1</meta:editing-cycles>
    <meta:document-statistic meta:table-count="0" meta:image-count="0" meta:object-count="0" meta:page-count="16" meta:paragraph-count="931" meta:word-count="6375" meta:character-count="74432" meta:non-whitespace-character-count="40688"/>
    <meta:generator>LibreOffice/7.3.7.2$Linux_X86_64 LibreOffice_project/30$Build-2</meta:generator>
  </office:meta>
</office:document-meta>
</file>